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1.24cm" fo:min-width="6.908cm" fo:padding-top="0.139cm" fo:padding-bottom="0.139cm" fo:padding-left="0.264cm" fo:padding-right="0.26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961cm" fo:min-width="6.059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631cm" fo:min-width="5.284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0.749cm" fo:min-width="0.499cm" fo:padding-top="0.165cm" fo:padding-bottom="0.165cm" fo:padding-left="0.29cm" fo:padding-right="0.29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18.576cm" svg:y1="2.032cm" svg:x2="18.542cm" svg:y2="20.828cm">
          <text:p/>
        </draw:line>
        <draw:line draw:style-name="gr1" draw:layer="layout" svg:x1="25.222cm" svg:y1="2.032cm" svg:x2="25.222cm" svg:y2="20.828cm">
          <text:p/>
        </draw:line>
        <draw:line draw:style-name="gr2" draw:layer="layout" svg:x1="18.576cm" svg:y1="10.338cm" svg:x2="11.909cm" svg:y2="10.338cm">
          <text:p/>
        </draw:line>
        <draw:line draw:style-name="gr2" draw:layer="layout" svg:x1="11.909cm" svg:y1="15.78cm" svg:x2="18.542cm" svg:y2="15.78cm">
          <text:p/>
        </draw:line>
        <draw:line draw:style-name="gr2" draw:layer="layout" svg:x1="18.576cm" svg:y1="5.346cm" svg:x2="25.184cm" svg:y2="5.346cm">
          <text:p/>
        </draw:line>
        <draw:line draw:style-name="gr2" draw:layer="layout" svg:x1="25.222cm" svg:y1="7.93cm" svg:x2="18.656cm" svg:y2="7.916cm">
          <text:p/>
        </draw:line>
        <draw:g>
          <svg:title>TexMaths</svg:title>
          <svg:desc>12§latex§$snid$§svg§600§TRUE§</svg:desc>
          <draw:polygon draw:style-name="gr3" draw:layer="layout" svg:width="0.816cm" svg:height="0.293cm" svg:x="21.622cm" svg:y="4.839cm" svg:viewBox="0 0 817 294" draw:points="408,294 0,294 0,0 817,0 817,294">
            <text:p/>
          </draw:polygon>
          <draw:path draw:style-name="gr4" draw:layer="layout" svg:width="0.155cm" svg:height="0.191cm" svg:x="21.644cm" svg:y="4.946cm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
            <text:p/>
          </draw:path>
          <draw:path draw:style-name="gr4" draw:layer="layout" svg:width="0.228cm" svg:height="0.191cm" svg:x="21.832cm" svg:y="4.946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4" draw:layer="layout" svg:width="0.112cm" svg:height="0.284cm" svg:x="22.085cm" svg:y="4.853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4" draw:layer="layout" svg:width="0.201cm" svg:height="0.298cm" svg:x="22.235cm" svg:y="4.839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g>
          <svg:title>TexMaths</svg:title>
          <svg:desc>12§latex§$e_{hnid},d_{snid},expirytime$§svg§600§TRUE§</svg:desc>
          <draw:polygon draw:style-name="gr3" draw:layer="layout" svg:width="4.279cm" svg:height="0.374cm" svg:x="19.936cm" svg:y="7.456cm" svg:viewBox="0 0 4280 375" draw:points="2141,375 0,375 0,0 4280,0 4280,375">
            <text:p/>
          </draw:polygon>
          <draw:path draw:style-name="gr4" draw:layer="layout" svg:width="0.162cm" svg:height="0.191cm" svg:x="19.955cm" svg:y="7.563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161cm" svg:height="0.208cm" svg:x="20.154cm" svg:y="7.607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3z">
            <text:p/>
          </draw:path>
          <draw:path draw:style-name="gr4" draw:layer="layout" svg:width="0.18cm" svg:height="0.133cm" svg:x="20.344cm" svg:y="7.681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0.552cm" svg:y="7.617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4" draw:layer="layout" svg:width="0.151cm" svg:height="0.208cm" svg:x="20.675cm" svg:y="7.60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4" draw:layer="layout" svg:width="0.049cm" svg:height="0.126cm" svg:x="20.89cm" svg:y="7.704cm" svg:viewBox="0 0 50 127" svg:d="M50 44c0-27-10-44-27-44-15 0-23 11-23 23 0 11 8 23 23 23 5 0 11-3 15-6 2-2 2-2 3-2v6c0 33-15 58-29 72-5 4-5 5-5 6 0 4 3 5 4 5 5 0 39-32 39-83z">
            <text:p/>
          </draw:path>
          <draw:path draw:style-name="gr4" draw:layer="layout" svg:width="0.201cm" svg:height="0.297cm" svg:x="21.059cm" svg:y="7.456cm" svg:viewBox="0 0 202 298" svg:d="M202 5c0 0 0-5-5-5-7 0-47 4-54 5-4 0-6 2-6 8 0 5 3 5 9 5 21 0 22 2 22 7l-1 9-25 100c-9-17-21-27-40-27-49 0-102 62-102 123 0 40 23 68 56 68 9 0 30-2 56-32 3 18 18 32 38 32 16 0 25-9 31-23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4" draw:layer="layout" svg:width="0.118cm" svg:height="0.133cm" svg:x="21.282cm" svg:y="7.681cm" svg:viewBox="0 0 119 134" svg:d="M107 19c-7 3-12 9-12 15 0 7 6 9 9 9 4 0 15-2 15-17 0-20-22-26-40-26-47 0-55 35-55 43 0 11 7 18 11 22 8 6 13 7 33 11 6 1 26 4 26 20 0 5-3 15-16 24-12 6-26 6-30 6-12 0-29-3-36-12 11-1 17-10 17-18 0-7-5-11-12-11-9 0-17 7-17 20 0 18 19 29 48 29 55 0 65-37 65-49 0-27-30-32-41-35-2-1-11-2-12-2-11-2-17-8-17-14 0-8 6-16 12-20 9-6 19-6 24-6 6 0 22 2 28 11z">
            <text:p/>
          </draw:path>
          <draw:path draw:style-name="gr4" draw:layer="layout" svg:width="0.18cm" svg:height="0.133cm" svg:x="21.435cm" svg:y="7.681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1.642cm" svg:y="7.617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4" draw:layer="layout" svg:width="0.151cm" svg:height="0.208cm" svg:x="21.766cm" svg:y="7.60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4" draw:layer="layout" svg:width="0.049cm" svg:height="0.126cm" svg:x="21.981cm" svg:y="7.704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62cm" svg:height="0.191cm" svg:x="22.151cm" svg:y="7.563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21cm" svg:height="0.191cm" svg:x="22.341cm" svg:y="7.563cm" svg:viewBox="0 0 211 192" svg:d="M130 60c2-12 12-50 42-50 2 0 12 0 20 4-11 3-19 14-19 23 0 7 3 16 15 16 10 0 23-9 23-25 0-22-25-28-39-28-24 0-40 23-45 32-11-27-33-32-45-32-45 0-69 55-69 65 0 5 4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8z">
            <text:p/>
          </draw:path>
          <draw:path draw:style-name="gr4" draw:layer="layout" svg:width="0.22cm" svg:height="0.269cm" svg:x="22.557cm" svg:y="7.563cm" svg:viewBox="0 0 221 270" svg:d="M32 239c-3 14-3 18-22 18-5 0-10 0-10 7 0 3 2 6 6 6 11 0 23-3 35-3 14 0 29 3 42 3 2 0 8 0 8-10 0-3-5-3-11-3-21 0-21-4-21-8s18-74 21-85c5 13 17 28 39 28 49 0 102-63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
            <text:p/>
          </draw:path>
          <draw:path draw:style-name="gr4" draw:layer="layout" svg:width="0.112cm" svg:height="0.283cm" svg:x="22.794cm" svg:y="7.47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4" draw:layer="layout" svg:width="0.172cm" svg:height="0.191cm" svg:x="22.939cm" svg:y="7.563cm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4" draw:layer="layout" svg:width="0.195cm" svg:height="0.272cm" svg:x="23.141cm" svg:y="7.563cm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8 0 38 26 51 51 51 17 0 31-7 43-19-6 21-10 43-27 64-11 15-28 28-47 28-6 0-25-1-32-18 7 0 12 0 18-5 4-5 8-9 8-18 0-13-11-14-16-14-9 0-24 6-24 27s20 36 46 36c43 0 88-38 100-86z">
            <text:p/>
          </draw:path>
          <draw:path draw:style-name="gr4" draw:layer="layout" svg:width="0.13cm" svg:height="0.269cm" svg:x="23.36cm" svg:y="7.485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4" draw:layer="layout" svg:width="0.112cm" svg:height="0.283cm" svg:x="23.515cm" svg:y="7.47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4" draw:layer="layout" svg:width="0.346cm" svg:height="0.191cm" svg:x="23.66cm" svg:y="7.563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4" draw:layer="layout" svg:width="0.162cm" svg:height="0.191cm" svg:x="24.038cm" svg:y="7.563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</draw:g>
        <draw:line draw:style-name="gr5" draw:layer="layout" svg:x1="10.16cm" svg:y1="9.468cm" svg:x2="27.686cm" svg:y2="9.468cm">
          <text:p/>
        </draw:line>
        <draw:custom-shape draw:style-name="gr6" draw:text-style-name="P1" draw:layer="layout" svg:width="7.408cm" svg:height="1.393cm" svg:x="20.271cm" svg:y="5.719cm">
          <text:p/>
          <draw:enhanced-geometry svg:viewBox="0 0 21600 21600" draw:type="rectangle" draw:enhanced-path="M 0 0 L 21600 0 21600 21600 0 21600 0 0 Z N"/>
        </draw:custom-shape>
        <draw:line draw:style-name="gr1" draw:layer="layout" svg:x1="11.909cm" svg:y1="2.032cm" svg:x2="11.909cm" svg:y2="20.828cm">
          <text:p/>
        </draw:line>
        <draw:g>
          <svg:title>TexMaths</svg:title>
          <svg:desc>12§latex§$snid$§svg§600§TRUE§</svg:desc>
          <draw:polygon draw:style-name="gr3" draw:layer="layout" svg:width="0.816cm" svg:height="0.293cm" svg:x="14.84cm" svg:y="9.702cm" svg:viewBox="0 0 817 294" draw:points="408,294 0,294 0,0 817,0 817,294">
            <text:p/>
          </draw:polygon>
          <draw:path draw:style-name="gr4" draw:layer="layout" svg:width="0.155cm" svg:height="0.191cm" svg:x="14.862cm" svg:y="9.809cm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
            <text:p/>
          </draw:path>
          <draw:path draw:style-name="gr4" draw:layer="layout" svg:width="0.228cm" svg:height="0.191cm" svg:x="15.05cm" svg:y="9.809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4" draw:layer="layout" svg:width="0.112cm" svg:height="0.284cm" svg:x="15.303cm" svg:y="9.716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4" draw:layer="layout" svg:width="0.201cm" svg:height="0.298cm" svg:x="15.453cm" svg:y="9.702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g>
          <svg:title>TexMaths</svg:title>
          <svg:desc>12§latex§$hnid$§svg§600§TRUE§</svg:desc>
          <draw:polygon draw:style-name="gr3" draw:layer="layout" svg:width="0.818cm" svg:height="0.292cm" svg:x="14.875cm" svg:y="10.91cm" svg:viewBox="0 0 819 293" draw:points="409,293 0,293 0,0 819,0 819,293">
            <text:p/>
          </draw:polygon>
          <draw:path draw:style-name="gr4" draw:layer="layout" svg:width="0.198cm" svg:height="0.298cm" svg:x="14.897cm" svg:y="10.909cm" svg:viewBox="0 0 199 299" svg:d="M93 5c0 0 0-5-5-5-9 0-38 4-49 5-4 0-7 0-7 8 0 5 3 5 9 5 20 0 21 2 21 7l-1 9-60 243c-1 6-1 8-1 10 0 10 8 12 11 12 7 0 14-5 16-11l7-32 10-39c2-9 4-19 7-28 0-3 2-16 4-18 1-5 14-28 27-40 9-7 21-15 39-15 17 0 22 15 22 29 0 23-16 70-25 95-4 11-6 16-6 24 0 19 15 35 33 35 38 0 54-62 54-66s-5-4-6-4c-3 0-3 2-5 8-6 22-20 52-41 52-8 0-11-4-11-14s5-20 8-30c6-18 24-68 24-92 0-28-16-46-46-46-26 0-44 13-60 32z">
            <text:p/>
          </draw:path>
          <draw:path draw:style-name="gr4" draw:layer="layout" svg:width="0.217cm" svg:height="0.191cm" svg:x="15.117cm" svg:y="11.016cm" svg:viewBox="0 0 218 192" svg:d="M24 162c-1 7-3 17-3 19 0 8 6 11 11 11 4 0 13-3 15-12 0 0 5-20 8-31l8-39c4-8 6-18 7-27 2-7 5-21 5-22 6-13 28-51 67-51 18 0 22 15 22 30 0 25-21 80-27 98-4 10-5 15-5 19 0 21 16 35 34 35 38 0 52-61 52-65 0-5-3-5-5-5s-2 2-5 9c-8 29-21 52-41 52-7 0-11-4-11-14s5-21 9-30c7-23 24-69 24-93 0-29-17-46-46-46-36 0-56 28-63 37-2-24-19-37-38-37-18 0-26 17-30 24-6 14-12 40-12 41 0 5 5 5 5 5 5 0 5 0 6-10 7-30 16-50 30-50 9 0 12 4 12 19 0 8-1 13-6 36z">
            <text:p/>
          </draw:path>
          <draw:path draw:style-name="gr4" draw:layer="layout" svg:width="0.107cm" svg:height="0.284cm" svg:x="15.358cm" svg:y="10.923cm" svg:viewBox="0 0 108 285" svg:d="M104 16c0-9-6-16-16-16s-21 11-21 23c0 7 5 14 15 14 9 0 22-9 22-21zM73 174c5-12 5-13 8-24 4-8 6-14 6-23 0-19-13-35-34-35-38 0-53 62-53 67 0 3 5 3 5 3 5 0 5-1 6-7 12-40 28-53 41-53 4 0 11 0 11 13 0 10-4 18-5 23-3 11-22 60-28 78-3 11-9 25-9 34 0 20 13 35 32 35 39 0 55-62 55-65 0-5-4-5-5-5-5 0-5 1-7 8-6 27-21 52-41 52-7 0-10-4-10-13 0-11 3-17 12-43z">
            <text:p/>
          </draw:path>
          <draw:path draw:style-name="gr4" draw:layer="layout" svg:width="0.192cm" svg:height="0.298cm" svg:x="15.501cm" svg:y="10.909cm" svg:viewBox="0 0 193 299" svg:d="M193 5c0 0 0-5-5-5-7 0-45 4-52 5-4 0-5 2-5 8 0 5 2 5 8 5 20 0 21 2 21 7l-1 9-24 100c-8-16-20-27-38-27-46 0-97 62-97 124 0 39 22 68 53 68 9 0 29-2 54-32 3 18 17 32 36 32 15 0 24-10 29-24 7-14 13-41 13-42 0-4-3-4-4-4-5 0-5 2-6 8-7 27-15 52-31 52-12 0-12-10-12-19 0-11 0-13 1-20zM109 244c-2 7-2 8-8 15-19 23-34 30-46 30-21 0-26-22-26-39 0-22 12-73 22-93 13-25 30-41 47-41 27 0 32 35 32 38 0 2 0 5-2 7z">
            <text:p/>
          </draw:path>
        </draw:g>
        <draw:line draw:style-name="gr2" draw:layer="layout" svg:x1="11.909cm" svg:y1="11.308cm" svg:x2="18.576cm" svg:y2="11.308cm">
          <text:p/>
        </draw:line>
        <draw:line draw:style-name="gr2" draw:layer="layout" svg:x1="18.542cm" svg:y1="13.81cm" svg:x2="11.913cm" svg:y2="13.81cm">
          <text:p/>
        </draw:line>
        <draw:g>
          <svg:title>TexMaths</svg:title>
          <svg:desc>12§latex§\begin{eqnarray*}
\text{choose a suitable expiry timestamp}\\
d_{scnid} = f(d_{hnid},snid||expirytime)
\end{eqnarray*}§svg§600§TRUE§</svg:desc>
          <draw:polygon draw:style-name="gr3" draw:layer="layout" svg:width="6.498cm" svg:height="1.031cm" svg:x="20.486cm" svg:y="5.818cm" svg:viewBox="0 0 6499 1032" draw:points="3250,1032 0,1032 0,0 6499,0 6499,1032">
            <text:p/>
          </draw:polygon>
          <draw:path draw:style-name="gr4" draw:layer="layout" svg:width="0.161cm" svg:height="0.193cm" svg:x="20.5cm" svg:y="5.922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4" draw:layer="layout" svg:width="0.213cm" svg:height="0.293cm" svg:x="20.676cm" svg:y="5.818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4" draw:layer="layout" svg:width="0.187cm" svg:height="0.193cm" svg:x="20.908cm" svg:y="5.92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4" draw:layer="layout" svg:width="0.187cm" svg:height="0.193cm" svg:x="21.13cm" svg:y="5.92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4" draw:layer="layout" svg:width="0.138cm" svg:height="0.193cm" svg:x="21.344cm" svg:y="5.92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163cm" svg:height="0.193cm" svg:x="21.507cm" svg:y="5.92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191cm" svg:height="0.193cm" svg:x="21.842cm" svg:y="5.922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4" draw:layer="layout" svg:width="0.138cm" svg:height="0.193cm" svg:x="22.189cm" svg:y="5.92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213cm" svg:height="0.191cm" svg:x="22.356cm" svg:y="5.925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4" draw:layer="layout" svg:width="0.09cm" svg:height="0.282cm" svg:x="22.59cm" svg:y="5.829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132cm" svg:height="0.264cm" svg:x="22.701cm" svg:y="5.852cm" svg:viewBox="0 0 133 265" svg:d="M66 91h60v-13h-60v-78h-11c-1 35-13 80-55 82v9h36v117c0 52 40 57 55 57 30 0 42-30 42-57v-24h-11v24c0 31-12 46-28 46-28 0-28-38-28-45z">
            <text:p/>
          </draw:path>
          <draw:path draw:style-name="gr4" draw:layer="layout" svg:width="0.191cm" svg:height="0.193cm" svg:x="22.875cm" svg:y="5.922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4" draw:layer="layout" svg:width="0.208cm" svg:height="0.298cm" svg:x="23.08cm" svg:y="5.818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4" draw:layer="layout" svg:width="0.094cm" svg:height="0.293cm" svg:x="23.317cm" svg:y="5.818cm" svg:viewBox="0 0 95 294" svg:d="M61 0l-61 5v13c30 0 34 2 34 24v220c0 19-5 19-34 19v13c14 0 37-1 48-1 10 0 31 1 47 1v-13c-29 0-34 0-34-19z">
            <text:p/>
          </draw:path>
          <draw:path draw:style-name="gr4" draw:layer="layout" svg:width="0.163cm" svg:height="0.193cm" svg:x="23.431cm" svg:y="5.92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163cm" svg:height="0.193cm" svg:x="23.759cm" svg:y="5.92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13cm" svg:height="0.181cm" svg:x="23.939cm" svg:y="5.93cm" svg:viewBox="0 0 214 182" svg:d="M116 83c14-16 29-36 40-48 13-15 30-22 50-22v-13c-10 1-24 1-34 1-14 0-36-1-41-1v13c8 1 12 6 12 13 0 8-4 12-6 15l-27 33-33-43c-4-3-4-5-4-7 0-6 6-11 16-11v-13c-12 0-40 1-47 1-8 0-29 0-40-1v13c30 0 30 0 50 27l42 54-40 50c-20 25-46 26-54 26v12c11 0 24-1 35-1 13 0 30 1 41 1v-12c-10-2-12-7-12-13 0-9 12-24 37-54l32 42c4 5 10 12 10 15s-4 9-16 10v12c13 0 36-1 46-1 12 0 29 1 41 1v-12c-23 0-30-1-40-13z">
            <text:p/>
          </draw:path>
          <draw:path draw:style-name="gr4" draw:layer="layout" svg:width="0.208cm" svg:height="0.269cm" svg:x="24.17cm" svg:y="5.925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09cm" svg:height="0.282cm" svg:x="24.406cm" svg:y="5.829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142cm" svg:height="0.186cm" svg:x="24.52cm" svg:y="5.925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207cm" svg:height="0.269cm" svg:x="24.682cm" svg:y="5.93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ath draw:style-name="gr4" draw:layer="layout" svg:width="0.132cm" svg:height="0.264cm" svg:x="25.046cm" svg:y="5.852cm" svg:viewBox="0 0 133 265" svg:d="M66 91h60v-13h-60v-78h-11c-1 35-13 80-55 82v9h36v117c0 52 40 57 55 57 30 0 42-30 42-57v-24h-11v24c0 31-12 46-28 46-28 0-28-38-28-45z">
            <text:p/>
          </draw:path>
          <draw:path draw:style-name="gr4" draw:layer="layout" svg:width="0.09cm" svg:height="0.282cm" svg:x="25.215cm" svg:y="5.829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329cm" svg:height="0.186cm" svg:x="25.331cm" svg:y="5.925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4" draw:layer="layout" svg:width="0.163cm" svg:height="0.193cm" svg:x="25.682cm" svg:y="5.922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138cm" svg:height="0.193cm" svg:x="25.871cm" svg:y="5.922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132cm" svg:height="0.264cm" svg:x="26.032cm" svg:y="5.852cm" svg:viewBox="0 0 133 265" svg:d="M66 91h60v-13h-60v-78h-11c-1 35-13 80-55 82v9h36v117c0 52 40 57 55 57 30 0 42-30 42-57v-24h-11v24c0 31-12 46-28 46-28 0-28-38-28-45z">
            <text:p/>
          </draw:path>
          <draw:path draw:style-name="gr4" draw:layer="layout" svg:width="0.191cm" svg:height="0.193cm" svg:x="26.205cm" svg:y="5.922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4" draw:layer="layout" svg:width="0.329cm" svg:height="0.186cm" svg:x="26.413cm" svg:y="5.925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4" draw:layer="layout" svg:width="0.208cm" svg:height="0.269cm" svg:x="26.762cm" svg:y="5.925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201cm" svg:height="0.298cm" svg:x="20.544cm" svg:y="6.45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
            <text:p/>
          </draw:path>
          <draw:path draw:style-name="gr4" draw:layer="layout" svg:width="0.118cm" svg:height="0.133cm" svg:x="20.767cm" svg:y="6.676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4" draw:layer="layout" svg:width="0.129cm" svg:height="0.133cm" svg:x="20.924cm" svg:y="6.676cm" svg:viewBox="0 0 130 134" svg:d="M112 17c-11 2-15 11-15 17 0 8 6 10 11 10 7 0 18-3 18-18 0-20-24-26-40-26-44 0-86 41-86 83 0 25 18 51 55 51 51 0 75-30 75-33s-4-5-6-5-3 0-5 2c-23 28-58 28-64 28-20 0-30-14-30-34 0-8 4-40 19-61 11-14 27-23 42-23 4 0 18 0 26 9z">
            <text:p/>
          </draw:path>
          <draw:path draw:style-name="gr4" draw:layer="layout" svg:width="0.18cm" svg:height="0.133cm" svg:x="21.069cm" svg:y="6.67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1.278cm" svg:y="6.61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21.402cm" svg:y="6.60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281cm" svg:height="0.099cm" svg:x="21.721cm" svg:y="6.588cm" svg:viewBox="0 0 282 100" svg:d="M268 17c6 0 14 0 14-9 0-8-8-8-14-8h-254c-6 0-14 0-14 8 0 9 8 9 14 9zM268 100c6 0 14 0 14-9 0-8-8-8-14-8h-254c-6 0-14 0-14 8 0 9 8 9 14 9z">
            <text:p/>
          </draw:path>
          <draw:path draw:style-name="gr4" draw:layer="layout" svg:width="0.21cm" svg:height="0.384cm" svg:x="22.165cm" svg:y="6.446cm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
            <text:p/>
          </draw:path>
          <draw:path draw:style-name="gr4" draw:layer="layout" svg:width="0.099cm" svg:height="0.421cm" svg:x="22.436cm" svg:y="6.428cm" svg:viewBox="0 0 100 422" svg:d="M100 419c0-1 0-3-9-10-53-53-66-133-66-198 0-73 16-146 69-199 6-6 6-6 6-7 0-4-3-5-5-5-5 0-43 29-69 83-21 47-26 93-26 128 0 34 5 84 28 132 26 53 62 79 67 79 2 0 5-1 5-3z">
            <text:p/>
          </draw:path>
          <draw:path draw:style-name="gr4" draw:layer="layout" svg:width="0.201cm" svg:height="0.298cm" svg:x="22.575cm" svg:y="6.45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
            <text:p/>
          </draw:path>
          <draw:path draw:style-name="gr4" draw:layer="layout" svg:width="0.161cm" svg:height="0.208cm" svg:x="22.8cm" svg:y="6.602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4" draw:layer="layout" svg:width="0.18cm" svg:height="0.133cm" svg:x="22.989cm" svg:y="6.676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3.198cm" svg:y="6.61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23.322cm" svg:y="6.602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49cm" svg:height="0.126cm" svg:x="23.536cm" svg:y="6.699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55cm" svg:height="0.191cm" svg:x="23.709cm" svg:y="6.557cm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
            <text:p/>
          </draw:path>
          <draw:path draw:style-name="gr4" draw:layer="layout" svg:width="0.228cm" svg:height="0.191cm" svg:x="23.897cm" svg:y="6.557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
            <text:p/>
          </draw:path>
          <draw:path draw:style-name="gr4" draw:layer="layout" svg:width="0.112cm" svg:height="0.283cm" svg:x="24.151cm" svg:y="6.465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4" draw:layer="layout" svg:width="0.201cm" svg:height="0.298cm" svg:x="24.301cm" svg:y="6.45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
            <text:p/>
          </draw:path>
          <draw:path draw:style-name="gr4" draw:layer="layout" svg:width="0.017cm" svg:height="0.421cm" svg:x="24.553cm" svg:y="6.428cm" svg:viewBox="0 0 18 422" svg:d="M18 16c0-9 0-16-8-16-10 0-10 7-10 16v392c0 7 0 14 10 14 8 0 8-7 8-14z">
            <text:p/>
          </draw:path>
          <draw:path draw:style-name="gr4" draw:layer="layout" svg:width="0.017cm" svg:height="0.421cm" svg:x="24.67cm" svg:y="6.428cm" svg:viewBox="0 0 18 422" svg:d="M18 16c0-9 0-16-8-16-10 0-10 7-10 16v392c0 7 0 14 10 14 8 0 8-7 8-14z">
            <text:p/>
          </draw:path>
          <draw:path draw:style-name="gr4" draw:layer="layout" svg:width="0.162cm" svg:height="0.191cm" svg:x="24.757cm" svg:y="6.557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21cm" svg:height="0.191cm" svg:x="24.946cm" svg:y="6.557cm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
            <text:p/>
          </draw:path>
          <draw:path draw:style-name="gr4" draw:layer="layout" svg:width="0.22cm" svg:height="0.269cm" svg:x="25.161cm" svg:y="6.557cm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
            <text:p/>
          </draw:path>
          <draw:path draw:style-name="gr4" draw:layer="layout" svg:width="0.112cm" svg:height="0.283cm" svg:x="25.399cm" svg:y="6.465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4" draw:layer="layout" svg:width="0.172cm" svg:height="0.191cm" svg:x="25.544cm" svg:y="6.557cm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4" draw:layer="layout" svg:width="0.195cm" svg:height="0.273cm" svg:x="25.747cm" svg:y="6.557cm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
            <text:p/>
          </draw:path>
          <draw:path draw:style-name="gr4" draw:layer="layout" svg:width="0.13cm" svg:height="0.269cm" svg:x="25.966cm" svg:y="6.479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
            <text:p/>
          </draw:path>
          <draw:path draw:style-name="gr4" draw:layer="layout" svg:width="0.112cm" svg:height="0.283cm" svg:x="26.121cm" svg:y="6.465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4" draw:layer="layout" svg:width="0.346cm" svg:height="0.191cm" svg:x="26.266cm" svg:y="6.557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4" draw:layer="layout" svg:width="0.162cm" svg:height="0.191cm" svg:x="26.643cm" svg:y="6.557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099cm" svg:height="0.421cm" svg:x="26.845cm" svg:y="6.428cm" svg:viewBox="0 0 100 422" svg:d="M100 211c0-32-5-84-29-132-25-51-63-79-66-79-4 0-5 1-5 5 0 1 0 1 8 9 42 42 66 110 66 197 0 73-15 148-68 201-6 4-6 6-6 7 0 2 1 3 5 3 3 0 42-28 67-81 22-47 28-94 28-130z">
            <text:p/>
          </draw:path>
        </draw:g>
        <draw:line draw:style-name="gr7" draw:layer="layout" svg:x1="27.7cm" svg:y1="-2.54cm" svg:x2="1.016cm" svg:y2="-2.54cm">
          <text:p/>
        </draw:line>
        <draw:g>
          <svg:title>TexMaths</svg:title>
          <svg:desc>12§latex§$E(IMSI||salt,e_{snid}),e_{hnid}$§svg§600§TRUE§</svg:desc>
          <draw:polygon draw:style-name="gr3" draw:layer="layout" svg:width="4.932cm" svg:height="0.421cm" svg:x="12.771cm" svg:y="15.272cm" svg:viewBox="0 0 4933 422" draw:points="2467,422 0,422 0,0 4933,0 4933,422">
            <text:p/>
          </draw:polygon>
          <draw:path draw:style-name="gr4" draw:layer="layout" svg:width="0.306cm" svg:height="0.287cm" svg:x="12.787cm" svg:y="15.302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4" draw:layer="layout" svg:width="0.099cm" svg:height="0.421cm" svg:x="13.148cm" svg:y="15.272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4" draw:layer="layout" svg:width="0.196cm" svg:height="0.288cm" svg:x="13.285cm" svg:y="15.30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4" draw:layer="layout" svg:width="0.423cm" svg:height="0.288cm" svg:x="13.507cm" svg:y="15.30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4" draw:layer="layout" svg:width="0.25cm" svg:height="0.307cm" svg:x="13.966cm" svg:y="15.291cm" svg:viewBox="0 0 251 308" svg:d="M251 5c0-3 0-5-4-5-2 0-3 0-8 6l-21 24c-10-19-32-30-60-30-54 0-105 49-105 100 0 34 23 53 44 59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4" draw:layer="layout" svg:width="0.196cm" svg:height="0.288cm" svg:x="14.241cm" svg:y="15.30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4" draw:layer="layout" svg:width="0.017cm" svg:height="0.421cm" svg:x="14.495cm" svg:y="15.272cm" svg:viewBox="0 0 18 422" svg:d="M18 16c0-9 0-16-8-16-10 0-10 7-10 16v392c0 7 0 14 10 14 8 0 8-7 8-14z">
            <text:p/>
          </draw:path>
          <draw:path draw:style-name="gr4" draw:layer="layout" svg:width="0.017cm" svg:height="0.421cm" svg:x="14.613cm" svg:y="15.272cm" svg:viewBox="0 0 18 422" svg:d="M18 16c0-9 0-16-8-16-10 0-10 7-10 16v392c0 7 0 14 10 14 8 0 8-7 8-14z">
            <text:p/>
          </draw:path>
          <draw:path draw:style-name="gr4" draw:layer="layout" svg:width="0.155cm" svg:height="0.191cm" svg:x="14.702cm" svg:y="15.401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4" draw:layer="layout" svg:width="0.193cm" svg:height="0.191cm" svg:x="14.895cm" svg:y="15.40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4" draw:layer="layout" svg:width="0.09cm" svg:height="0.298cm" svg:x="15.119cm" svg:y="15.296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4" draw:layer="layout" svg:width="0.13cm" svg:height="0.269cm" svg:x="15.244cm" svg:y="15.325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4" draw:layer="layout" svg:width="0.049cm" svg:height="0.126cm" svg:x="15.423cm" svg:y="15.543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62cm" svg:height="0.191cm" svg:x="15.593cm" svg:y="15.40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118cm" svg:height="0.133cm" svg:x="15.791cm" svg:y="15.521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4" draw:layer="layout" svg:width="0.18cm" svg:height="0.133cm" svg:x="15.944cm" svg:y="15.521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16.152cm" svg:y="15.45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4" draw:layer="layout" svg:width="0.151cm" svg:height="0.208cm" svg:x="16.276cm" svg:y="15.44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  <draw:path draw:style-name="gr4" draw:layer="layout" svg:width="0.099cm" svg:height="0.421cm" svg:x="16.479cm" svg:y="15.272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4" draw:layer="layout" svg:width="0.049cm" svg:height="0.126cm" svg:x="16.655cm" svg:y="15.543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62cm" svg:height="0.191cm" svg:x="16.826cm" svg:y="15.40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161cm" svg:height="0.208cm" svg:x="17.025cm" svg:y="15.447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
            <text:p/>
          </draw:path>
          <draw:path draw:style-name="gr4" draw:layer="layout" svg:width="0.18cm" svg:height="0.133cm" svg:x="17.213cm" svg:y="15.521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17.422cm" svg:y="15.45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4" draw:layer="layout" svg:width="0.151cm" svg:height="0.208cm" svg:x="17.546cm" svg:y="15.44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2 26 25 0 1 0 4-1 5z">
            <text:p/>
          </draw:path>
        </draw:g>
        <draw:custom-shape draw:style-name="gr8" draw:text-style-name="P1" draw:layer="layout" svg:width="7.112cm" svg:height="0.86cm" svg:x="10.16cm" svg:y="14.0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754cm" svg:height="0.908cm" svg:x="22.944cm" svg:y="2.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generate $e_{hnid},d_{hnid}$§svg§600§TRUE§</svg:desc>
          <draw:polygon draw:style-name="gr3" draw:layer="layout" svg:width="3.531cm" svg:height="0.374cm" svg:x="23.159cm" svg:y="2.295cm" svg:viewBox="0 0 3532 375" draw:points="1766,375 0,375 0,0 3532,0 3532,375">
            <text:p/>
          </draw:polygon>
          <draw:path draw:style-name="gr4" draw:layer="layout" svg:width="0.184cm" svg:height="0.279cm" svg:x="23.171cm" svg:y="2.396cm" svg:viewBox="0 0 185 280" svg:d="M79 119c-35 0-35-42-35-52 0-12 0-25 6-36 2-5 12-17 29-17 34 0 34 42 34 52 0 12 0 25-5 36-4 5-13 17-29 17zM32 136c0-1 0-12 7-21 14 12 32 14 40 14 36 0 65-29 65-62 0-15-7-31-17-41 15-14 29-16 37-16 1 0 3 0 4 0-4 2-7 6-7 12 0 7 6 12 11 12s13-4 13-14c0-7-6-20-20-20-9 0-27 2-44 20-17-14-34-15-42-15-38 0-67 29-67 61 0 19 10 35 20 45-5 6-13 20-13 34s6 29 19 38c-26 7-38 26-38 43 0 30 40 54 90 54 47 0 89-22 89-55 0-15-6-36-26-48-21-12-45-12-69-12-11 0-28 0-32 0-12-3-20-16-20-29zM91 269c-41 0-70-22-70-43 0-19 15-36 32-37h25c35 0 80 0 80 37 0 23-28 43-67 43z">
            <text:p/>
          </draw:path>
          <draw:path draw:style-name="gr4" draw:layer="layout" svg:width="0.155cm" svg:height="0.194cm" svg:x="23.371cm" svg:y="2.3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4" draw:layer="layout" svg:width="0.203cm" svg:height="0.186cm" svg:x="23.55cm" svg:y="2.401cm" svg:viewBox="0 0 204 187" svg:d="M32 42v113c0 19-4 19-32 19v13c13 0 34-1 46-1 10 0 32 1 45 1v-13c-27 0-32 0-32-19v-78c0-43 29-67 55-67 25 0 30 22 30 46v99c0 19-5 19-32 19v13c15 0 36-1 46-1s32 1 46 1v-13c-22 0-32 0-32-12v-82c0-36 0-49-13-64-6-8-18-16-43-16-29 0-47 18-59 44v-44l-57 5v13c29 0 32 2 32 24z">
            <text:p/>
          </draw:path>
          <draw:path draw:style-name="gr4" draw:layer="layout" svg:width="0.155cm" svg:height="0.194cm" svg:x="23.771cm" svg:y="2.3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4" draw:layer="layout" svg:width="0.135cm" svg:height="0.186cm" svg:x="23.95cm" svg:y="2.401cm" svg:viewBox="0 0 136 187" svg:d="M56 47v-47l-56 5v13c29 0 32 2 32 24v113c0 19-4 19-32 19v13c16 0 34-1 46-1 17 0 35 0 51 1v-13h-7c-31 0-32-5-32-19v-66c0-42 17-79 49-79 2 0 3 0 4 0-1 0-9 6-9 16 0 12 8 18 17 18 7 0 17-4 17-18s-12-26-29-26c-31 0-45 29-51 47z">
            <text:p/>
          </draw:path>
          <draw:path draw:style-name="gr4" draw:layer="layout" svg:width="0.181cm" svg:height="0.194cm" svg:x="24.112cm" svg:y="2.399cm" svg:viewBox="0 0 182 195" svg:d="M118 159c1 16 13 34 31 34 9 0 33-6 33-40v-24h-10v24c0 24-10 27-14 27-14 0-15-19-15-21v-86c0-18 0-33-15-50-16-16-36-23-55-23-33 0-62 20-62 48 0 13 8 20 19 20s20-8 20-20c0-5-3-19-21-19 10-15 30-19 43-19 19 0 42 16 42 54v15c-21 1-47 3-74 16-30 14-40 36-40 55 0 34 39 45 65 45s45-17 53-36zM114 89v42c0 41-28 55-46 55-20 0-38-15-38-37 0-23 18-58 84-60z">
            <text:p/>
          </draw:path>
          <draw:path draw:style-name="gr4" draw:layer="layout" svg:width="0.126cm" svg:height="0.264cm" svg:x="24.303cm" svg:y="2.328cm" svg:viewBox="0 0 127 265" svg:d="M63 91h57v-13h-57v-78h-11c-1 35-12 80-52 82v9h34v117c0 53 38 57 53 57 28 0 40-30 40-57v-24h-11v24c0 31-11 47-26 47-27 0-27-39-27-46z">
            <text:p/>
          </draw:path>
          <draw:path draw:style-name="gr4" draw:layer="layout" svg:width="0.155cm" svg:height="0.194cm" svg:x="24.462cm" svg:y="2.399cm" svg:viewBox="0 0 156 195" svg:d="M34 83c2-63 37-73 51-73 41 0 46 57 46 73zM33 92h114c8 0 9 0 9-9 0-42-21-83-71-83-47 0-85 43-85 97 0 57 42 98 90 98s66-47 66-56c0-3-3-4-5-4-3 0-3 2-4 6-15 43-51 43-56 43-20 0-36-12-45-28-13-20-13-49-13-64z">
            <text:p/>
          </draw:path>
          <draw:path draw:style-name="gr4" draw:layer="layout" svg:width="0.154cm" svg:height="0.191cm" svg:x="24.782cm" svg:y="2.401cm" svg:viewBox="0 0 155 192" svg:d="M57 90c12 0 41-1 62-11 29-12 31-37 31-43 0-18-17-36-43-36-46 0-107 41-107 115 0 44 24 77 64 77 57 0 91-44 91-50 0-3-2-5-4-5s-3 1-6 4c-32 42-75 42-81 42-31 0-34-35-34-50 0-4 0-18 5-43zM38 80c15-64 58-70 69-70 18 0 29 12 29 26 0 44-65 44-81 44z">
            <text:p/>
          </draw:path>
          <draw:path draw:style-name="gr4" draw:layer="layout" svg:width="0.153cm" svg:height="0.208cm" svg:x="24.971cm" svg:y="2.445cm" svg:viewBox="0 0 154 209" svg:d="M68 8c0 0 1-3 1-4 0-2-1-4-5-4-6 0-30 2-36 2-3 2-6 2-6 8 0 4 3 4 7 4 13 0 13 2 13 4s0 5-1 7l-40 168c-1 5-1 6-1 6 0 5 4 10 10 10 2 0 8-1 12-7 0-3 3-13 5-19l6-27c0-5 3-15 3-20 4-11 4-11 10-21 9-14 23-31 45-31 16 0 17 13 17 21 0 18-12 50-17 63-3 7-4 11-4 16 0 15 12 25 26 25 29 0 41-41 41-46 0-3-3-3-4-3-3 0-5 2-6 5-6 24-18 36-30 36-5 0-6-4-6-10 0-7 1-11 6-24 4-10 16-41 16-58 0-4 0-18-11-26-6-4-14-7-27-7-21 0-36 10-46 24z">
            <text:p/>
          </draw:path>
          <draw:path draw:style-name="gr4" draw:layer="layout" svg:width="0.171cm" svg:height="0.134cm" svg:x="25.15cm" svg:y="2.52cm" svg:viewBox="0 0 172 135" svg:d="M22 113c-1 4-4 11-4 12 0 6 6 10 11 10 4 0 9-4 10-8 1-2 3-12 6-18 1-6 5-19 6-26s2-13 4-21c3-12 4-14 13-26 7-12 20-28 42-28 16 0 16 16 16 21 0 18-12 51-16 63-3 9-5 11-5 17 0 16 13 26 27 26 28 0 40-41 40-46 0-4-2-4-4-4-3 0-3 1-4 5-8 24-20 36-32 36-5 0-6-3-6-11 0-6 1-10 6-24 4-8 16-41 16-57 0-29-22-34-37-34-24 0-40 16-48 28-2-22-18-28-31-28-11 0-19 10-22 16-6 12-10 28-10 30 0 3 4 3 5 3 5 0 5-1 6-8 4-18 10-33 21-33 7 0 9 6 9 15 0 6-2 17-5 25-2 7-4 20-6 26z">
            <text:p/>
          </draw:path>
          <draw:path draw:style-name="gr4" draw:layer="layout" svg:width="0.086cm" svg:height="0.2cm" svg:x="25.349cm" svg:y="2.455cm" svg:viewBox="0 0 87 201" svg:d="M79 11c0-5-4-11-11-11-9 0-17 7-17 17 0 5 4 11 12 11s16-9 16-17zM21 162c-2 4-3 7-3 13 0 14 12 26 28 26 28 0 41-42 41-46 0-5-5-5-5-5-4 0-4 3-6 6-6 23-19 36-30 36-6 0-7-5-7-11 0-7 2-12 5-19 3-8 6-15 8-24 3-7 13-33 15-37 1-4 2-7 2-10 0-14-12-25-28-25-29 0-41 41-41 46 0 3 4 3 5 3 5 0 5-1 5-4 7-26 20-37 30-37 5 0 8 3 8 11 0 6-2 11-9 29z">
            <text:p/>
          </draw:path>
          <draw:path draw:style-name="gr4" draw:layer="layout" svg:width="0.144cm" svg:height="0.208cm" svg:x="25.465cm" svg:y="2.445cm" svg:viewBox="0 0 145 209" svg:d="M144 8c1 0 1-3 1-4 0-2-1-4-4-4-5 0-29 2-36 2-2 2-7 2-7 8 0 4 5 4 9 4 13 0 13 2 13 4s-1 5-1 7l-17 67c-6-9-15-16-29-16-37 0-73 41-73 84 0 29 18 49 42 49 16 0 30-8 42-20 4 18 21 20 28 20 10 0 18-6 23-16 6-12 9-28 9-30 0-3-3-3-5-3-3 0-3 1-6 9-2 15-8 32-20 32-8 0-9-6-9-15 0-6 0-8 1-12zM85 169c-3 9-10 15-15 20-2 2-14 12-26 12-11 0-21-8-21-29 0-16 7-48 15-60 13-24 27-28 35-28 19 0 25 22 25 25 0 2 0 4-1 5z">
            <text:p/>
          </draw:path>
          <draw:path draw:style-name="gr4" draw:layer="layout" svg:width="0.047cm" svg:height="0.126cm" svg:x="25.673cm" svg:y="2.543cm" svg:viewBox="0 0 48 127" svg:d="M48 44c0-27-10-44-26-44-14 0-22 11-22 23 0 11 8 23 22 23 5 0 10-3 14-6 2-2 2-2 2-2 1 0 1 0 1 6 0 33-14 58-28 73-4 3-4 4-4 6 0 3 3 4 3 4 5 0 38-32 38-83z">
            <text:p/>
          </draw:path>
          <draw:path draw:style-name="gr4" draw:layer="layout" svg:width="0.192cm" svg:height="0.298cm" svg:x="25.833cm" svg:y="2.294cm" svg:viewBox="0 0 193 299" svg:d="M193 5c0 0 0-5-5-5-7 0-45 4-52 5-4 0-5 2-5 8 0 5 2 5 8 5 20 0 21 2 21 7l-1 9-24 101c-8-17-20-28-38-28-46 0-97 62-97 124 0 39 22 68 53 68 9 0 29-2 54-32 3 18 17 32 36 32 15 0 24-9 29-24 7-14 13-41 13-42 0-4-3-4-4-4-5 0-5 2-6 8-7 27-15 53-31 53-12 0-12-11-12-20 0-11 0-13 1-20zM109 244c-2 7-2 8-8 15-19 23-34 31-46 31-21 0-26-23-26-40 0-22 12-73 22-93 13-25 30-40 47-40 27 0 32 34 32 37 0 2 0 5-2 7z">
            <text:p/>
          </draw:path>
          <draw:path draw:style-name="gr4" draw:layer="layout" svg:width="0.153cm" svg:height="0.208cm" svg:x="26.045cm" svg:y="2.445cm" svg:viewBox="0 0 154 209" svg:d="M68 8c0 0 1-3 1-4 0-2-1-4-5-4-6 0-30 2-36 2-3 2-6 2-6 8 0 4 3 4 7 4 13 0 13 2 13 4s0 5-1 7l-40 168c-1 5-1 6-1 6 0 5 4 10 10 10 2 0 8-1 12-7 0-3 3-13 5-19l6-27c0-5 3-15 3-20 4-11 4-11 10-21 9-14 23-31 45-31 16 0 17 13 17 21 0 18-12 50-17 63-3 7-4 11-4 16 0 15 12 25 26 25 29 0 41-41 41-46 0-3-3-3-4-3-3 0-5 2-6 5-6 24-18 36-30 36-5 0-6-4-6-10 0-7 1-11 6-24 4-10 16-41 16-58 0-4 0-18-11-26-6-4-14-7-27-7-21 0-36 10-46 24z">
            <text:p/>
          </draw:path>
          <draw:path draw:style-name="gr4" draw:layer="layout" svg:width="0.171cm" svg:height="0.134cm" svg:x="26.224cm" svg:y="2.52cm" svg:viewBox="0 0 172 135" svg:d="M22 113c-1 4-4 11-4 12 0 6 6 10 11 10 4 0 9-4 10-8 1-2 3-12 6-18 1-6 5-19 6-26s2-13 4-21c3-12 4-14 13-26 7-12 20-28 42-28 16 0 16 16 16 21 0 18-12 51-16 63-3 9-5 11-5 17 0 16 13 26 27 26 28 0 40-41 40-46 0-4-2-4-4-4-3 0-3 1-4 5-8 24-20 36-32 36-5 0-6-3-6-11 0-6 1-10 6-24 4-8 16-41 16-57 0-29-22-34-37-34-24 0-40 16-48 28-2-22-18-28-31-28-11 0-19 10-22 16-6 12-10 28-10 30 0 3 4 3 5 3 5 0 5-1 6-8 4-18 10-33 21-33 7 0 9 6 9 15 0 6-2 17-5 25-2 7-4 20-6 26z">
            <text:p/>
          </draw:path>
          <draw:path draw:style-name="gr4" draw:layer="layout" svg:width="0.086cm" svg:height="0.2cm" svg:x="26.423cm" svg:y="2.455cm" svg:viewBox="0 0 87 201" svg:d="M79 11c0-5-4-11-11-11-9 0-17 7-17 17 0 5 4 11 12 11s16-9 16-17zM21 162c-2 4-3 7-3 13 0 14 12 26 28 26 28 0 41-42 41-46 0-5-5-5-5-5-4 0-4 3-6 6-6 23-19 36-30 36-6 0-7-5-7-11 0-7 2-12 5-19 3-8 6-15 8-24 3-7 13-33 15-37 1-4 2-7 2-10 0-14-12-25-28-25-29 0-41 41-41 46 0 3 4 3 5 3 5 0 5-1 5-4 7-26 20-37 30-37 5 0 8 3 8 11 0 6-2 11-9 29z">
            <text:p/>
          </draw:path>
          <draw:path draw:style-name="gr4" draw:layer="layout" svg:width="0.144cm" svg:height="0.208cm" svg:x="26.541cm" svg:y="2.445cm" svg:viewBox="0 0 145 209" svg:d="M144 8c1 0 1-3 1-4 0-2-1-4-4-4-5 0-29 2-36 2-2 2-7 2-7 8 0 4 5 4 9 4 13 0 13 2 13 4s-1 5-1 7l-16 67c-7-9-16-16-30-16-37 0-73 41-73 84 0 29 18 49 42 49 16 0 30-8 42-20 4 18 21 20 28 20 10 0 18-6 23-16 6-12 9-28 9-30 0-3-3-3-5-3-3 0-3 1-6 9-2 15-8 32-20 32-6 0-9-6-9-15 0-6 0-8 1-12zM85 169c-3 9-10 15-15 20-2 2-14 12-26 12-11 0-21-8-21-29 0-16 7-48 15-60 13-24 27-28 35-28 19 0 25 22 25 25 0 2 0 4-1 5z">
            <text:p/>
          </draw:path>
        </draw:g>
        <draw:line draw:style-name="gr2" draw:layer="layout" svg:x1="25.222cm" svg:y1="4.118cm" svg:x2="11.909cm" svg:y2="4.118cm">
          <text:p/>
        </draw:line>
        <draw:g>
          <svg:title>TexMaths</svg:title>
          <svg:desc>12§latex§$expirytime$§svg§600§TRUE§</svg:desc>
          <draw:polygon draw:style-name="gr3" draw:layer="layout" svg:width="1.978cm" svg:height="0.359cm" svg:x="14.277cm" svg:y="13.171cm" svg:viewBox="0 0 1979 360" draw:points="989,360 0,360 0,0 1979,0 1979,360">
            <text:p/>
          </draw:polygon>
          <draw:path draw:style-name="gr4" draw:layer="layout" svg:width="0.154cm" svg:height="0.191cm" svg:x="14.295cm" svg:y="13.262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  <draw:path draw:style-name="gr4" draw:layer="layout" svg:width="0.2cm" svg:height="0.191cm" svg:x="14.475cm" svg:y="13.262cm" svg:viewBox="0 0 201 192" svg:d="M124 60c2-12 11-50 40-50 2 0 11 0 19 4-11 3-18 14-18 23 0 7 3 16 14 16 10 0 22-9 22-25 0-22-24-28-37-28-23 0-38 23-43 32-10-27-31-32-43-32-43 0-66 55-66 65 0 5 4 5 5 5 4 0 5-2 6-5 13-45 40-55 53-55 9 0 22 3 22 27 0 13-7 42-22 102-5 27-20 43-37 43-4 0-12 0-21-4 11-3 20-11 20-23s-9-16-16-16c-12 0-22 12-22 25 0 20 21 28 38 28 27 0 41-30 42-32 6 15 19 32 45 32 41 0 64-54 64-65 0-5-4-5-5-5-3 0-5 3-6 5-12 46-40 55-53 55-16 0-22-13-22-27 0-10 2-18 7-37z">
            <text:p/>
          </draw:path>
          <draw:path draw:style-name="gr4" draw:layer="layout" svg:width="0.21cm" svg:height="0.269cm" svg:x="14.679cm" svg:y="13.262cm" svg:viewBox="0 0 211 270" svg:d="M30 239c-2 14-2 18-20 18-5 0-10 0-10 7 0 4 2 6 6 6 10 0 22-2 33-2 13 0 28 2 40 2 2 0 8 0 8-10 0-3-5-3-11-3-20 0-20-4-20-7 0-5 17-75 20-86 5 14 16 28 37 28 47 0 98-62 98-125 0-39-23-67-55-67-19 0-38 16-52 31-3-23-22-31-36-31-18 0-27 17-30 24-8 14-13 40-13 41 0 5 5 5 5 5 4 0 4 0 8-10 7-30 14-50 29-50 6 0 12 3 12 19 0 9-1 14-3 21zM102 55c3-12 13-24 22-30 13-13 25-15 31-15 17 0 27 14 27 39s-14 73-21 90c-13 30-33 43-48 43-26 0-32-34-32-37 0-1 0-2 1-7z">
            <text:p/>
          </draw:path>
          <draw:path draw:style-name="gr4" draw:layer="layout" svg:width="0.107cm" svg:height="0.283cm" svg:x="14.906cm" svg:y="13.17cm" svg:viewBox="0 0 108 284" svg:d="M104 16c0-9-6-16-16-16s-21 11-21 23c0 7 5 14 15 14 9 0 22-9 22-21zM73 174c5-12 5-13 8-24 4-8 6-14 6-23 0-19-13-35-34-35-38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4" draw:layer="layout" svg:width="0.164cm" svg:height="0.191cm" svg:x="15.043cm" svg:y="13.262cm" svg:viewBox="0 0 165 192" svg:d="M24 162c-1 7-3 17-3 19 0 7 6 11 11 11 4 0 13-4 15-12 1-1 15-59 16-67 4-13 10-43 13-55 2-5 14-26 22-35 4-3 15-13 34-13 10 0 16 4 17 4-13 3-22 12-22 23 0 7 5 16 16 16 10 0 22-10 22-25s-13-28-33-28c-27 0-45 20-53 32-3-19-17-32-37-32-18 0-26 17-30 24-6 14-12 40-12 41 0 5 5 5 5 5 5 0 5 0 6-10 7-30 16-50 30-50 7 0 12 3 12 19 0 8-1 13-6 36z">
            <text:p/>
          </draw:path>
          <draw:path draw:style-name="gr4" draw:layer="layout" svg:width="0.186cm" svg:height="0.273cm" svg:x="15.236cm" svg:y="13.262cm" svg:viewBox="0 0 187 274" svg:d="M185 26c2-6 2-7 2-10 0-8-6-11-12-11-4 0-10 2-15 8 0 3-4 16-6 23-2 12-4 23-7 35l-19 75c-1 6-18 36-44 36-22 0-26-18-26-33 0-21 7-47 21-84 6-17 8-22 8-30 0-19-14-35-34-35-38 0-53 61-53 65 0 5 5 5 5 5 5 0 5-2 6-8 11-40 28-52 41-52 3 0 10 0 10 13 0 11-4 21-7 30-16 44-23 68-23 89 0 37 25 50 49 50 16 0 30-7 41-19-6 21-10 43-26 65-10 14-26 27-45 27-5 0-23-1-30-18 7 0 11 0 17-5 4-4 8-9 8-18 0-13-11-14-16-14-8 0-22 6-22 28 0 20 19 36 43 36 41 0 84-39 96-87z">
            <text:p/>
          </draw:path>
          <draw:path draw:style-name="gr4" draw:layer="layout" svg:width="0.124cm" svg:height="0.269cm" svg:x="15.443cm" svg:y="13.184cm" svg:viewBox="0 0 125 270" svg:d="M74 96h38c8 0 13 0 13-8 0-5-5-5-12-5h-35c14-60 15-69 15-71 0-7-3-12-11-12-1 0-12 0-15 16l-16 67h-39c-7 0-12 0-12 8 0 5 4 5 11 5h36c-29 120-31 127-31 134 0 23 16 40 37 40 42 0 65-62 65-65 0-5-4-5-5-5-3 0-4 2-5 6-18 45-39 54-53 54-9 0-13-4-13-19 0-11 0-13 3-20z">
            <text:p/>
          </draw:path>
          <draw:path draw:style-name="gr4" draw:layer="layout" svg:width="0.107cm" svg:height="0.283cm" svg:x="15.591cm" svg:y="13.17cm" svg:viewBox="0 0 108 284" svg:d="M104 16c0-9-6-16-16-16s-21 11-21 23c0 7 5 14 15 14 9 0 22-9 22-21zM73 174c5-12 5-13 8-24 4-8 6-14 6-23 0-19-13-35-34-35-37 0-53 62-53 66s5 4 5 4c5 0 5-1 6-7 12-40 28-53 41-53 4 0 11 0 11 13 0 10-4 18-5 23-3 11-22 60-28 78-3 11-9 25-9 34 0 20 13 34 32 34 39 0 55-61 55-64 0-5-4-5-5-5-5 0-5 1-7 8-6 27-21 52-41 52-7 0-10-4-10-13 0-11 3-17 12-44z">
            <text:p/>
          </draw:path>
          <draw:path draw:style-name="gr4" draw:layer="layout" svg:width="0.33cm" svg:height="0.191cm" svg:x="15.728cm" svg:y="13.262cm" svg:viewBox="0 0 331 192" svg:d="M24 162c-1 7-3 17-3 19 0 7 6 11 11 11 4 0 12-4 15-12 0 0 4-20 8-31l8-39c2-8 6-18 7-27 2-7 5-21 5-22 6-13 28-51 66-51 18 0 21 15 21 30 0 9-2 21-6 34l-11 50-8 32c-1 8-5 23-5 25 0 7 6 11 12 11 12 0 15-11 18-24 6-24 21-85 25-102 1-6 23-56 66-56 17 0 21 14 21 30 0 24-17 72-24 94-4 10-5 15-5 23 0 21 13 35 33 35 37 0 53-61 53-65 0-5-4-5-5-5-5 0-5 2-7 9-5 21-18 51-41 51-7 0-9-3-9-13 0-11 4-21 6-30 9-23 26-69 26-93 0-28-16-46-48-46-29 0-49 19-64 41-1-5-2-19-14-30-9-9-23-11-33-11-35 0-56 28-63 37-1-24-18-37-37-37-18 0-26 17-30 24-6 16-12 40-12 41 0 5 5 5 5 5 5 0 5 0 6-10 7-30 16-50 30-50 7 0 12 3 12 19 0 8-1 13-6 36z">
            <text:p/>
          </draw:path>
          <draw:path draw:style-name="gr4" draw:layer="layout" svg:width="0.154cm" svg:height="0.191cm" svg:x="16.087cm" svg:y="13.262cm" svg:viewBox="0 0 155 192" svg:d="M57 90c12 0 41-1 62-11 29-12 31-37 31-43 0-18-17-36-43-36-46 0-107 41-107 115 0 43 24 77 64 77 57 0 91-44 91-50 0-3-2-5-4-5s-3 1-6 3c-32 42-75 42-81 42-31 0-35-34-35-49 0-5 1-18 6-43zM38 80c15-64 58-70 69-70 18 0 29 12 29 26 0 44-65 44-81 44z">
            <text:p/>
          </draw:path>
        </draw:g>
        <draw:g>
          <svg:title>TexMaths</svg:title>
          <svg:desc>12§latex§$e_{snid} = g(e_{hnid},snid||expirytime)$§svg§600§TRUE§</svg:desc>
          <draw:polygon draw:style-name="gr3" draw:layer="layout" svg:width="6.226cm" svg:height="0.421cm" svg:x="10.237cm" svg:y="14.348cm" svg:viewBox="0 0 6227 422" draw:points="3113,422 0,422 0,0 6227,0 6227,422">
            <text:p/>
          </draw:polygon>
          <draw:path draw:style-name="gr4" draw:layer="layout" svg:width="0.162cm" svg:height="0.191cm" svg:x="10.256cm" svg:y="14.477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118cm" svg:height="0.133cm" svg:x="10.454cm" svg:y="14.597cm" svg:viewBox="0 0 119 134" svg:d="M107 19c-7 3-12 9-12 15 0 7 6 9 9 9 4 0 15-2 15-17 0-20-22-26-40-26-47 0-55 35-55 43 0 11 7 18 11 22 8 6 13 7 33 11 6 1 26 4 26 20 0 5-3 15-16 24-12 6-26 6-30 6-12 0-29-3-36-12 11-1 17-10 17-18 0-7-5-11-12-11-9 0-17 7-17 21 0 17 19 28 48 28 55 0 65-37 65-49 0-27-30-32-41-35-2-1-11-2-12-2-11-2-17-8-17-14 0-8 6-16 12-20 9-6 19-6 24-6 6 0 22 2 28 11z">
            <text:p/>
          </draw:path>
          <draw:path draw:style-name="gr4" draw:layer="layout" svg:width="0.18cm" svg:height="0.133cm" svg:x="10.607cm" svg:y="14.597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10.815cm" svg:y="14.53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4" draw:layer="layout" svg:width="0.151cm" svg:height="0.208cm" svg:x="10.938cm" svg:y="14.523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4" draw:layer="layout" svg:width="0.281cm" svg:height="0.099cm" svg:x="11.258cm" svg:y="14.51cm" svg:viewBox="0 0 282 100" svg:d="M268 17c6 0 14 0 14-9 0-8-8-8-14-8h-254c-6 0-14 0-14 8 0 9 8 9 14 9zM268 100c6 0 14 0 14-9 0-8-8-8-14-8h-254c-6 0-14 0-14 8 0 9 8 9 14 9z">
            <text:p/>
          </draw:path>
          <draw:path draw:style-name="gr4" draw:layer="layout" svg:width="0.193cm" svg:height="0.272cm" svg:x="11.685cm" svg:y="14.477cm" svg:viewBox="0 0 194 273" svg:d="M193 28c1-3 1-5 1-8 0-7-4-12-12-12-3 0-15 4-16 18-9-15-23-26-40-26-49 0-101 59-101 120 0 42 25 67 57 67 24 0 44-20 49-24-10 37-15 55-15 56-1 4-15 46-61 46-7 0-21-1-33-5 13-3 18-14 18-21 0-8-5-16-17-16-10 0-23 8-23 25s16 25 56 25c53 0 84-32 90-57zM138 133c-2 11-12 22-22 30-8 7-21 14-33 14-22 0-28-21-28-38 0-20 12-71 23-92 12-21 30-37 48-37 28 0 34 33 34 36 0 2 0 4-2 6z">
            <text:p/>
          </draw:path>
          <draw:path draw:style-name="gr4" draw:layer="layout" svg:width="0.099cm" svg:height="0.421cm" svg:x="11.937cm" svg:y="14.348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4" draw:layer="layout" svg:width="0.162cm" svg:height="0.191cm" svg:x="12.079cm" svg:y="14.477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161cm" svg:height="0.208cm" svg:x="12.278cm" svg:y="14.523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
            <text:p/>
          </draw:path>
          <draw:path draw:style-name="gr4" draw:layer="layout" svg:width="0.18cm" svg:height="0.133cm" svg:x="12.468cm" svg:y="14.597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12.675cm" svg:y="14.53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4" draw:layer="layout" svg:width="0.151cm" svg:height="0.208cm" svg:x="12.799cm" svg:y="14.523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4" draw:layer="layout" svg:width="0.049cm" svg:height="0.126cm" svg:x="13.014cm" svg:y="14.619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55cm" svg:height="0.191cm" svg:x="13.188cm" svg:y="14.477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4" draw:layer="layout" svg:width="0.228cm" svg:height="0.191cm" svg:x="13.375cm" svg:y="14.477cm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
            <text:p/>
          </draw:path>
          <draw:path draw:style-name="gr4" draw:layer="layout" svg:width="0.112cm" svg:height="0.283cm" svg:x="13.628cm" svg:y="14.385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4" draw:layer="layout" svg:width="0.201cm" svg:height="0.298cm" svg:x="13.778cm" svg:y="14.372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4" draw:layer="layout" svg:width="0.017cm" svg:height="0.421cm" svg:x="14.032cm" svg:y="14.348cm" svg:viewBox="0 0 18 422" svg:d="M18 16c0-9 0-16-8-16-10 0-10 7-10 16v392c0 7 0 14 10 14 8 0 8-7 8-14z">
            <text:p/>
          </draw:path>
          <draw:path draw:style-name="gr4" draw:layer="layout" svg:width="0.017cm" svg:height="0.421cm" svg:x="14.149cm" svg:y="14.348cm" svg:viewBox="0 0 18 422" svg:d="M18 16c0-9 0-16-8-16-10 0-10 7-10 16v392c0 7 0 14 10 14 8 0 8-7 8-14z">
            <text:p/>
          </draw:path>
          <draw:path draw:style-name="gr4" draw:layer="layout" svg:width="0.162cm" svg:height="0.191cm" svg:x="14.234cm" svg:y="14.477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21cm" svg:height="0.191cm" svg:x="14.424cm" svg:y="14.477cm" svg:viewBox="0 0 211 192" svg:d="M130 60c2-12 12-50 42-50 2 0 12 0 20 4-11 3-19 14-19 23 0 7 3 16 15 16 10 0 23-9 23-25 0-22-25-28-39-28-24 0-40 23-45 32-11-27-33-32-45-32-45 0-69 55-69 65 0 5 4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8z">
            <text:p/>
          </draw:path>
          <draw:path draw:style-name="gr4" draw:layer="layout" svg:width="0.22cm" svg:height="0.269cm" svg:x="14.64cm" svg:y="14.477cm" svg:viewBox="0 0 221 270" svg:d="M32 239c-3 14-3 18-22 18-5 0-10 0-10 7 0 3 2 6 6 6 11 0 23-3 35-3 14 0 29 3 42 3 2 0 8 0 8-10 0-3-5-3-11-3-21 0-21-4-21-8s18-74 21-85c5 13 17 28 39 28 49 0 102-63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
            <text:p/>
          </draw:path>
          <draw:path draw:style-name="gr4" draw:layer="layout" svg:width="0.112cm" svg:height="0.283cm" svg:x="14.878cm" svg:y="14.385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4" draw:layer="layout" svg:width="0.172cm" svg:height="0.191cm" svg:x="15.023cm" svg:y="14.477cm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4" draw:layer="layout" svg:width="0.195cm" svg:height="0.272cm" svg:x="15.224cm" svg:y="14.477cm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8 0 38 26 51 51 51 17 0 31-7 43-19-6 21-10 43-27 64-11 15-28 28-47 28-6 0-25-1-32-18 7 0 12 0 18-5 4-5 8-9 8-18 0-13-11-14-16-14-9 0-24 6-24 27s20 36 46 36c43 0 88-38 100-86z">
            <text:p/>
          </draw:path>
          <draw:path draw:style-name="gr4" draw:layer="layout" svg:width="0.13cm" svg:height="0.269cm" svg:x="15.444cm" svg:y="14.401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4" draw:layer="layout" svg:width="0.112cm" svg:height="0.283cm" svg:x="15.599cm" svg:y="14.385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4" draw:layer="layout" svg:width="0.346cm" svg:height="0.191cm" svg:x="15.744cm" svg:y="14.477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4" draw:layer="layout" svg:width="0.162cm" svg:height="0.191cm" svg:x="16.122cm" svg:y="14.477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099cm" svg:height="0.421cm" svg:x="16.322cm" svg:y="14.348cm" svg:viewBox="0 0 100 422" svg:d="M100 211c0-32-5-84-29-132-25-51-63-79-66-79-4 0-5 1-5 5 0 1 0 1 8 9 42 42 66 109 66 197 0 73-15 147-68 200-6 5-6 6-6 7 0 3 1 4 5 4 3 0 42-29 67-82 22-46 28-93 28-129z">
            <text:p/>
          </draw:path>
        </draw:g>
        <draw:g>
          <svg:title>TexMaths</svg:title>
          <svg:desc>12§latex§\fbox{Integrity protected provisioning of HN\textsc{\char13}s public key to UE} §svg§600§FALSE§</svg:desc>
          <draw:polygon draw:style-name="gr10" draw:layer="layout" svg:width="10.968cm" svg:height="0.661cm" svg:x="13.465cm" svg:y="3.764cm" svg:viewBox="0 0 10969 662" draw:points="5484,662 0,662 0,0 10969,0 10969,662">
            <text:p/>
          </draw:polygon>
          <draw:polygon draw:style-name="gr4" draw:layer="layout" svg:width="10.968cm" svg:height="0.017cm" svg:x="13.465cm" svg:y="3.764cm" svg:viewBox="0 0 10969 18" draw:points="5484,18 0,18 0,0 10969,0 10969,18">
            <text:p/>
          </draw:polygon>
          <draw:polygon draw:style-name="gr4" draw:layer="layout" svg:width="0.017cm" svg:height="0.627cm" svg:x="13.465cm" svg:y="3.781cm" svg:viewBox="0 0 18 628" draw:points="10,628 0,628 0,0 18,0 18,628">
            <text:p/>
          </draw:polygon>
          <draw:path draw:style-name="gr4" draw:layer="layout" svg:width="0.129cm" svg:height="0.288cm" svg:x="13.62cm" svg:y="3.913cm" svg:viewBox="0 0 130 289" svg:d="M84 34c0-16 1-21 35-21h11v-13c-15 1-48 1-65 1s-51 0-65-1v13h11c33 0 35 5 35 21v223c0 14-2 19-35 19h-11v13c14-1 48-1 65-1s50 0 65 1v-13h-11c-34 0-35-5-35-19z">
            <text:p/>
          </draw:path>
          <draw:path draw:style-name="gr4" draw:layer="layout" svg:width="0.213cm" svg:height="0.186cm" svg:x="13.775cm" svg:y="4.013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132cm" svg:height="0.264cm" svg:x="13.992cm" svg:y="3.94cm" svg:viewBox="0 0 133 265" svg:d="M66 91h60v-13h-60v-78h-11c-1 35-13 80-55 82v9h36v116c0 53 40 58 55 58 30 0 42-30 42-58v-24h-11v24c0 32-12 47-28 47-28 0-28-38-28-45z">
            <text:p/>
          </draw:path>
          <draw:path draw:style-name="gr4" draw:layer="layout" svg:width="0.163cm" svg:height="0.193cm" svg:x="14.159cm" svg:y="4.011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4" draw:layer="layout" svg:width="0.193cm" svg:height="0.278cm" svg:x="14.347cm" svg:y="4.009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10 0-28 2-46 20-18-14-36-15-44-15-40 0-70 29-70 61 0 19 10 35 21 44-6 6-14 21-14 35 0 13 6 29 20 37-27 7-40 27-40 43 0 30 42 54 94 54 50 0 94-21 94-55 0-14-6-36-27-48-23-12-48-12-73-12-11 0-29 0-33 0-13-2-21-15-21-28zM94 269c-42 0-72-22-72-44 0-19 16-36 34-37h26c37 0 84 0 84 37 0 23-30 44-72 44z">
            <text:p/>
          </draw:path>
          <draw:path draw:style-name="gr4" draw:layer="layout" svg:width="0.142cm" svg:height="0.186cm" svg:x="14.557cm" svg:y="4.013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09cm" svg:height="0.282cm" svg:x="14.725cm" svg:y="3.918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4" draw:layer="layout" svg:width="0.132cm" svg:height="0.264cm" svg:x="14.835cm" svg:y="3.94cm" svg:viewBox="0 0 133 265" svg:d="M66 91h60v-13h-60v-78h-11c-1 35-13 80-55 82v9h36v116c0 53 40 58 55 58 30 0 42-30 42-58v-24h-11v24c0 32-12 47-28 47-28 0-28-38-28-45z">
            <text:p/>
          </draw:path>
          <draw:path draw:style-name="gr4" draw:layer="layout" svg:width="0.207cm" svg:height="0.269cm" svg:x="14.988cm" svg:y="4.018cm" svg:viewBox="0 0 208 270" svg:d="M168 41c11-28 32-28 40-28v-13c-10 1-23 1-33 1-7 0-27-1-36-1v13c13 0 19 7 19 18 0 5 0 5-2 11l-43 103-47-114c-1-3-2-5-2-7 0-11 15-11 24-11v-13c-11 0-40 1-47 1-11 0-28 0-41-1v13c20 0 29 0 35 15l63 154c-2 6-8 19-10 25-10 23-22 53-48 53-3 0-12 0-21-8 13-1 17-11 17-17 0-12-8-18-18-18-8 0-18 5-18 18 0 19 18 35 40 35 26 0 43-25 54-49z">
            <text:p/>
          </draw:path>
          <draw:path draw:style-name="gr4" draw:layer="layout" svg:width="0.208cm" svg:height="0.269cm" svg:x="15.355cm" svg:y="4.013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142cm" svg:height="0.186cm" svg:x="15.589cm" svg:y="4.013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187cm" svg:height="0.193cm" svg:x="15.755cm" svg:y="4.011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4" draw:layer="layout" svg:width="0.132cm" svg:height="0.264cm" svg:x="15.962cm" svg:y="3.94cm" svg:viewBox="0 0 133 265" svg:d="M66 91h60v-13h-60v-78h-11c-1 35-13 80-55 82v9h36v116c0 53 40 58 55 58 30 0 42-30 42-58v-24h-11v24c0 32-12 47-28 47-28 0-28-38-28-45z">
            <text:p/>
          </draw:path>
          <draw:path draw:style-name="gr4" draw:layer="layout" svg:width="0.163cm" svg:height="0.193cm" svg:x="16.13cm" svg:y="4.011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4" draw:layer="layout" svg:width="0.161cm" svg:height="0.193cm" svg:x="16.32cm" svg:y="4.011cm" svg:viewBox="0 0 162 194" svg:d="M35 97c0-68 35-86 57-86 4 0 32 0 46 15-17 2-20 15-20 20 0 10 8 19 20 19 11 0 19-7 19-19 0-29-32-46-65-46-52 0-92 46-92 98 0 54 42 96 91 96 58 0 71-50 71-55 0-3-5-3-6-3-4 0-5 1-5 3-13 40-41 44-56 44-22 0-60-18-60-86z">
            <text:p/>
          </draw:path>
          <draw:path draw:style-name="gr4" draw:layer="layout" svg:width="0.132cm" svg:height="0.264cm" svg:x="16.501cm" svg:y="3.94cm" svg:viewBox="0 0 133 265" svg:d="M66 91h60v-13h-60v-78h-11c-1 35-13 80-55 82v9h36v116c0 53 40 58 55 58 30 0 42-30 42-58v-24h-11v24c0 32-12 47-28 47-28 0-28-38-28-45z">
            <text:p/>
          </draw:path>
          <draw:path draw:style-name="gr4" draw:layer="layout" svg:width="0.163cm" svg:height="0.193cm" svg:x="16.669cm" svg:y="4.011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4" draw:layer="layout" svg:width="0.208cm" svg:height="0.298cm" svg:x="16.859cm" svg:y="3.908cm" svg:viewBox="0 0 209 299" svg:d="M146 270v29l63-5v-13c-29 0-33-4-33-24v-257l-61 5v13c30 0 33 2 33 24v91c-12-15-30-26-53-26-51 0-95 42-95 96s42 96 90 96c28 0 46-15 56-29zM146 157v86c0 9 0 9-4 16-12 20-32 30-50 30-19 0-34-11-44-28-12-16-13-40-13-58 0-16 1-41 13-60 10-13 25-27 48-27 16 0 32 6 46 26 4 7 4 8 4 15z">
            <text:p/>
          </draw:path>
          <draw:path draw:style-name="gr4" draw:layer="layout" svg:width="0.208cm" svg:height="0.269cm" svg:x="17.231cm" svg:y="4.013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142cm" svg:height="0.186cm" svg:x="17.465cm" svg:y="4.013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187cm" svg:height="0.193cm" svg:x="17.63cm" svg:y="4.011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4" draw:layer="layout" svg:width="0.207cm" svg:height="0.186cm" svg:x="17.826cm" svg:y="4.018cm" svg:viewBox="0 0 208 187" svg:d="M168 42c5-10 12-29 40-29v-13c-10 1-23 1-33 1-9 0-29-1-36-1v13c16 0 21 10 21 18 0 4-2 6-4 11l-43 108-47-119c-2-5-2-6-2-7 0-11 15-11 24-11v-13c-14 0-38 1-47 1-11 0-28 0-41-1v13c26 0 29 3 34 16l61 151c2 6 3 7 9 7 5 0 8-4 9-7z">
            <text:p/>
          </draw:path>
          <draw:path draw:style-name="gr4" draw:layer="layout" svg:width="0.09cm" svg:height="0.282cm" svg:x="18.054cm" svg:y="3.918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4" draw:layer="layout" svg:width="0.138cm" svg:height="0.193cm" svg:x="18.171cm" svg:y="4.011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09cm" svg:height="0.282cm" svg:x="18.338cm" svg:y="3.918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4" draw:layer="layout" svg:width="0.187cm" svg:height="0.193cm" svg:x="18.453cm" svg:y="4.011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4" draw:layer="layout" svg:width="0.213cm" svg:height="0.186cm" svg:x="18.666cm" svg:y="4.013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09cm" svg:height="0.282cm" svg:x="18.9cm" svg:y="3.918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4" draw:layer="layout" svg:width="0.213cm" svg:height="0.186cm" svg:x="19.017cm" svg:y="4.013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193cm" svg:height="0.278cm" svg:x="19.249cm" svg:y="4.009cm" svg:viewBox="0 0 194 279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7-40 27-40 43 0 30 42 54 94 54 50 0 94-21 94-55 0-14-6-36-27-48-23-12-48-12-73-12-11 0-29 0-33 0-13-2-21-15-21-28zM95 269c-43 0-73-22-73-44 0-19 16-36 34-37h26c37 0 84 0 84 37 0 23-30 44-71 44z">
            <text:p/>
          </draw:path>
          <draw:path draw:style-name="gr4" draw:layer="layout" svg:width="0.187cm" svg:height="0.193cm" svg:x="19.6cm" svg:y="4.011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4" draw:layer="layout" svg:width="0.137cm" svg:height="0.298cm" svg:x="19.814cm" svg:y="3.903cm" svg:viewBox="0 0 138 299" svg:d="M60 116v-49c0-37 20-57 40-57 1 0 7 0 14 2-6 2-13 7-13 18 0 10 7 18 18 18 13 0 19-8 19-18 0-16-16-30-38-30-30 0-66 23-66 67v49h-34v14h34v136c0 19-5 19-34 19v14c17-2 37-2 49-2 17 0 37 0 54 2v-14h-9c-32 0-33-4-33-20v-135h49v-14z">
            <text:p/>
          </draw:path>
          <draw:path draw:style-name="gr4" draw:layer="layout" svg:width="0.288cm" svg:height="0.288cm" svg:x="20.083cm" svg:y="3.913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4" draw:layer="layout" svg:width="0.288cm" svg:height="0.288cm" svg:x="20.4cm" svg:y="3.913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1z">
            <text:p/>
          </draw:path>
          <draw:path draw:style-name="gr4" draw:layer="layout" svg:width="0.039cm" svg:height="0.154cm" svg:x="20.75cm" svg:y="3.901cm" svg:viewBox="0 0 40 155" svg:d="M16 155h9l15-124c0-7 0-8 0-12 0-18-16-19-20-19s-20 1-20 19c0 4 0 5 1 12z">
            <text:p/>
          </draw:path>
          <draw:path draw:style-name="gr4" draw:layer="layout" svg:width="0.138cm" svg:height="0.193cm" svg:x="20.851cm" svg:y="4.011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208cm" svg:height="0.269cm" svg:x="21.156cm" svg:y="4.013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213cm" svg:height="0.191cm" svg:x="21.391cm" svg:y="4.013cm" svg:viewBox="0 0 214 192" svg:d="M152 154v38l62-5v-13c-30 0-34-3-34-23v-151l-62 5v13c30 0 33 2 33 24v76c0 36-20 64-51 64-36 0-38-19-38-42v-140l-62 5v13c34 0 34 1 34 38v64c0 34 0 72 63 72 24 0 43-12 55-38z">
            <text:p/>
          </draw:path>
          <draw:path draw:style-name="gr4" draw:layer="layout" svg:width="0.208cm" svg:height="0.298cm" svg:x="21.624cm" svg:y="3.908cm" svg:viewBox="0 0 209 299" svg:d="M61 134v-134l-61 5v13c30 0 34 2 34 24v252h9c1 0 5-6 16-27 6 10 24 32 55 32 52 0 95-42 95-96s-41-96-90-96c-33 0-51 20-58 27zM62 246v-88c0-8 0-8 5-15 17-23 40-27 51-27 18 0 33 11 44 27 11 18 12 42 12 58s-1 42-13 60c-9 14-25 28-48 28-19 0-35-10-45-26-6-9-6-10-6-17z">
            <text:p/>
          </draw:path>
          <draw:path draw:style-name="gr4" draw:layer="layout" svg:width="0.094cm" svg:height="0.293cm" svg:x="21.86cm" svg:y="3.908cm" svg:viewBox="0 0 95 294" svg:d="M61 0l-61 5v13c30 0 34 2 34 24v219c0 20-5 20-34 20v13c14 0 37-1 48-1 10 0 31 1 47 1v-13c-29 0-34 0-34-20z">
            <text:p/>
          </draw:path>
          <draw:path draw:style-name="gr4" draw:layer="layout" svg:width="0.09cm" svg:height="0.282cm" svg:x="21.978cm" svg:y="3.918cm" svg:viewBox="0 0 91 283" svg:d="M61 96l-60 5v13c29 0 33 2 33 23v114c0 19-5 19-34 19v13c13 0 37-1 47-1 15 0 30 1 44 1v-13c-27 0-30-3-30-18zM64 23c0-15-11-23-23-23-13 0-23 12-23 23s10 21 23 21c12 0 23-8 23-21z">
            <text:p/>
          </draw:path>
          <draw:path draw:style-name="gr4" draw:layer="layout" svg:width="0.161cm" svg:height="0.193cm" svg:x="22.095cm" svg:y="4.011cm" svg:viewBox="0 0 162 194" svg:d="M35 97c0-68 35-86 57-86 4 0 32 0 46 15-17 2-20 15-20 20 0 10 8 19 20 19 11 0 19-7 19-19 0-29-32-46-65-46-52 0-92 46-92 98 0 54 42 96 91 96 58 0 71-50 71-55 0-3-5-3-6-3-4 0-5 1-5 3-13 40-41 44-56 44-22 0-60-18-60-86z">
            <text:p/>
          </draw:path>
          <draw:path draw:style-name="gr4" draw:layer="layout" svg:width="0.204cm" svg:height="0.293cm" svg:x="22.42cm" svg:y="3.908cm" svg:viewBox="0 0 205 294" svg:d="M34 261c0 20-5 20-34 20v13c14 0 34-1 47-1 12 0 29 0 45 1v-13c-27 0-32 0-32-20v-43l26-24c34 46 52 70 52 77 0 8-7 10-16 10v13c12 0 38-1 46-1 12 0 25 0 37 1v-13c-15 0-25 0-42-23l-53-76c-1-1-3-3-3-5 0-1 31-26 35-29 26-22 44-23 54-23v-13c-14 1-18 1-30 1-16 0-42-1-48-1v13c8 0 13 5 13 11 0 8-6 13-10 15l-60 52v-203l-61 5v13c30 0 34 2 34 24z">
            <text:p/>
          </draw:path>
          <draw:path draw:style-name="gr4" draw:layer="layout" svg:width="0.163cm" svg:height="0.193cm" svg:x="22.632cm" svg:y="4.011cm" svg:viewBox="0 0 164 194" svg:d="M36 83c2-63 38-73 53-73 43 0 48 57 48 73zM35 92h119c9 0 10 0 10-9 0-42-22-83-75-83-49 0-89 43-89 97 0 57 44 97 94 97 51 0 70-46 70-55 0-3-3-5-6-5s-3 3-4 6c-16 43-53 43-58 43-22 0-38-12-48-27-13-20-13-49-13-64z">
            <text:p/>
          </draw:path>
          <draw:path draw:style-name="gr4" draw:layer="layout" svg:width="0.207cm" svg:height="0.269cm" svg:x="22.815cm" svg:y="4.018cm" svg:viewBox="0 0 208 270" svg:d="M168 41c11-28 32-28 40-28v-13c-10 1-23 1-33 1-7 0-27-1-36-1v13c13 0 19 7 19 18 0 5 0 5-2 11l-43 103-47-114c-1-3-2-5-2-7 0-11 15-11 24-11v-13c-11 0-40 1-47 1-11 0-28 0-41-1v13c20 0 29 0 35 15l63 154c-2 6-8 19-10 25-10 23-22 53-48 53-3 0-12 0-21-8 13-1 17-11 17-17 0-12-8-18-18-18-8 0-18 5-18 18 0 19 18 35 40 35 26 0 43-25 54-49z">
            <text:p/>
          </draw:path>
          <draw:path draw:style-name="gr4" draw:layer="layout" svg:width="0.132cm" svg:height="0.264cm" svg:x="23.179cm" svg:y="3.94cm" svg:viewBox="0 0 133 265" svg:d="M66 91h60v-13h-60v-78h-11c-1 35-13 80-55 82v9h36v116c0 53 40 58 55 58 30 0 42-30 42-58v-24h-11v24c0 32-12 47-28 47-28 0-28-38-28-45z">
            <text:p/>
          </draw:path>
          <draw:path draw:style-name="gr4" draw:layer="layout" svg:width="0.187cm" svg:height="0.193cm" svg:x="23.346cm" svg:y="4.011cm" svg:viewBox="0 0 188 194" svg:d="M188 100c0-56-43-100-93-100-54 0-95 47-95 100 0 54 44 94 94 94 51 0 94-40 94-94zM95 183c-19 0-37-8-49-27-11-19-11-44-11-60 0-17 0-40 11-59 10-19 31-27 48-27 19 0 37 9 48 27 10 18 10 42 10 59 0 16 0 38-8 56-10 19-29 31-49 31z">
            <text:p/>
          </draw:path>
          <draw:path draw:style-name="gr4" draw:layer="layout" svg:width="0.288cm" svg:height="0.298cm" svg:x="23.7cm" svg:y="3.913cm" svg:viewBox="0 0 289 299" svg:d="M233 192c0 60-41 93-82 93-20 0-69-10-69-91v-160c0-16 0-21 33-21h10v-13c-15 1-46 1-63 1-15 0-48 0-62-1v13h10c33 0 33 5 33 21v159c0 59 49 106 107 106 49 0 88-40 95-88 1-8 1-13 1-30v-135c0-14 0-33 43-33v-13c-15 0-36 1-50 1-15 0-35-1-51-1v13c45 0 45 21 45 31z">
            <text:p/>
          </draw:path>
          <draw:path draw:style-name="gr4" draw:layer="layout" svg:width="0.262cm" svg:height="0.287cm" svg:x="24.016cm" svg:y="3.914cm" svg:viewBox="0 0 263 288" svg:d="M43 254c0 16 0 21-33 21h-10v13h245l18-109h-11c-11 64-20 96-94 96h-56c-20 0-20-3-20-17v-113h38c41 0 46 13 46 49h10v-112h-10c0 37-5 50-46 50h-38v-102c0-14 0-17 20-17h55c65 0 76 23 83 82h11l-12-95h-239v13h10c33 0 33 5 33 21z">
            <text:p/>
          </draw:path>
          <draw:polygon draw:style-name="gr4" draw:layer="layout" svg:width="0.017cm" svg:height="0.627cm" svg:x="24.416cm" svg:y="3.781cm" svg:viewBox="0 0 18 628" draw:points="10,628 0,628 0,0 18,0 18,628">
            <text:p/>
          </draw:polygon>
          <draw:polygon draw:style-name="gr4" draw:layer="layout" svg:width="10.968cm" svg:height="0.017cm" svg:x="13.465cm" svg:y="4.408cm" svg:viewBox="0 0 10969 18" draw:points="5484,18 0,18 0,0 10969,0 10969,18">
            <text:p/>
          </draw:polygon>
        </draw:g>
        <draw:custom-shape draw:style-name="gr11" draw:text-style-name="P1" draw:layer="layout" svg:width="0.254cm" svg:height="10.16cm" svg:x="9.144cm" svg:y="10.66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" draw:layer="layout" svg:width="0.254cm" svg:height="2.794cm" svg:x="9.144cm" svg:y="2.03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" draw:layer="layout" svg:width="0.253cm" svg:height="4.064cm" svg:x="9.145cm" svg:y="5.33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16§latex§\fbox{Provisioning phase}§svg§600§FALSE§</svg:desc>
          <draw:polygon draw:style-name="gr10" draw:layer="layout" svg:width="4.991cm" svg:height="0.882cm" svg:x="3.39cm" svg:y="3.048cm" svg:viewBox="0 0 4992 883" draw:points="2496,883 0,883 0,0 4992,0 4992,883">
            <text:p/>
          </draw:polygon>
          <draw:polygon draw:style-name="gr4" draw:layer="layout" svg:width="4.991cm" svg:height="0.023cm" svg:x="3.39cm" svg:y="3.048cm" svg:viewBox="0 0 4992 24" draw:points="2496,24 0,24 0,0 4992,0 4992,24">
            <text:p/>
          </draw:polygon>
          <draw:polygon draw:style-name="gr4" draw:layer="layout" svg:width="0.023cm" svg:height="0.837cm" svg:x="3.39cm" svg:y="3.07cm" svg:viewBox="0 0 24 838" draw:points="13,838 0,838 0,0 24,0 24,838">
            <text:p/>
          </draw:polygon>
          <draw:path draw:style-name="gr4" draw:layer="layout" svg:width="0.332cm" svg:height="0.385cm" svg:x="3.601cm" svg:y="3.246cm" svg:viewBox="0 0 333 386" svg:d="M109 208h94c69 0 130-46 130-102s-56-106-133-106h-200v18h13c45 0 45 6 45 27v297c0 20 0 26-45 26h-13v18c19-2 61-2 83-2 21 0 64 0 83 2v-18h-12c-44 0-45-6-45-26zM107 192v-152c0-19 0-22 27-22h50c91 0 91 59 91 88 0 25 0 86-91 86z">
            <text:p/>
          </draw:path>
          <draw:path draw:style-name="gr4" draw:layer="layout" svg:width="0.189cm" svg:height="0.249cm" svg:x="3.98cm" svg:y="3.38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4" draw:layer="layout" svg:width="0.25cm" svg:height="0.258cm" svg:x="4.2cm" svg:y="3.37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4" draw:layer="layout" svg:width="0.276cm" svg:height="0.249cm" svg:x="4.46cm" svg:y="3.387cm" svg:viewBox="0 0 277 250" svg:d="M224 56c6-13 16-38 53-38v-18c-13 2-31 2-43 2-13 0-39-2-48-2v18c20 0 27 12 27 24 0 4-2 8-5 14l-58 144-62-158c-3-7-3-8-3-10 0-14 21-14 32-14v-18c-18 0-50 2-63 2-14 0-36 0-54-2v18c35 0 38 3 45 20l81 202c4 8 5 10 13 10 7 0 10-5 11-10z">
            <text:p/>
          </draw:path>
          <draw:path draw:style-name="gr4" draw:layer="layout" svg:width="0.121cm" svg:height="0.377cm" svg:x="4.764cm" svg:y="3.25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185cm" svg:height="0.258cm" svg:x="4.921cm" svg:y="3.37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4" draw:layer="layout" svg:width="0.121cm" svg:height="0.377cm" svg:x="5.144cm" svg:y="3.25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5cm" svg:height="0.258cm" svg:x="5.297cm" svg:y="3.37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4" draw:layer="layout" svg:width="0.284cm" svg:height="0.249cm" svg:x="5.58cm" svg:y="3.38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121cm" svg:height="0.377cm" svg:x="5.892cm" svg:y="3.253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84cm" svg:height="0.249cm" svg:x="6.049cm" svg:y="3.381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258cm" svg:height="0.372cm" svg:x="6.358cm" svg:y="3.374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4" draw:layer="layout" svg:width="0.277cm" svg:height="0.359cm" svg:x="6.827cm" svg:y="3.381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4" draw:layer="layout" svg:width="0.284cm" svg:height="0.391cm" svg:x="7.142cm" svg:y="3.24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4" draw:layer="layout" svg:width="0.255cm" svg:height="0.258cm" svg:x="7.46cm" svg:y="3.37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185cm" svg:height="0.258cm" svg:x="7.736cm" svg:y="3.37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4" draw:layer="layout" svg:width="0.218cm" svg:height="0.258cm" svg:x="7.955cm" svg:y="3.37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4" draw:layer="layout" svg:width="0.023cm" svg:height="0.837cm" svg:x="8.358cm" svg:y="3.07cm" svg:viewBox="0 0 24 838" draw:points="13,838 0,838 0,0 24,0 24,838">
            <text:p/>
          </draw:polygon>
          <draw:polygon draw:style-name="gr4" draw:layer="layout" svg:width="4.991cm" svg:height="0.023cm" svg:x="3.39cm" svg:y="3.907cm" svg:viewBox="0 0 4992 24" draw:points="2496,24 0,24 0,0 4992,0 4992,24">
            <text:p/>
          </draw:polygon>
        </draw:g>
        <draw:g>
          <svg:title>TexMaths</svg:title>
          <svg:desc>16§latex§\fbox{Roaming agreement phase}§svg§600§FALSE§</svg:desc>
          <draw:polygon draw:style-name="gr10" draw:layer="layout" svg:width="6.847cm" svg:height="0.882cm" svg:x="1.289cm" svg:y="6.95cm" svg:viewBox="0 0 6848 883" draw:points="3424,883 0,883 0,0 6848,0 6848,883">
            <text:p/>
          </draw:polygon>
          <draw:polygon draw:style-name="gr4" draw:layer="layout" svg:width="6.847cm" svg:height="0.023cm" svg:x="1.289cm" svg:y="6.95cm" svg:viewBox="0 0 6848 24" draw:points="3424,24 0,24 0,0 6848,0 6848,24">
            <text:p/>
          </draw:polygon>
          <draw:polygon draw:style-name="gr4" draw:layer="layout" svg:width="0.023cm" svg:height="0.837cm" svg:x="1.289cm" svg:y="6.972cm" svg:viewBox="0 0 24 838" draw:points="13,838 0,838 0,0 24,0 24,838">
            <text:p/>
          </draw:polygon>
          <draw:path draw:style-name="gr4" draw:layer="layout" svg:width="0.393cm" svg:height="0.397cm" svg:x="1.5cm" svg:y="7.148cm" svg:viewBox="0 0 394 398" svg:d="M107 186v-146c0-13 0-19 11-21 7-1 23-1 34-1 51 0 115 1 115 84 0 39-14 84-97 84zM226 194c54-13 99-48 99-92 0-54-64-102-147-102h-178v18h13c45 0 45 6 45 27v296c0 21 0 27-45 27h-13v18c21-2 61-2 83-2 21 0 61 0 82 2v-18h-13c-45 0-45-6-45-27v-143h64c10 0 34 0 53 20 22 20 22 38 22 75s0 61 23 81c22 21 54 24 70 24 45 0 55-46 55-62 0-3 0-10-8-10-7 0-7 5-7 10-3 40-22 50-37 50-27 0-32-29-40-82l-8-45c-9-37-36-54-68-65z">
            <text:p/>
          </draw:path>
          <draw:path draw:style-name="gr4" draw:layer="layout" svg:width="0.25cm" svg:height="0.258cm" svg:x="1.91cm" svg:y="7.2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4" draw:layer="layout" svg:width="0.255cm" svg:height="0.258cm" svg:x="2.199cm" svg:y="7.2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439cm" svg:height="0.249cm" svg:x="2.475cm" svg:y="7.283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3 2 62 2v-18c-29 0-43 0-43-16v-109c0-48 0-65-18-86-8-10-27-21-59-21-48 0-72 34-82 56-8-50-49-56-75-56-41 0-67 24-83 59v-59l-80 6v18c40 0 45 3 45 32z">
            <text:p/>
          </draw:path>
          <draw:path draw:style-name="gr4" draw:layer="layout" svg:width="0.121cm" svg:height="0.377cm" svg:x="2.943cm" svg:y="7.155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84cm" svg:height="0.249cm" svg:x="3.099cm" svg:y="7.283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258cm" svg:height="0.372cm" svg:x="3.409cm" svg:y="7.276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4" draw:layer="layout" svg:width="0.255cm" svg:height="0.258cm" svg:x="3.886cm" svg:y="7.2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258cm" svg:height="0.372cm" svg:x="4.159cm" svg:y="7.276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1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4" draw:layer="layout" svg:width="0.189cm" svg:height="0.249cm" svg:x="4.441cm" svg:y="7.283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4" draw:layer="layout" svg:width="0.218cm" svg:height="0.258cm" svg:x="4.66cm" svg:y="7.2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18cm" svg:height="0.258cm" svg:x="4.91cm" svg:y="7.2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439cm" svg:height="0.249cm" svg:x="5.163cm" svg:y="7.283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3 2 62 2v-18c-29 0-43 0-43-16v-109c0-48 0-65-18-86-8-10-27-21-59-21-48 0-72 34-82 56-8-50-49-56-75-56-41 0-67 24-83 59v-59l-80 6v18c40 0 45 3 45 32z">
            <text:p/>
          </draw:path>
          <draw:path draw:style-name="gr4" draw:layer="layout" svg:width="0.218cm" svg:height="0.258cm" svg:x="5.63cm" svg:y="7.2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84cm" svg:height="0.249cm" svg:x="5.881cm" svg:y="7.283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177cm" svg:height="0.353cm" svg:x="6.171cm" svg:y="7.185cm" svg:viewBox="0 0 178 354" svg:d="M88 122h80v-18h-80v-104h-14c-2 46-18 107-74 109v13h48v155c0 70 53 77 74 77 40 0 56-40 56-77v-32h-15v32c0 41-16 62-38 62-37 0-37-51-37-61z">
            <text:p/>
          </draw:path>
          <draw:path draw:style-name="gr4" draw:layer="layout" svg:width="0.277cm" svg:height="0.359cm" svg:x="6.582cm" svg:y="7.283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4" draw:layer="layout" svg:width="0.284cm" svg:height="0.391cm" svg:x="6.897cm" svg:y="7.142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4" draw:layer="layout" svg:width="0.255cm" svg:height="0.258cm" svg:x="7.215cm" svg:y="7.2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185cm" svg:height="0.258cm" svg:x="7.491cm" svg:y="7.2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4" draw:layer="layout" svg:width="0.218cm" svg:height="0.258cm" svg:x="7.71cm" svg:y="7.2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4" draw:layer="layout" svg:width="0.023cm" svg:height="0.837cm" svg:x="8.113cm" svg:y="6.972cm" svg:viewBox="0 0 24 838" draw:points="13,838 0,838 0,0 24,0 24,838">
            <text:p/>
          </draw:polygon>
          <draw:polygon draw:style-name="gr4" draw:layer="layout" svg:width="6.847cm" svg:height="0.023cm" svg:x="1.289cm" svg:y="7.809cm" svg:viewBox="0 0 6848 24" draw:points="3424,24 0,24 0,0 6848,0 6848,24">
            <text:p/>
          </draw:polygon>
        </draw:g>
        <draw:g>
          <svg:title>TexMaths</svg:title>
          <svg:desc>16§latex§\fbox{Identification phase}§svg§600§FALSE§</svg:desc>
          <draw:polygon draw:style-name="gr10" draw:layer="layout" svg:width="5.197cm" svg:height="0.882cm" svg:x="2.89cm" svg:y="14.55cm" svg:viewBox="0 0 5198 883" draw:points="2598,883 0,883 0,0 5198,0 5198,883">
            <text:p/>
          </draw:polygon>
          <draw:polygon draw:style-name="gr4" draw:layer="layout" svg:width="5.197cm" svg:height="0.023cm" svg:x="2.89cm" svg:y="14.55cm" svg:viewBox="0 0 5198 24" draw:points="2598,24 0,24 0,0 5198,0 5198,24">
            <text:p/>
          </draw:polygon>
          <draw:polygon draw:style-name="gr4" draw:layer="layout" svg:width="0.023cm" svg:height="0.837cm" svg:x="2.89cm" svg:y="14.572cm" svg:viewBox="0 0 24 838" draw:points="13,838 0,838 0,0 24,0 24,838">
            <text:p/>
          </draw:polygon>
          <draw:path draw:style-name="gr4" draw:layer="layout" svg:width="0.172cm" svg:height="0.385cm" svg:x="3.096cm" svg:y="14.748cm" svg:viewBox="0 0 173 386" svg:d="M112 45c0-21 2-27 46-27h15v-18c-19 2-64 2-87 2-22 0-67 0-86-2v18h14c45 0 47 6 47 27v297c0 20-2 26-47 26h-14v18c19-2 64-2 86-2 23 0 68 0 87 2v-18h-15c-44 0-46-6-46-26z">
            <text:p/>
          </draw:path>
          <draw:path draw:style-name="gr4" draw:layer="layout" svg:width="0.277cm" svg:height="0.397cm" svg:x="3.303cm" svg:y="14.742cm" svg:viewBox="0 0 278 398" svg:d="M195 360v38l83-6v-18c-38 0-43-4-43-32v-342l-81 6v18c40 0 43 3 43 32v122c-16-21-40-36-71-36-67 0-126 56-126 128s56 128 120 128c37 0 61-19 75-38zM195 210v115c0 11 0 11-6 21-16 27-42 40-66 40-25 0-46-15-59-37-16-23-18-55-18-79 0-20 2-54 18-80 13-17 34-35 64-35 21 0 43 8 61 34 6 9 6 11 6 21z">
            <text:p/>
          </draw:path>
          <draw:path draw:style-name="gr4" draw:layer="layout" svg:width="0.218cm" svg:height="0.258cm" svg:x="3.613cm" svg:y="14.8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4" draw:layer="layout" svg:width="0.284cm" svg:height="0.249cm" svg:x="3.864cm" svg:y="14.883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177cm" svg:height="0.353cm" svg:x="4.154cm" svg:y="14.785cm" svg:viewBox="0 0 178 354" svg:d="M88 122h80v-18h-80v-104h-14c-2 46-18 107-74 109v13h48v155c0 70 53 77 74 77 40 0 56-40 56-77v-32h-15v32c0 41-16 62-38 62-37 0-37-51-37-61z">
            <text:p/>
          </draw:path>
          <draw:path draw:style-name="gr4" draw:layer="layout" svg:width="0.121cm" svg:height="0.377cm" svg:x="4.381cm" svg:y="14.755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82cm" svg:height="0.397cm" svg:x="4.533cm" svg:y="14.736cm" svg:viewBox="0 0 283 398" svg:d="M171 173c26 0 31 6 31 30v152c0 26-7 26-45 26v17c19-1 49-1 62-1 15 0 43 0 64 1v-17c-38 0-45 0-45-26v-208l-70 7c-10 0-10 0-11 0 0 1-2 1-10 1h-67v-64c0-56 50-78 85-78 16 0 37 5 48 17-24 2-27 18-27 28 0 17 14 25 25 25 13 0 26-9 26-25 0-34-31-58-72-58-53 0-120 29-120 90v65h-45v18h45v182c0 26-7 26-45 26v17c19-1 50-1 64-1 13 0 42 0 62 1v-17c-38 0-44 0-44-26v-182z">
            <text:p/>
          </draw:path>
          <draw:path draw:style-name="gr4" draw:layer="layout" svg:width="0.215cm" svg:height="0.258cm" svg:x="4.85cm" svg:y="14.88cm" svg:viewBox="0 0 216 259" svg:d="M46 130c0-92 47-116 77-116 5 0 42 0 61 21-22 2-27 19-27 26 0 14 11 25 27 25 14 0 26-9 26-25 0-39-44-61-87-61-70 0-123 61-123 131 0 72 56 128 122 128 76 0 94-67 94-73 0-5-6-5-8-5-5 0-6 1-6 5-18 52-55 59-76 59-28 0-80-24-80-115z">
            <text:p/>
          </draw:path>
          <draw:path draw:style-name="gr4" draw:layer="layout" svg:width="0.255cm" svg:height="0.258cm" svg:x="5.104cm" svg:y="14.8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177cm" svg:height="0.353cm" svg:x="5.373cm" svg:y="14.785cm" svg:viewBox="0 0 178 354" svg:d="M88 122h80v-18h-80v-104h-14c-2 46-18 107-74 109v13h48v155c0 70 53 77 74 77 40 0 56-40 56-77v-32h-15v32c0 41-16 62-38 62-37 0-37-51-37-61z">
            <text:p/>
          </draw:path>
          <draw:path draw:style-name="gr4" draw:layer="layout" svg:width="0.121cm" svg:height="0.377cm" svg:x="5.599cm" svg:y="14.755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4" draw:layer="layout" svg:width="0.25cm" svg:height="0.258cm" svg:x="5.752cm" svg:y="14.88cm" svg:viewBox="0 0 251 259" svg:d="M251 133c0-74-57-133-125-133-72 0-126 62-126 133 0 72 59 126 125 126 69 0 126-54 126-126zM126 245c-25 0-49-11-65-37-15-26-15-59-15-80 0-22 0-53 15-78 14-26 41-37 64-37 25 0 49 13 64 37 14 24 14 56 14 78 0 21 0 51-11 75-13 26-38 42-66 42z">
            <text:p/>
          </draw:path>
          <draw:path draw:style-name="gr4" draw:layer="layout" svg:width="0.284cm" svg:height="0.249cm" svg:x="6.035cm" svg:y="14.883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4" draw:layer="layout" svg:width="0.277cm" svg:height="0.359cm" svg:x="6.533cm" svg:y="14.883cm" svg:viewBox="0 0 278 360" svg:d="M82 37v-37l-82 6v18c40 0 45 3 45 27v266c0 25-7 25-45 25v18c19-2 48-3 64-3 14 0 43 1 64 3v-18c-38 0-45 0-45-25v-96-5c3 10 27 40 69 40 69 0 126-56 126-128s-54-128-118-128c-43 0-67 26-78 37zM83 186v-127c16-29 45-45 74-45 40 0 75 50 75 114 0 69-40 115-82 115-22 0-44-11-59-33-8-13-8-13-8-24z">
            <text:p/>
          </draw:path>
          <draw:path draw:style-name="gr4" draw:layer="layout" svg:width="0.284cm" svg:height="0.391cm" svg:x="6.848cm" svg:y="14.742cm" svg:viewBox="0 0 285 392" svg:d="M45 349c0 25-7 25-45 25v18c19 0 48-2 64-2 14 0 45 2 64 2v-18c-38 0-45 0-45-25v-104c0-59 40-90 77-90 35 0 42 31 42 63v131c0 25-7 25-45 25v18c21 0 49-2 64-2 14 0 45 2 64 2v-18c-31 0-43 0-45-17v-107c0-48 0-66-18-87-8-9-25-21-59-21-48 0-72 34-81 56v-198l-82 6v18c40 0 45 3 45 32z">
            <text:p/>
          </draw:path>
          <draw:path draw:style-name="gr4" draw:layer="layout" svg:width="0.255cm" svg:height="0.258cm" svg:x="7.166cm" svg:y="14.8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4" draw:layer="layout" svg:width="0.185cm" svg:height="0.258cm" svg:x="7.442cm" svg:y="14.88cm" svg:viewBox="0 0 186 259" svg:d="M99 144c13 2 59 11 59 51 0 29-19 53-64 53-48 0-68-34-78-82-2-6-3-9-8-9-8 0-8 5-8 14v75c0 10 0 13 6 13 4 0 4 0 15-11 0 0 0-2 11-13 24 24 50 24 62 24 66 0 92-37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4" draw:layer="layout" svg:width="0.218cm" svg:height="0.258cm" svg:x="7.661cm" svg:y="14.88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olygon draw:style-name="gr4" draw:layer="layout" svg:width="0.023cm" svg:height="0.837cm" svg:x="8.064cm" svg:y="14.572cm" svg:viewBox="0 0 24 838" draw:points="13,838 0,838 0,0 24,0 24,838">
            <text:p/>
          </draw:polygon>
          <draw:polygon draw:style-name="gr4" draw:layer="layout" svg:width="5.197cm" svg:height="0.023cm" svg:x="2.89cm" svg:y="15.409cm" svg:viewBox="0 0 5198 24" draw:points="2598,24 0,24 0,0 5198,0 5198,24">
            <text:p/>
          </draw:polygon>
        </draw:g>
        <draw:g>
          <svg:title>TexMaths</svg:title>
          <svg:desc>16§latex§\fbox{UE}§svg§600§FALSE§</svg:desc>
          <draw:polygon draw:style-name="gr10" draw:layer="layout" svg:width="1.188cm" svg:height="0.767cm" svg:x="11.33cm" svg:y="1.04cm" svg:viewBox="0 0 1189 768" draw:points="594,768 0,768 0,0 1189,0 1189,768">
            <text:p/>
          </draw:polygon>
          <draw:polygon draw:style-name="gr4" draw:layer="layout" svg:width="1.188cm" svg:height="0.023cm" svg:x="11.33cm" svg:y="1.04cm" svg:viewBox="0 0 1189 24" draw:points="594,24 0,24 0,0 1189,0 1189,24">
            <text:p/>
          </draw:polygon>
          <draw:polygon draw:style-name="gr4" draw:layer="layout" svg:width="0.023cm" svg:height="0.722cm" svg:x="11.33cm" svg:y="1.062cm" svg:viewBox="0 0 24 723" draw:points="13,723 0,723 0,0 24,0 24,723">
            <text:p/>
          </draw:polygon>
          <draw:path draw:style-name="gr4" draw:layer="layout" svg:width="0.385cm" svg:height="0.397cm" svg:x="11.54cm" svg:y="1.232cm" svg:viewBox="0 0 386 398" svg:d="M310 256c0 80-54 125-108 125-28 0-93-15-93-122v-214c0-21 0-27 45-27h12v-18c-19 2-60 2-83 2-21 0-64 0-83-2v18h13c45 0 45 6 45 27v213c0 78 65 140 142 140 66 0 117-52 126-116 2-12 2-18 2-40v-181c0-18 0-43 58-43v-18c-21 0-48 2-68 2-19 0-46-2-67-2v18c59 0 59 27 59 41z">
            <text:p/>
          </draw:path>
          <draw:path draw:style-name="gr4" draw:layer="layout" svg:width="0.349cm" svg:height="0.383cm" svg:x="11.962cm" svg:y="1.234cm" svg:viewBox="0 0 350 384" svg:d="M58 339c0 21 0 27-45 27h-13v18h326l24-146h-14c-14 87-27 128-125 128h-75c-27 0-27-3-27-22v-150h51c54 0 61 17 61 65h14v-150h-14c0 49-7 67-61 67h-51v-136c0-19 0-22 27-22h74c86 0 100 30 110 108h14l-16-126h-318v18h13c45 0 45 6 45 27z">
            <text:p/>
          </draw:path>
          <draw:polygon draw:style-name="gr4" draw:layer="layout" svg:width="0.023cm" svg:height="0.722cm" svg:x="12.495cm" svg:y="1.062cm" svg:viewBox="0 0 24 723" draw:points="13,723 0,723 0,0 24,0 24,723">
            <text:p/>
          </draw:polygon>
          <draw:polygon draw:style-name="gr4" draw:layer="layout" svg:width="1.188cm" svg:height="0.023cm" svg:x="11.33cm" svg:y="1.784cm" svg:viewBox="0 0 1189 24" draw:points="594,24 0,24 0,0 1189,0 1189,24">
            <text:p/>
          </draw:polygon>
        </draw:g>
        <draw:g>
          <svg:title>TexMaths</svg:title>
          <svg:desc>16§latex§\fbox{SN}§svg§600§FALSE§</svg:desc>
          <draw:polygon draw:style-name="gr10" draw:layer="layout" svg:width="1.117cm" svg:height="0.767cm" svg:x="17.931cm" svg:y="1.041cm" svg:viewBox="0 0 1118 768" draw:points="558,768 0,768 0,0 1118,0 1118,768">
            <text:p/>
          </draw:polygon>
          <draw:polygon draw:style-name="gr4" draw:layer="layout" svg:width="1.117cm" svg:height="0.023cm" svg:x="17.931cm" svg:y="1.041cm" svg:viewBox="0 0 1118 24" draw:points="558,24 0,24 0,0 1118,0 1118,24">
            <text:p/>
          </draw:polygon>
          <draw:polygon draw:style-name="gr4" draw:layer="layout" svg:width="0.023cm" svg:height="0.722cm" svg:x="17.931cm" svg:y="1.063cm" svg:viewBox="0 0 24 723" draw:points="13,723 0,723 0,0 24,0 24,723">
            <text:p/>
          </draw:polygon>
          <draw:path draw:style-name="gr4" draw:layer="layout" svg:width="0.25cm" svg:height="0.41cm" svg:x="18.153cm" svg:y="1.22cm" svg:viewBox="0 0 251 411" svg:d="M166 179l-73-17c-35-8-56-39-56-72 0-40 30-74 73-74 95 0 108 93 111 118 1 4 1 7 8 7 6 0 6-3 6-15v-113c0-10 0-13-6-13-3 0-5 0-8 8l-19 32c-18-18-42-40-92-40-62 0-110 50-110 109 0 48 30 88 74 104 6 1 35 9 75 19 16 3 32 8 48 29 13 14 17 32 17 51 0 40-28 82-75 82-17 0-59-4-89-31-34-32-36-67-36-88-1-5-4-5-6-5-8 0-8 4-8 13v114c0 9 0 14 6 14 4 0 5-1 8-8 0 0 2-1 21-32 18 19 55 40 104 40 66 0 112-56 112-118 0-56-38-103-85-114z">
            <text:p/>
          </draw:path>
          <draw:path draw:style-name="gr4" draw:layer="layout" svg:width="0.384cm" svg:height="0.385cm" svg:x="18.452cm" svg:y="1.233cm" svg:viewBox="0 0 385 386" svg:d="M112 8c-5-8-5-8-16-8h-96v18h16c10 0 21 0 29 1 13 2 13 2 13 13v294c0 16 0 42-58 42v18c19 0 48-2 66-2 19 0 46 2 67 2v-18c-59 0-59-26-59-42v-294c3 3 3 5 6 8l230 338c5 8 5 8 10 8 8 0 8-4 8-15v-312c0-14 0-41 57-41v-18c-19 0-48 2-65 2-19 0-46-2-67-2v18c59 0 59 27 59 41v242z">
            <text:p/>
          </draw:path>
          <draw:polygon draw:style-name="gr4" draw:layer="layout" svg:width="0.023cm" svg:height="0.722cm" svg:x="19.025cm" svg:y="1.063cm" svg:viewBox="0 0 24 723" draw:points="13,723 0,723 0,0 24,0 24,723">
            <text:p/>
          </draw:polygon>
          <draw:polygon draw:style-name="gr4" draw:layer="layout" svg:width="1.117cm" svg:height="0.023cm" svg:x="17.931cm" svg:y="1.785cm" svg:viewBox="0 0 1118 24" draw:points="558,24 0,24 0,0 1118,0 1118,24">
            <text:p/>
          </draw:polygon>
        </draw:g>
        <draw:g>
          <svg:title>TexMaths</svg:title>
          <svg:desc>16§latex§\fbox{HN}§svg§600§FALSE§</svg:desc>
          <draw:polygon draw:style-name="gr10" draw:layer="layout" svg:width="1.226cm" svg:height="0.767cm" svg:x="24.632cm" svg:y="1.041cm" svg:viewBox="0 0 1227 768" draw:points="614,768 0,768 0,0 1227,0 1227,768">
            <text:p/>
          </draw:polygon>
          <draw:polygon draw:style-name="gr4" draw:layer="layout" svg:width="1.226cm" svg:height="0.023cm" svg:x="24.632cm" svg:y="1.041cm" svg:viewBox="0 0 1227 24" draw:points="614,24 0,24 0,0 1227,0 1227,24">
            <text:p/>
          </draw:polygon>
          <draw:polygon draw:style-name="gr4" draw:layer="layout" svg:width="0.023cm" svg:height="0.722cm" svg:x="24.632cm" svg:y="1.063cm" svg:viewBox="0 0 24 723" draw:points="13,723 0,723 0,0 24,0 24,723">
            <text:p/>
          </draw:polygon>
          <draw:path draw:style-name="gr4" draw:layer="layout" svg:width="0.385cm" svg:height="0.385cm" svg:x="24.842cm" svg:y="1.233cm" svg:viewBox="0 0 386 386" svg:d="M328 45c0-21 0-27 45-27h13v-18c-20 2-61 2-84 2-20 0-64 0-83-2v18h13c45 0 45 6 45 27v131h-168v-131c0-21 0-27 45-27h12v-18c-19 2-60 2-83 2-21 0-64 0-83-2v18h13c45 0 45 6 45 27v297c0 20 0 26-45 26h-13v18c19-2 61-2 83-2 21 0 64 0 83 2v-18h-12c-45 0-45-6-45-26v-148h168v148c0 20 0 26-45 26h-13v18c19-2 61-2 83-2 21 0 64 0 84 2v-18h-13c-45 0-45-6-45-26z">
            <text:p/>
          </draw:path>
          <draw:path draw:style-name="gr4" draw:layer="layout" svg:width="0.385cm" svg:height="0.385cm" svg:x="25.264cm" svg:y="1.233cm" svg:viewBox="0 0 386 386" svg:d="M112 8c-5-8-5-8-16-8h-96v18h16c10 0 21 0 29 1 13 2 13 2 13 13v294c0 16 0 42-58 42v18c19 0 48-2 66-2 19 0 46 2 67 2v-18c-59 0-59-26-59-42v-294c3 3 3 5 6 8l230 338c5 8 5 8 10 8 8 0 8-4 8-15v-312c0-14 0-41 58-41v-18c-20 0-48 2-66 2-19 0-46-2-67-2v18c59 0 59 27 59 41v242z">
            <text:p/>
          </draw:path>
          <draw:polygon draw:style-name="gr4" draw:layer="layout" svg:width="0.023cm" svg:height="0.722cm" svg:x="25.835cm" svg:y="1.063cm" svg:viewBox="0 0 24 723" draw:points="13,723 0,723 0,0 24,0 24,723">
            <text:p/>
          </draw:polygon>
          <draw:polygon draw:style-name="gr4" draw:layer="layout" svg:width="1.226cm" svg:height="0.023cm" svg:x="24.632cm" svg:y="1.785cm" svg:viewBox="0 0 1227 24" draw:points="614,24 0,24 0,0 1227,0 1227,24">
            <text:p/>
          </draw:polygon>
        </draw:g>
        <draw:g>
          <svg:title>TexMaths</svg:title>
          <svg:desc>12§latex§\fbox{1}§svg§600§FALSE§</svg:desc>
          <draw:polygon draw:style-name="gr10" draw:layer="layout" svg:width="0.498cm" svg:height="0.558cm" svg:x="27.017cm" svg:y="2.243cm" svg:viewBox="0 0 499 559" draw:points="250,559 0,559 0,0 499,0 499,559">
            <text:p/>
          </draw:polygon>
          <draw:polygon draw:style-name="gr4" draw:layer="layout" svg:width="0.498cm" svg:height="0.017cm" svg:x="27.017cm" svg:y="2.243cm" svg:viewBox="0 0 499 18" draw:points="250,18 0,18 0,0 499,0 499,18">
            <text:p/>
          </draw:polygon>
          <draw:polygon draw:style-name="gr4" draw:layer="layout" svg:width="0.017cm" svg:height="0.524cm" svg:x="27.017cm" svg:y="2.26cm" svg:viewBox="0 0 18 525" draw:points="10,525 0,525 0,0 18,0 18,525">
            <text:p/>
          </draw:polygon>
          <draw:path draw:style-name="gr4" draw:layer="layout" svg:width="0.139cm" svg:height="0.281cm" svg:x="27.198cm" svg:y="2.377cm" svg:viewBox="0 0 140 282" svg:d="M88 11c0-10 0-11-10-11-26 28-65 28-78 28v13c8 0 34 0 55-12v219c0 16-1 21-39 21h-14v13c16-1 52-1 70-1 17 0 54 0 68 1v-13h-13c-38 0-39-5-39-21z">
            <text:p/>
          </draw:path>
          <draw:polygon draw:style-name="gr4" draw:layer="layout" svg:width="0.017cm" svg:height="0.524cm" svg:x="27.498cm" svg:y="2.26cm" svg:viewBox="0 0 18 525" draw:points="10,525 0,525 0,0 18,0 18,525">
            <text:p/>
          </draw:polygon>
          <draw:polygon draw:style-name="gr4" draw:layer="layout" svg:width="0.498cm" svg:height="0.017cm" svg:x="27.017cm" svg:y="2.784cm" svg:viewBox="0 0 499 18" draw:points="250,18 0,18 0,0 499,0 499,18">
            <text:p/>
          </draw:polygon>
        </draw:g>
        <draw:g>
          <svg:title>TexMaths</svg:title>
          <svg:desc>12§latex§\fbox{2}§svg§600§FALSE§</svg:desc>
          <draw:polygon draw:style-name="gr10" draw:layer="layout" svg:width="0.498cm" svg:height="0.558cm" svg:x="24.564cm" svg:y="3.176cm" svg:viewBox="0 0 499 559" draw:points="250,559 0,559 0,0 499,0 499,559">
            <text:p/>
          </draw:polygon>
          <draw:polygon draw:style-name="gr4" draw:layer="layout" svg:width="0.498cm" svg:height="0.017cm" svg:x="24.564cm" svg:y="3.176cm" svg:viewBox="0 0 499 18" draw:points="250,18 0,18 0,0 499,0 499,18">
            <text:p/>
          </draw:polygon>
          <draw:polygon draw:style-name="gr4" draw:layer="layout" svg:width="0.017cm" svg:height="0.524cm" svg:x="24.564cm" svg:y="3.193cm" svg:viewBox="0 0 18 525" draw:points="10,525 0,525 0,0 18,0 18,525">
            <text:p/>
          </draw:polygon>
          <draw:path draw:style-name="gr4" draw:layer="layout" svg:width="0.168cm" svg:height="0.281cm" svg:x="24.728cm" svg:y="3.31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4" draw:layer="layout" svg:width="0.017cm" svg:height="0.524cm" svg:x="25.045cm" svg:y="3.193cm" svg:viewBox="0 0 18 525" draw:points="10,525 0,525 0,0 18,0 18,525">
            <text:p/>
          </draw:polygon>
          <draw:polygon draw:style-name="gr4" draw:layer="layout" svg:width="0.498cm" svg:height="0.017cm" svg:x="24.564cm" svg:y="3.717cm" svg:viewBox="0 0 499 18" draw:points="250,18 0,18 0,0 499,0 499,18">
            <text:p/>
          </draw:polygon>
        </draw:g>
        <draw:g>
          <svg:title>TexMaths</svg:title>
          <svg:desc>12§latex§\fbox{3}§svg§600§FALSE§</svg:desc>
          <draw:polygon draw:style-name="gr10" draw:layer="layout" svg:width="0.498cm" svg:height="0.558cm" svg:x="24.538cm" svg:y="7.236cm" svg:viewBox="0 0 499 559" draw:points="250,559 0,559 0,0 499,0 499,559">
            <text:p/>
          </draw:polygon>
          <draw:polygon draw:style-name="gr4" draw:layer="layout" svg:width="0.498cm" svg:height="0.017cm" svg:x="24.538cm" svg:y="7.236cm" svg:viewBox="0 0 499 18" draw:points="250,18 0,18 0,0 499,0 499,18">
            <text:p/>
          </draw:polygon>
          <draw:polygon draw:style-name="gr4" draw:layer="layout" svg:width="0.017cm" svg:height="0.524cm" svg:x="24.538cm" svg:y="7.253cm" svg:viewBox="0 0 18 525" draw:points="10,525 0,525 0,0 18,0 18,525">
            <text:p/>
          </draw:polygon>
          <draw:path draw:style-name="gr4" draw:layer="layout" svg:width="0.175cm" svg:height="0.29cm" svg:x="24.699cm" svg:y="7.37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olygon draw:style-name="gr4" draw:layer="layout" svg:width="0.017cm" svg:height="0.524cm" svg:x="25.019cm" svg:y="7.253cm" svg:viewBox="0 0 18 525" draw:points="10,525 0,525 0,0 18,0 18,525">
            <text:p/>
          </draw:polygon>
          <draw:polygon draw:style-name="gr4" draw:layer="layout" svg:width="0.498cm" svg:height="0.017cm" svg:x="24.538cm" svg:y="7.777cm" svg:viewBox="0 0 499 18" draw:points="250,18 0,18 0,0 499,0 499,18">
            <text:p/>
          </draw:polygon>
        </draw:g>
        <draw:g>
          <svg:title>TexMaths</svg:title>
          <svg:desc>12§latex§\fbox{2}§svg§600§FALSE§</svg:desc>
          <draw:polygon draw:style-name="gr10" draw:layer="layout" svg:width="0.498cm" svg:height="0.558cm" svg:x="27.064cm" svg:y="5.878cm" svg:viewBox="0 0 499 559" draw:points="250,559 0,559 0,0 499,0 499,559">
            <text:p/>
          </draw:polygon>
          <draw:polygon draw:style-name="gr4" draw:layer="layout" svg:width="0.498cm" svg:height="0.017cm" svg:x="27.064cm" svg:y="5.878cm" svg:viewBox="0 0 499 18" draw:points="250,18 0,18 0,0 499,0 499,18">
            <text:p/>
          </draw:polygon>
          <draw:polygon draw:style-name="gr4" draw:layer="layout" svg:width="0.017cm" svg:height="0.524cm" svg:x="27.064cm" svg:y="5.895cm" svg:viewBox="0 0 18 525" draw:points="10,525 0,525 0,0 18,0 18,525">
            <text:p/>
          </draw:polygon>
          <draw:path draw:style-name="gr4" draw:layer="layout" svg:width="0.168cm" svg:height="0.281cm" svg:x="27.228cm" svg:y="6.012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4" draw:layer="layout" svg:width="0.017cm" svg:height="0.524cm" svg:x="27.545cm" svg:y="5.895cm" svg:viewBox="0 0 18 525" draw:points="10,525 0,525 0,0 18,0 18,525">
            <text:p/>
          </draw:polygon>
          <draw:polygon draw:style-name="gr4" draw:layer="layout" svg:width="0.498cm" svg:height="0.017cm" svg:x="27.064cm" svg:y="6.419cm" svg:viewBox="0 0 499 18" draw:points="250,18 0,18 0,0 499,0 499,18">
            <text:p/>
          </draw:polygon>
        </draw:g>
        <draw:g>
          <svg:title>TexMaths</svg:title>
          <svg:desc>12§latex§\fbox{1}§svg§600§FALSE§</svg:desc>
          <draw:polygon draw:style-name="gr10" draw:layer="layout" svg:width="0.498cm" svg:height="0.558cm" svg:x="18.718cm" svg:y="4.644cm" svg:viewBox="0 0 499 559" draw:points="250,559 0,559 0,0 499,0 499,559">
            <text:p/>
          </draw:polygon>
          <draw:polygon draw:style-name="gr4" draw:layer="layout" svg:width="0.498cm" svg:height="0.017cm" svg:x="18.718cm" svg:y="4.644cm" svg:viewBox="0 0 499 18" draw:points="250,18 0,18 0,0 499,0 499,18">
            <text:p/>
          </draw:polygon>
          <draw:polygon draw:style-name="gr4" draw:layer="layout" svg:width="0.017cm" svg:height="0.524cm" svg:x="18.718cm" svg:y="4.661cm" svg:viewBox="0 0 18 525" draw:points="10,525 0,525 0,0 18,0 18,525">
            <text:p/>
          </draw:polygon>
          <draw:path draw:style-name="gr4" draw:layer="layout" svg:width="0.139cm" svg:height="0.281cm" svg:x="18.899cm" svg:y="4.778cm" svg:viewBox="0 0 140 282" svg:d="M88 11c0-10 0-11-10-11-26 28-65 28-78 28v13c8 0 34 0 55-12v219c0 16-1 21-39 21h-14v13c16-1 52-1 70-1 17 0 54 0 68 1v-13h-13c-38 0-39-5-39-21z">
            <text:p/>
          </draw:path>
          <draw:polygon draw:style-name="gr4" draw:layer="layout" svg:width="0.017cm" svg:height="0.524cm" svg:x="19.199cm" svg:y="4.661cm" svg:viewBox="0 0 18 525" draw:points="10,525 0,525 0,0 18,0 18,525">
            <text:p/>
          </draw:polygon>
          <draw:polygon draw:style-name="gr4" draw:layer="layout" svg:width="0.498cm" svg:height="0.017cm" svg:x="18.718cm" svg:y="5.185cm" svg:viewBox="0 0 499 18" draw:points="250,18 0,18 0,0 499,0 499,18">
            <text:p/>
          </draw:polygon>
        </draw:g>
        <draw:g>
          <svg:title>TexMaths</svg:title>
          <svg:desc>12§latex§\fbox{1}§svg§600§FALSE§</svg:desc>
          <draw:polygon draw:style-name="gr10" draw:layer="layout" svg:width="0.48cm" svg:height="0.558cm" svg:x="17.918cm" svg:y="9.644cm" svg:viewBox="0 0 481 559" draw:points="241,559 0,559 0,0 481,0 481,559">
            <text:p/>
          </draw:polygon>
          <draw:polygon draw:style-name="gr4" draw:layer="layout" svg:width="0.48cm" svg:height="0.017cm" svg:x="17.918cm" svg:y="9.644cm" svg:viewBox="0 0 481 18" draw:points="241,18 0,18 0,0 481,0 481,18">
            <text:p/>
          </draw:polygon>
          <draw:polygon draw:style-name="gr4" draw:layer="layout" svg:width="0.016cm" svg:height="0.524cm" svg:x="17.918cm" svg:y="9.661cm" svg:viewBox="0 0 17 525" draw:points="10,525 0,525 0,0 17,0 17,525">
            <text:p/>
          </draw:polygon>
          <draw:path draw:style-name="gr4" draw:layer="layout" svg:width="0.134cm" svg:height="0.281cm" svg:x="18.092cm" svg:y="9.778cm" svg:viewBox="0 0 135 282" svg:d="M85 11c0-10 0-11-10-11-25 28-62 28-75 28v13c8 0 33 0 53-12v219c0 16-1 21-38 21h-13v13c15-1 50-1 67-1s52 0 66 1v-13h-13c-36 0-37-5-37-21z">
            <text:p/>
          </draw:path>
          <draw:polygon draw:style-name="gr4" draw:layer="layout" svg:width="0.016cm" svg:height="0.524cm" svg:x="18.382cm" svg:y="9.661cm" svg:viewBox="0 0 17 525" draw:points="10,525 0,525 0,0 17,0 17,525">
            <text:p/>
          </draw:polygon>
          <draw:polygon draw:style-name="gr4" draw:layer="layout" svg:width="0.48cm" svg:height="0.017cm" svg:x="17.918cm" svg:y="10.185cm" svg:viewBox="0 0 481 18" draw:points="241,18 0,18 0,0 481,0 481,18">
            <text:p/>
          </draw:polygon>
        </draw:g>
        <draw:g>
          <svg:title>TexMaths</svg:title>
          <svg:desc>12§latex§\fbox{2}§svg§600§FALSE§</svg:desc>
          <draw:polygon draw:style-name="gr10" draw:layer="layout" svg:width="0.498cm" svg:height="0.558cm" svg:x="12.518cm" svg:y="10.646cm" svg:viewBox="0 0 499 559" draw:points="250,559 0,559 0,0 499,0 499,559">
            <text:p/>
          </draw:polygon>
          <draw:polygon draw:style-name="gr4" draw:layer="layout" svg:width="0.498cm" svg:height="0.017cm" svg:x="12.518cm" svg:y="10.646cm" svg:viewBox="0 0 499 18" draw:points="250,18 0,18 0,0 499,0 499,18">
            <text:p/>
          </draw:polygon>
          <draw:polygon draw:style-name="gr4" draw:layer="layout" svg:width="0.017cm" svg:height="0.524cm" svg:x="12.518cm" svg:y="10.663cm" svg:viewBox="0 0 18 525" draw:points="10,525 0,525 0,0 18,0 18,525">
            <text:p/>
          </draw:polygon>
          <draw:path draw:style-name="gr4" draw:layer="layout" svg:width="0.168cm" svg:height="0.281cm" svg:x="12.682cm" svg:y="10.78cm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  <text:p/>
          </draw:path>
          <draw:polygon draw:style-name="gr4" draw:layer="layout" svg:width="0.017cm" svg:height="0.524cm" svg:x="12.999cm" svg:y="10.663cm" svg:viewBox="0 0 18 525" draw:points="10,525 0,525 0,0 18,0 18,525">
            <text:p/>
          </draw:polygon>
          <draw:polygon draw:style-name="gr4" draw:layer="layout" svg:width="0.498cm" svg:height="0.017cm" svg:x="12.518cm" svg:y="11.187cm" svg:viewBox="0 0 499 18" draw:points="250,18 0,18 0,0 499,0 499,18">
            <text:p/>
          </draw:polygon>
        </draw:g>
        <draw:g>
          <svg:title>TexMaths</svg:title>
          <svg:desc>12§latex§\fbox{4}§svg§600§FALSE§</svg:desc>
          <draw:polygon draw:style-name="gr10" draw:layer="layout" svg:width="0.498cm" svg:height="0.558cm" svg:x="17.92cm" svg:y="13.149cm" svg:viewBox="0 0 499 559" draw:points="250,559 0,559 0,0 499,0 499,559">
            <text:p/>
          </draw:polygon>
          <draw:polygon draw:style-name="gr4" draw:layer="layout" svg:width="0.498cm" svg:height="0.017cm" svg:x="17.92cm" svg:y="13.149cm" svg:viewBox="0 0 499 18" draw:points="250,18 0,18 0,0 499,0 499,18">
            <text:p/>
          </draw:polygon>
          <draw:polygon draw:style-name="gr4" draw:layer="layout" svg:width="0.017cm" svg:height="0.524cm" svg:x="17.92cm" svg:y="13.166cm" svg:viewBox="0 0 18 525" draw:points="10,525 0,525 0,0 18,0 18,525">
            <text:p/>
          </draw:polygon>
          <draw:path draw:style-name="gr4" draw:layer="layout" svg:width="0.187cm" svg:height="0.286cm" svg:x="18.075cm" svg:y="13.279cm" svg:viewBox="0 0 188 287" svg:d="M113 217v36c0 16-1 21-33 21h-8v13c17-2 40-2 58-2 16 0 39 0 57 2v-13h-9c-32 0-33-5-33-21v-36h43v-13h-43v-193c0-9 0-11-6-11-5 0-6 0-8 5l-131 199v13zM115 204h-103l103-158z">
            <text:p/>
          </draw:path>
          <draw:polygon draw:style-name="gr4" draw:layer="layout" svg:width="0.017cm" svg:height="0.524cm" svg:x="18.401cm" svg:y="13.166cm" svg:viewBox="0 0 18 525" draw:points="10,525 0,525 0,0 18,0 18,525">
            <text:p/>
          </draw:polygon>
          <draw:polygon draw:style-name="gr4" draw:layer="layout" svg:width="0.498cm" svg:height="0.017cm" svg:x="17.92cm" svg:y="13.69cm" svg:viewBox="0 0 499 18" draw:points="250,18 0,18 0,0 499,0 499,18">
            <text:p/>
          </draw:polygon>
        </draw:g>
        <draw:g>
          <svg:title>TexMaths</svg:title>
          <svg:desc>12§latex§\fbox{5}§svg§600§FALSE§</svg:desc>
          <draw:polygon draw:style-name="gr10" draw:layer="layout" svg:width="0.498cm" svg:height="0.558cm" svg:x="16.72cm" svg:y="14.15cm" svg:viewBox="0 0 499 559" draw:points="250,559 0,559 0,0 499,0 499,559">
            <text:p/>
          </draw:polygon>
          <draw:polygon draw:style-name="gr4" draw:layer="layout" svg:width="0.498cm" svg:height="0.017cm" svg:x="16.72cm" svg:y="14.15cm" svg:viewBox="0 0 499 18" draw:points="250,18 0,18 0,0 499,0 499,18">
            <text:p/>
          </draw:polygon>
          <draw:polygon draw:style-name="gr4" draw:layer="layout" svg:width="0.017cm" svg:height="0.524cm" svg:x="16.72cm" svg:y="14.167cm" svg:viewBox="0 0 18 525" draw:points="10,525 0,525 0,0 18,0 18,525">
            <text:p/>
          </draw:polygon>
          <draw:path draw:style-name="gr4" draw:layer="layout" svg:width="0.168cm" svg:height="0.29cm" svg:x="16.884cm" svg:y="14.284cm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7 77 77 49 0 92-40 92-94z">
            <text:p/>
          </draw:path>
          <draw:polygon draw:style-name="gr4" draw:layer="layout" svg:width="0.017cm" svg:height="0.524cm" svg:x="17.201cm" svg:y="14.167cm" svg:viewBox="0 0 18 525" draw:points="10,525 0,525 0,0 18,0 18,525">
            <text:p/>
          </draw:polygon>
          <draw:polygon draw:style-name="gr4" draw:layer="layout" svg:width="0.498cm" svg:height="0.017cm" svg:x="16.72cm" svg:y="14.691cm" svg:viewBox="0 0 499 18" draw:points="250,18 0,18 0,0 499,0 499,18">
            <text:p/>
          </draw:polygon>
        </draw:g>
        <draw:g>
          <svg:title>TexMaths</svg:title>
          <svg:desc>12§latex§\fbox{6}§svg§600§FALSE§</svg:desc>
          <draw:polygon draw:style-name="gr10" draw:layer="layout" svg:width="0.498cm" svg:height="0.558cm" svg:x="12.021cm" svg:y="15.15cm" svg:viewBox="0 0 499 559" draw:points="250,559 0,559 0,0 499,0 499,559">
            <text:p/>
          </draw:polygon>
          <draw:polygon draw:style-name="gr4" draw:layer="layout" svg:width="0.498cm" svg:height="0.017cm" svg:x="12.021cm" svg:y="15.15cm" svg:viewBox="0 0 499 18" draw:points="250,18 0,18 0,0 499,0 499,18">
            <text:p/>
          </draw:polygon>
          <draw:polygon draw:style-name="gr4" draw:layer="layout" svg:width="0.017cm" svg:height="0.524cm" svg:x="12.021cm" svg:y="15.167cm" svg:viewBox="0 0 18 525" draw:points="10,525 0,525 0,0 18,0 18,525">
            <text:p/>
          </draw:polygon>
          <draw:path draw:style-name="gr4" draw:layer="layout" svg:width="0.175cm" svg:height="0.29cm" svg:x="12.182cm" svg:y="15.284cm" svg:viewBox="0 0 176 291" svg:d="M38 143v-10c0-107 53-122 75-122 9 0 27 2 37 17-6 0-24 0-24 19 0 13 11 19 20 19 6 0 20-4 20-20 0-26-20-46-54-46-54 0-112 55-112 149 0 113 49 142 89 142 47 0 87-39 87-95 0-54-38-95-85-95-29 0-44 21-53 42zM89 280c-27 0-40-26-42-33-7-19-7-53-7-61 0-32 13-76 51-76 6 0 27 0 40 27 7 15 7 37 7 59 0 20 0 40-7 56-13 25-33 28-42 28z">
            <text:p/>
          </draw:path>
          <draw:polygon draw:style-name="gr4" draw:layer="layout" svg:width="0.017cm" svg:height="0.524cm" svg:x="12.502cm" svg:y="15.167cm" svg:viewBox="0 0 18 525" draw:points="10,525 0,525 0,0 18,0 18,525">
            <text:p/>
          </draw:polygon>
          <draw:polygon draw:style-name="gr4" draw:layer="layout" svg:width="0.498cm" svg:height="0.017cm" svg:x="12.021cm" svg:y="15.691cm" svg:viewBox="0 0 499 18" draw:points="250,18 0,18 0,0 499,0 499,18">
            <text:p/>
          </draw:polygon>
        </draw:g>
        <draw:custom-shape draw:style-name="gr6" draw:text-style-name="P1" draw:layer="layout" svg:width="8.89cm" svg:height="1.041cm" svg:x="15.448cm" svg:y="8.14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\fbox{4}§svg§600§FALSE§</svg:desc>
          <draw:polygon draw:style-name="gr10" draw:layer="layout" svg:width="0.498cm" svg:height="0.54cm" svg:x="23.677cm" svg:y="8.265cm" svg:viewBox="0 0 499 541" draw:points="250,541 0,541 0,0 499,0 499,541">
            <text:p/>
          </draw:polygon>
          <draw:polygon draw:style-name="gr4" draw:layer="layout" svg:width="0.498cm" svg:height="0.016cm" svg:x="23.677cm" svg:y="8.265cm" svg:viewBox="0 0 499 17" draw:points="250,17 0,17 0,0 499,0 499,17">
            <text:p/>
          </draw:polygon>
          <draw:polygon draw:style-name="gr4" draw:layer="layout" svg:width="0.017cm" svg:height="0.507cm" svg:x="23.677cm" svg:y="8.281cm" svg:viewBox="0 0 18 508" draw:points="10,508 0,508 0,0 18,0 18,508">
            <text:p/>
          </draw:polygon>
          <draw:path draw:style-name="gr4" draw:layer="layout" svg:width="0.187cm" svg:height="0.276cm" svg:x="23.832cm" svg:y="8.39cm" svg:viewBox="0 0 188 277" svg:d="M113 210v35c0 15-1 20-33 20h-8v12c17-1 40-1 58-1 16 0 39 0 57 1v-12h-9c-32 0-33-5-33-20v-35h43v-13h-43v-187c0-8 0-10-6-10-5 0-6 0-8 5l-131 192v13zM115 197h-103l103-153z">
            <text:p/>
          </draw:path>
          <draw:polygon draw:style-name="gr4" draw:layer="layout" svg:width="0.017cm" svg:height="0.507cm" svg:x="24.158cm" svg:y="8.281cm" svg:viewBox="0 0 18 508" draw:points="10,508 0,508 0,0 18,0 18,508">
            <text:p/>
          </draw:polygon>
          <draw:polygon draw:style-name="gr4" draw:layer="layout" svg:width="0.498cm" svg:height="0.016cm" svg:x="23.677cm" svg:y="8.789cm" svg:viewBox="0 0 499 17" draw:points="250,17 0,17 0,0 499,0 499,17">
            <text:p/>
          </draw:polygon>
        </draw:g>
        <draw:g>
          <svg:title>TexMaths</svg:title>
          <svg:desc>12§latex§SN stores $hnid,e_{hnid},d_{snid},expirytime$ \\in its key table§svg§600§FALSE§</svg:desc>
          <draw:polygon draw:style-name="gr10" draw:layer="layout" svg:width="7.853cm" svg:height="0.881cm" svg:x="15.514cm" svg:y="8.303cm" svg:viewBox="0 0 7854 882" draw:points="3926,882 0,882 0,0 7854,0 7854,882">
            <text:p/>
          </draw:polygon>
          <draw:path draw:style-name="gr4" draw:layer="layout" svg:width="0.187cm" svg:height="0.308cm" svg:x="16.17cm" svg:y="8.298cm" svg:viewBox="0 0 188 309" svg:d="M125 134l-55-13c-27-6-42-29-42-54 0-30 22-55 55-55 71 0 80 70 83 89 1 2 1 5 6 5 4 0 4-3 4-11v-85c0-8 0-10-4-10-3 0-4 0-6 6l-15 24c-13-13-31-30-68-30-47 0-83 37-83 82 0 36 23 66 55 78 5 1 27 7 57 14 12 2 24 6 36 22 9 10 13 24 13 38 0 30-22 61-57 61-13 0-44-2-67-22-25-24-26-51-26-67-1-3-4-3-5-3-6 0-6 2-6 9v86c0 7 0 11 5 11 2 0 3-2 6-6 0 0 1-2 15-24 14 14 41 30 78 30 50 0 84-42 84-89 0-42-28-77-63-86z">
            <text:p/>
          </draw:path>
          <draw:path draw:style-name="gr4" draw:layer="layout" svg:width="0.288cm" svg:height="0.288cm" svg:x="16.395cm" svg:y="8.308cm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
            <text:p/>
          </draw:path>
          <draw:path draw:style-name="gr4" draw:layer="layout" svg:width="0.138cm" svg:height="0.193cm" svg:x="16.852cm" svg:y="8.40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132cm" svg:height="0.264cm" svg:x="17.013cm" svg:y="8.336cm" svg:viewBox="0 0 133 265" svg:d="M66 91h60v-13h-60v-78h-11c-1 35-13 80-55 82v9h36v117c0 53 40 57 55 57 30 0 42-30 42-57v-24h-11v24c0 31-13 47-28 47-28 0-28-39-28-46z">
            <text:p/>
          </draw:path>
          <draw:path draw:style-name="gr4" draw:layer="layout" svg:width="0.187cm" svg:height="0.193cm" svg:x="17.18cm" svg:y="8.40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4" draw:layer="layout" svg:width="0.142cm" svg:height="0.186cm" svg:x="17.391cm" svg:y="8.4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163cm" svg:height="0.193cm" svg:x="17.556cm" svg:y="8.40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138cm" svg:height="0.193cm" svg:x="17.746cm" svg:y="8.40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208cm" svg:height="0.298cm" svg:x="18.062cm" svg:y="8.303cm" svg:viewBox="0 0 209 299" svg:d="M98 5c0 0 0-5-6-5-9 0-40 4-51 5-4 0-7 0-7 8 0 5 3 5 9 5 21 0 22 2 22 7l-1 9-63 243c-1 6-1 8-1 10 0 10 8 12 12 12 7 0 14-5 16-11l8-32 10-39c2-9 4-19 7-29 1-2 3-15 5-18 1-4 14-27 28-39 10-7 22-15 41-15 18 0 23 15 23 29 0 23-17 70-26 95-4 11-6 16-6 24 0 19 15 35 34 35 40 0 57-62 57-66s-5-4-6-4c-4 0-4 2-6 8-6 22-21 52-43 52-8 0-11-4-11-14s5-20 8-30c6-18 25-69 25-93 0-27-16-45-48-45-27 0-46 13-63 32z">
            <text:p/>
          </draw:path>
          <draw:path draw:style-name="gr4" draw:layer="layout" svg:width="0.228cm" svg:height="0.191cm" svg:x="18.294cm" svg:y="8.41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
            <text:p/>
          </draw:path>
          <draw:path draw:style-name="gr4" draw:layer="layout" svg:width="0.112cm" svg:height="0.284cm" svg:x="18.548cm" svg:y="8.317cm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4z">
            <text:p/>
          </draw:path>
          <draw:path draw:style-name="gr4" draw:layer="layout" svg:width="0.201cm" svg:height="0.298cm" svg:x="18.696cm" svg:y="8.303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4 24-93 13-25 31-41 49-41 28 0 33 35 33 38 0 2 0 4-2 7z">
            <text:p/>
          </draw:path>
          <draw:path draw:style-name="gr4" draw:layer="layout" svg:width="0.049cm" svg:height="0.126cm" svg:x="18.936cm" svg:y="8.551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62cm" svg:height="0.191cm" svg:x="19.107cm" svg:y="8.41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161cm" svg:height="0.208cm" svg:x="19.306cm" svg:y="8.454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4" draw:layer="layout" svg:width="0.18cm" svg:height="0.133cm" svg:x="19.494cm" svg:y="8.52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19.703cm" svg:y="8.46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19.827cm" svg:y="8.45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49cm" svg:height="0.126cm" svg:x="20.042cm" svg:y="8.551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201cm" svg:height="0.298cm" svg:x="20.21cm" svg:y="8.303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4 24-93 13-25 31-41 49-41 28 0 33 35 33 38 0 2 0 4-2 7z">
            <text:p/>
          </draw:path>
          <draw:path draw:style-name="gr4" draw:layer="layout" svg:width="0.118cm" svg:height="0.133cm" svg:x="20.433cm" svg:y="8.529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4" draw:layer="layout" svg:width="0.18cm" svg:height="0.133cm" svg:x="20.585cm" svg:y="8.529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0.794cm" svg:y="8.464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20.918cm" svg:y="8.454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49cm" svg:height="0.126cm" svg:x="21.132cm" svg:y="8.551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62cm" svg:height="0.191cm" svg:x="21.303cm" svg:y="8.41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21cm" svg:height="0.191cm" svg:x="21.492cm" svg:y="8.41cm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
            <text:p/>
          </draw:path>
          <draw:path draw:style-name="gr4" draw:layer="layout" svg:width="0.22cm" svg:height="0.269cm" svg:x="21.707cm" svg:y="8.41cm" svg:viewBox="0 0 221 270" svg:d="M32 239c-3 14-3 18-22 18-5 0-10 0-10 7 0 4 2 6 6 6 11 0 23-2 35-2 14 0 29 2 42 2 2 0 8 0 8-9 0-4-5-4-11-4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
            <text:p/>
          </draw:path>
          <draw:path draw:style-name="gr4" draw:layer="layout" svg:width="0.112cm" svg:height="0.284cm" svg:x="21.945cm" svg:y="8.317cm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4z">
            <text:p/>
          </draw:path>
          <draw:path draw:style-name="gr4" draw:layer="layout" svg:width="0.172cm" svg:height="0.191cm" svg:x="22.09cm" svg:y="8.41cm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4" draw:layer="layout" svg:width="0.195cm" svg:height="0.273cm" svg:x="22.293cm" svg:y="8.41cm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4 4-5 8-10 8-18 0-14-11-15-16-15-9 0-24 6-24 28 0 20 20 36 46 36 43 0 88-39 100-87z">
            <text:p/>
          </draw:path>
          <draw:path draw:style-name="gr4" draw:layer="layout" svg:width="0.13cm" svg:height="0.269cm" svg:x="22.512cm" svg:y="8.332cm" svg:viewBox="0 0 131 270" svg:d="M78 96h40c8 0 13 0 13-8 0-5-5-5-12-5h-37c15-60 16-69 16-71 0-7-4-12-12-12-1 0-13 0-16 16l-17 67h-40c-8 0-13 0-13 8 0 5 4 5 12 5h37c-30 120-32 127-32 135 0 22 17 39 39 39 44 0 68-62 68-65 0-5-4-5-5-5-4 0-5 2-6 6-19 45-41 55-55 55-10 0-14-5-14-20 0-10 0-13 3-20z">
            <text:p/>
          </draw:path>
          <draw:path draw:style-name="gr4" draw:layer="layout" svg:width="0.112cm" svg:height="0.284cm" svg:x="22.667cm" svg:y="8.317cm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4z">
            <text:p/>
          </draw:path>
          <draw:path draw:style-name="gr4" draw:layer="layout" svg:width="0.346cm" svg:height="0.191cm" svg:x="22.812cm" svg:y="8.41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4" draw:layer="layout" svg:width="0.162cm" svg:height="0.191cm" svg:x="23.189cm" svg:y="8.41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09cm" svg:height="0.282cm" svg:x="15.528cm" svg:y="8.82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213cm" svg:height="0.186cm" svg:x="15.645cm" svg:y="8.915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09cm" svg:height="0.282cm" svg:x="16.02cm" svg:y="8.82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132cm" svg:height="0.264cm" svg:x="16.131cm" svg:y="8.843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138cm" svg:height="0.193cm" svg:x="16.301cm" svg:y="8.913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204cm" svg:height="0.293cm" svg:x="16.606cm" svg:y="8.809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4" draw:layer="layout" svg:width="0.163cm" svg:height="0.193cm" svg:x="16.817cm" svg:y="8.913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07cm" svg:height="0.269cm" svg:x="17.001cm" svg:y="8.92cm" svg:viewBox="0 0 208 270" svg:d="M168 41c11-28 32-28 40-28v-13c-10 1-23 1-33 1-7 0-27-1-36-1v13c13 0 19 7 19 18 0 5 0 5-2 11l-43 103-47-114c-1-3-2-5-2-7 0-11 15-11 24-11v-13c-11 0-40 1-47 1-11 0-28 0-41-1v13c20 0 29 0 35 15l63 154c-2 6-8 20-10 26-10 23-22 53-48 53-3 0-12 0-21-9 13-1 17-11 17-17 0-12-8-18-18-18-8 0-18 5-18 18 0 20 18 35 40 35 26 0 43-25 54-49z">
            <text:p/>
          </draw:path>
          <draw:path draw:style-name="gr4" draw:layer="layout" svg:width="0.132cm" svg:height="0.264cm" svg:x="17.363cm" svg:y="8.843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191cm" svg:height="0.193cm" svg:x="17.537cm" svg:y="8.913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4" draw:layer="layout" svg:width="0.208cm" svg:height="0.298cm" svg:x="17.742cm" svg:y="8.809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8-6-10-6-17z">
            <text:p/>
          </draw:path>
          <draw:path draw:style-name="gr4" draw:layer="layout" svg:width="0.094cm" svg:height="0.293cm" svg:x="17.979cm" svg:y="8.809cm" svg:viewBox="0 0 95 294" svg:d="M61 0l-61 5v13c30 0 34 2 34 24v220c0 19-5 19-34 19v13c14 0 37-1 48-1 10 0 31 1 47 1v-13c-29 0-34 0-34-19z">
            <text:p/>
          </draw:path>
          <draw:path draw:style-name="gr4" draw:layer="layout" svg:width="0.163cm" svg:height="0.193cm" svg:x="18.094cm" svg:y="8.913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</draw:g>
        <draw:custom-shape draw:style-name="gr8" draw:text-style-name="P1" draw:layer="layout" svg:width="10.922cm" svg:height="1.211cm" svg:x="12.954cm" svg:y="11.69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SN looks up the key table and extract $expirytime$ \\
given by  the HN identified by $hnid$§svg§600§FALSE§</svg:desc>
          <draw:polygon draw:style-name="gr10" draw:layer="layout" svg:width="9.901cm" svg:height="0.881cm" svg:x="13.012cm" svg:y="11.836cm" svg:viewBox="0 0 9902 882" draw:points="4951,882 0,882 0,0 9902,0 9902,882">
            <text:p/>
          </draw:polygon>
          <draw:path draw:style-name="gr4" draw:layer="layout" svg:width="0.187cm" svg:height="0.307cm" svg:x="13.668cm" svg:y="11.831cm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
            <text:p/>
          </draw:path>
          <draw:path draw:style-name="gr4" draw:layer="layout" svg:width="0.288cm" svg:height="0.288cm" svg:x="13.893cm" svg:y="11.841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4" draw:layer="layout" svg:width="0.094cm" svg:height="0.293cm" svg:x="14.35cm" svg:y="11.836cm" svg:viewBox="0 0 95 294" svg:d="M61 0l-61 5v13c30 0 34 2 34 24v220c0 19-5 19-34 19v13c14 0 37-1 48-1 10 0 31 1 47 1v-13c-29 0-34 0-34-19z">
            <text:p/>
          </draw:path>
          <draw:path draw:style-name="gr4" draw:layer="layout" svg:width="0.187cm" svg:height="0.193cm" svg:x="14.465cm" svg:y="11.94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4" draw:layer="layout" svg:width="0.187cm" svg:height="0.193cm" svg:x="14.687cm" svg:y="11.94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4" draw:layer="layout" svg:width="0.204cm" svg:height="0.293cm" svg:x="14.898cm" svg:y="11.836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4" draw:layer="layout" svg:width="0.138cm" svg:height="0.193cm" svg:x="15.123cm" svg:y="11.94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213cm" svg:height="0.191cm" svg:x="15.43cm" svg:y="11.943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4" draw:layer="layout" svg:width="0.208cm" svg:height="0.269cm" svg:x="15.661cm" svg:y="11.943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132cm" svg:height="0.264cm" svg:x="16.033cm" svg:y="11.869cm" svg:viewBox="0 0 133 265" svg:d="M66 91h60v-13h-60v-78h-11c-1 35-13 80-55 82v9h36v117c0 52 40 57 55 57 30 0 42-30 42-57v-24h-11v24c0 31-12 46-28 46-28 0-28-38-28-45z">
            <text:p/>
          </draw:path>
          <draw:path draw:style-name="gr4" draw:layer="layout" svg:width="0.213cm" svg:height="0.293cm" svg:x="16.203cm" svg:y="11.836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4" draw:layer="layout" svg:width="0.163cm" svg:height="0.193cm" svg:x="16.435cm" svg:y="11.9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04cm" svg:height="0.293cm" svg:x="16.763cm" svg:y="11.836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4" draw:layer="layout" svg:width="0.163cm" svg:height="0.193cm" svg:x="16.974cm" svg:y="11.9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07cm" svg:height="0.269cm" svg:x="17.158cm" svg:y="11.947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ath draw:style-name="gr4" draw:layer="layout" svg:width="0.132cm" svg:height="0.264cm" svg:x="17.521cm" svg:y="11.869cm" svg:viewBox="0 0 133 265" svg:d="M66 91h60v-13h-60v-78h-11c-1 35-13 80-55 82v9h36v117c0 52 40 57 55 57 30 0 42-30 42-57v-24h-11v24c0 31-12 46-28 46-28 0-28-38-28-45z">
            <text:p/>
          </draw:path>
          <draw:path draw:style-name="gr4" draw:layer="layout" svg:width="0.191cm" svg:height="0.193cm" svg:x="17.694cm" svg:y="11.94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4" draw:layer="layout" svg:width="0.208cm" svg:height="0.298cm" svg:x="17.899cm" svg:y="11.836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4" draw:layer="layout" svg:width="0.094cm" svg:height="0.293cm" svg:x="18.136cm" svg:y="11.836cm" svg:viewBox="0 0 95 294" svg:d="M61 0l-61 5v13c30 0 34 2 34 24v220c0 19-5 19-34 19v13c14 0 37-1 48-1 10 0 31 1 47 1v-13c-29 0-34 0-34-19z">
            <text:p/>
          </draw:path>
          <draw:path draw:style-name="gr4" draw:layer="layout" svg:width="0.163cm" svg:height="0.193cm" svg:x="18.251cm" svg:y="11.9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191cm" svg:height="0.193cm" svg:x="18.585cm" svg:y="11.94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4" draw:layer="layout" svg:width="0.213cm" svg:height="0.186cm" svg:x="18.792cm" svg:y="11.943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208cm" svg:height="0.298cm" svg:x="19.026cm" svg:y="11.836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4" draw:layer="layout" svg:width="0.163cm" svg:height="0.193cm" svg:x="19.399cm" svg:y="11.94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13cm" svg:height="0.181cm" svg:x="19.579cm" svg:y="11.947cm" svg:viewBox="0 0 214 182" svg:d="M116 83c14-16 29-36 40-48 13-15 30-22 50-22v-13c-10 1-24 1-34 1-14 0-36-1-41-1v13c8 1 12 6 12 13 0 8-4 12-6 15l-27 33-33-43c-4-3-4-5-4-7 0-6 6-11 16-11v-13c-12 0-40 1-47 1-8 0-29 0-40-1v13c30 0 30 0 50 27l42 54-40 50c-20 25-46 26-54 26v12c11 0 24-1 35-1 13 0 30 1 41 1v-12c-10-2-12-7-12-13 0-9 12-24 37-54l32 42c4 5 10 12 10 15s-4 9-16 10v12c13 0 36-1 46-1 12 0 29 1 41 1v-12c-23 0-30-1-40-13z">
            <text:p/>
          </draw:path>
          <draw:path draw:style-name="gr4" draw:layer="layout" svg:width="0.132cm" svg:height="0.264cm" svg:x="19.805cm" svg:y="11.869cm" svg:viewBox="0 0 133 265" svg:d="M66 91h60v-13h-60v-78h-11c-1 35-13 80-55 82v9h36v117c0 52 40 57 55 57 30 0 42-30 42-57v-24h-11v24c0 31-12 46-28 46-28 0-28-38-28-45z">
            <text:p/>
          </draw:path>
          <draw:path draw:style-name="gr4" draw:layer="layout" svg:width="0.142cm" svg:height="0.186cm" svg:x="19.973cm" svg:y="11.943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191cm" svg:height="0.193cm" svg:x="20.145cm" svg:y="11.94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4" draw:layer="layout" svg:width="0.161cm" svg:height="0.193cm" svg:x="20.352cm" svg:y="11.94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4" draw:layer="layout" svg:width="0.132cm" svg:height="0.264cm" svg:x="20.533cm" svg:y="11.869cm" svg:viewBox="0 0 133 265" svg:d="M66 91h60v-13h-60v-78h-11c-1 35-13 80-55 82v9h36v117c0 52 40 57 55 57 30 0 42-30 42-57v-24h-11v24c0 31-12 46-28 46-28 0-28-38-28-45z">
            <text:p/>
          </draw:path>
          <draw:path draw:style-name="gr4" draw:layer="layout" svg:width="0.162cm" svg:height="0.191cm" svg:x="20.849cm" svg:y="11.943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21cm" svg:height="0.191cm" svg:x="21.038cm" svg:y="11.943cm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
            <text:p/>
          </draw:path>
          <draw:path draw:style-name="gr4" draw:layer="layout" svg:width="0.22cm" svg:height="0.269cm" svg:x="21.253cm" svg:y="11.943cm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
            <text:p/>
          </draw:path>
          <draw:path draw:style-name="gr4" draw:layer="layout" svg:width="0.112cm" svg:height="0.283cm" svg:x="21.491cm" svg:y="11.85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4" draw:layer="layout" svg:width="0.172cm" svg:height="0.191cm" svg:x="21.636cm" svg:y="11.943cm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4" draw:layer="layout" svg:width="0.195cm" svg:height="0.273cm" svg:x="21.839cm" svg:y="11.943cm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
            <text:p/>
          </draw:path>
          <draw:path draw:style-name="gr4" draw:layer="layout" svg:width="0.13cm" svg:height="0.269cm" svg:x="22.057cm" svg:y="11.865c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
            <text:p/>
          </draw:path>
          <draw:path draw:style-name="gr4" draw:layer="layout" svg:width="0.112cm" svg:height="0.283cm" svg:x="22.213cm" svg:y="11.85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4" draw:layer="layout" svg:width="0.346cm" svg:height="0.191cm" svg:x="22.358cm" svg:y="11.943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4" draw:layer="layout" svg:width="0.162cm" svg:height="0.191cm" svg:x="22.735cm" svg:y="11.943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193cm" svg:height="0.279cm" svg:x="13.024cm" svg:y="12.444cm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
            <text:p/>
          </draw:path>
          <draw:path draw:style-name="gr4" draw:layer="layout" svg:width="0.09cm" svg:height="0.282cm" svg:x="13.236cm" svg:y="12.35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207cm" svg:height="0.186cm" svg:x="13.348cm" svg:y="12.453cm" svg:viewBox="0 0 208 187" svg:d="M168 42c5-10 12-29 40-29v-13c-10 1-23 1-33 1-9 0-29-1-36-1v13c16 0 21 10 21 18 0 4-2 6-4 11l-43 108-47-119c-2-5-2-6-2-7 0-11 15-11 24-11v-13c-14 0-38 1-47 1-11 0-28 0-41-1v13c26 0 29 3 34 16l61 151c2 6 3 7 9 7 5 0 8-3 9-7z">
            <text:p/>
          </draw:path>
          <draw:path draw:style-name="gr4" draw:layer="layout" svg:width="0.163cm" svg:height="0.193cm" svg:x="13.563cm" svg:y="12.44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13cm" svg:height="0.186cm" svg:x="13.752cm" svg:y="12.448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208cm" svg:height="0.298cm" svg:x="14.126cm" svg:y="12.342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4" draw:layer="layout" svg:width="0.207cm" svg:height="0.269cm" svg:x="14.344cm" svg:y="12.453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ath draw:style-name="gr4" draw:layer="layout" svg:width="0.132cm" svg:height="0.264cm" svg:x="14.708cm" svg:y="12.376cm" svg:viewBox="0 0 133 265" svg:d="M66 91h60v-13h-60v-78h-11c-1 35-13 80-55 82v9h36v117c0 52 40 57 55 57 30 0 42-30 42-57v-24h-11v24c0 31-12 46-28 46-28 0-28-38-28-45z">
            <text:p/>
          </draw:path>
          <draw:path draw:style-name="gr4" draw:layer="layout" svg:width="0.213cm" svg:height="0.293cm" svg:x="14.877cm" svg:y="12.34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4" draw:layer="layout" svg:width="0.163cm" svg:height="0.193cm" svg:x="15.11cm" svg:y="12.44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88cm" svg:height="0.288cm" svg:x="15.44cm" svg:y="12.347cm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
            <text:p/>
          </draw:path>
          <draw:path draw:style-name="gr4" draw:layer="layout" svg:width="0.288cm" svg:height="0.288cm" svg:x="15.755cm" svg:y="12.347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4" draw:layer="layout" svg:width="0.09cm" svg:height="0.282cm" svg:x="16.212cm" svg:y="12.35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208cm" svg:height="0.298cm" svg:x="16.33cm" svg:y="12.342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4" draw:layer="layout" svg:width="0.163cm" svg:height="0.193cm" svg:x="16.561cm" svg:y="12.44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13cm" svg:height="0.186cm" svg:x="16.751cm" svg:y="12.448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132cm" svg:height="0.264cm" svg:x="16.968cm" svg:y="12.376cm" svg:viewBox="0 0 133 265" svg:d="M66 91h60v-13h-60v-78h-11c-1 35-13 80-55 82v9h36v117c0 52 40 57 55 57 30 0 42-30 42-57v-24h-11v24c0 31-12 46-28 46-28 0-28-38-28-45z">
            <text:p/>
          </draw:path>
          <draw:path draw:style-name="gr4" draw:layer="layout" svg:width="0.09cm" svg:height="0.282cm" svg:x="17.137cm" svg:y="12.35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211cm" svg:height="0.298cm" svg:x="17.253cm" svg:y="12.338cm" svg:viewBox="0 0 212 299" svg:d="M128 130c20 0 23 4 23 22v114c0 20-5 20-33 20v13c14-1 37-1 46-1 11 0 33 0 48 1v-13c-28 0-33 0-33-20v-156l-53 5c-7 0-7 0-8 0 0 1-2 1-8 1h-50v-48c0-42 37-58 64-58 12 0 27 3 36 13-18 1-21 13-21 20 0 13 11 19 19 19 10 0 20-7 20-19 0-25-23-43-54-43-40 0-90 22-90 67v49h-34v14h34v136c0 20-5 20-34 20v13c14-1 37-1 48-1 10 0 31 0 47 1v-13c-29 0-34 0-34-20v-136z">
            <text:p/>
          </draw:path>
          <draw:path draw:style-name="gr4" draw:layer="layout" svg:width="0.163cm" svg:height="0.193cm" svg:x="17.487cm" svg:y="12.44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08cm" svg:height="0.298cm" svg:x="17.677cm" svg:y="12.342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4" draw:layer="layout" svg:width="0.208cm" svg:height="0.298cm" svg:x="18.049cm" svg:y="12.342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4" draw:layer="layout" svg:width="0.207cm" svg:height="0.269cm" svg:x="18.268cm" svg:y="12.453cm" svg:viewBox="0 0 208 270" svg:d="M168 41c11-28 32-28 40-28v-13c-10 1-23 1-33 1-7 0-27-1-36-1v13c13 0 19 7 19 18 0 5 0 5-2 11l-43 103-47-114c-1-3-2-5-2-7 0-11 15-11 24-11v-13c-11 0-40 1-47 1-11 0-28 0-41-1v13c20 0 29 0 35 15l63 154c-2 6-8 20-10 26-10 22-22 52-48 52-3 0-12 0-21-8 13-1 17-11 17-17 0-12-8-18-18-18-8 0-18 5-18 18 0 19 18 35 40 35 26 0 43-25 54-49z">
            <text:p/>
          </draw:path>
          <draw:path draw:style-name="gr4" draw:layer="layout" svg:width="0.208cm" svg:height="0.298cm" svg:x="18.647cm" svg:y="12.342cm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
            <text:p/>
          </draw:path>
          <draw:path draw:style-name="gr4" draw:layer="layout" svg:width="0.228cm" svg:height="0.191cm" svg:x="18.879cm" svg:y="12.448cm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
            <text:p/>
          </draw:path>
          <draw:path draw:style-name="gr4" draw:layer="layout" svg:width="0.112cm" svg:height="0.283cm" svg:x="19.132cm" svg:y="12.357cm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
            <text:p/>
          </draw:path>
          <draw:path draw:style-name="gr4" draw:layer="layout" svg:width="0.201cm" svg:height="0.298cm" svg:x="19.282cm" svg:y="12.342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
            <text:p/>
          </draw:path>
        </draw:g>
        <draw:g>
          <svg:title>TexMaths</svg:title>
          <svg:desc>12§latex§\fbox{3}§svg§600§FALSE§</svg:desc>
          <draw:polygon draw:style-name="gr10" draw:layer="layout" svg:width="0.498cm" svg:height="0.558cm" svg:x="23.32cm" svg:y="11.85cm" svg:viewBox="0 0 499 559" draw:points="250,559 0,559 0,0 499,0 499,559">
            <text:p/>
          </draw:polygon>
          <draw:polygon draw:style-name="gr4" draw:layer="layout" svg:width="0.498cm" svg:height="0.017cm" svg:x="23.32cm" svg:y="11.85cm" svg:viewBox="0 0 499 18" draw:points="250,18 0,18 0,0 499,0 499,18">
            <text:p/>
          </draw:polygon>
          <draw:polygon draw:style-name="gr4" draw:layer="layout" svg:width="0.017cm" svg:height="0.524cm" svg:x="23.32cm" svg:y="11.867cm" svg:viewBox="0 0 18 525" draw:points="10,525 0,525 0,0 18,0 18,525">
            <text:p/>
          </draw:polygon>
          <draw:path draw:style-name="gr4" draw:layer="layout" svg:width="0.175cm" svg:height="0.29cm" svg:x="23.481cm" svg:y="11.984cm" svg:viewBox="0 0 176 291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7 85 67 53 0 91-38 91-81 0-35-26-68-70-77z">
            <text:p/>
          </draw:path>
          <draw:polygon draw:style-name="gr4" draw:layer="layout" svg:width="0.017cm" svg:height="0.524cm" svg:x="23.801cm" svg:y="11.867cm" svg:viewBox="0 0 18 525" draw:points="10,525 0,525 0,0 18,0 18,525">
            <text:p/>
          </draw:polygon>
          <draw:polygon draw:style-name="gr4" draw:layer="layout" svg:width="0.498cm" svg:height="0.017cm" svg:x="23.32cm" svg:y="12.391cm" svg:viewBox="0 0 499 18" draw:points="250,18 0,18 0,0 499,0 499,18">
            <text:p/>
          </draw:polygon>
        </draw:g>
        <draw:custom-shape draw:style-name="gr8" draw:text-style-name="P1" draw:layer="layout" svg:width="10.922cm" svg:height="1.211cm" svg:x="12.954cm" svg:y="15.99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if the $e_{hnid}$ is not associated with the $expirytime$ \\
sent by SN in step 4  then SN continues from step $8$§svg§600§FALSE§</svg:desc>
          <draw:polygon draw:style-name="gr10" draw:layer="layout" svg:width="9.756cm" svg:height="0.881cm" svg:x="13.057cm" svg:y="16.177cm" svg:viewBox="0 0 9757 882" draw:points="4879,882 0,882 0,0 9757,0 9757,882">
            <text:p/>
          </draw:polygon>
          <draw:path draw:style-name="gr4" draw:layer="layout" svg:width="0.09cm" svg:height="0.282cm" svg:x="13.704cm" svg:y="16.188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137cm" svg:height="0.298cm" svg:x="13.82cm" svg:y="16.172cm" svg:viewBox="0 0 138 299" svg:d="M60 116v-49c0-37 20-57 40-57 1 0 7 0 14 2-6 2-13 7-13 18 0 10 7 18 18 18 13 0 19-8 19-18 0-16-16-30-38-30-30 0-66 23-66 67v49h-34v14h34v137c0 19-5 19-34 19v13c17-1 37-1 49-1 17 0 37 0 54 1v-13h-9c-32 0-33-5-33-21v-135h49v-14z">
            <text:p/>
          </draw:path>
          <draw:path draw:style-name="gr4" draw:layer="layout" svg:width="0.132cm" svg:height="0.264cm" svg:x="14.084cm" svg:y="16.21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213cm" svg:height="0.293cm" svg:x="14.253cm" svg:y="16.177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4" draw:layer="layout" svg:width="0.163cm" svg:height="0.193cm" svg:x="14.486cm" svg:y="16.28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162cm" svg:height="0.191cm" svg:x="14.822cm" svg:y="16.28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161cm" svg:height="0.208cm" svg:x="15.021cm" svg:y="16.328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4" draw:layer="layout" svg:width="0.18cm" svg:height="0.133cm" svg:x="15.21cm" svg:y="16.40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15.419cm" svg:y="16.33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15.542cm" svg:y="16.328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4" draw:layer="layout" svg:width="0.09cm" svg:height="0.282cm" svg:x="15.876cm" svg:y="16.188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138cm" svg:height="0.193cm" svg:x="15.992cm" svg:y="16.281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213cm" svg:height="0.186cm" svg:x="16.299cm" svg:y="16.284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187cm" svg:height="0.193cm" svg:x="16.532cm" svg:y="16.281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4" draw:layer="layout" svg:width="0.132cm" svg:height="0.264cm" svg:x="16.739cm" svg:y="16.21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191cm" svg:height="0.193cm" svg:x="17.053cm" svg:y="16.281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4" draw:layer="layout" svg:width="0.138cm" svg:height="0.193cm" svg:x="17.261cm" svg:y="16.281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138cm" svg:height="0.193cm" svg:x="17.426cm" svg:y="16.281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187cm" svg:height="0.193cm" svg:x="17.591cm" svg:y="16.281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4" draw:layer="layout" svg:width="0.161cm" svg:height="0.193cm" svg:x="17.816cm" svg:y="16.28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4" draw:layer="layout" svg:width="0.09cm" svg:height="0.282cm" svg:x="18.003cm" svg:y="16.188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191cm" svg:height="0.193cm" svg:x="18.123cm" svg:y="16.281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4" draw:layer="layout" svg:width="0.132cm" svg:height="0.264cm" svg:x="18.325cm" svg:y="16.21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163cm" svg:height="0.193cm" svg:x="18.493cm" svg:y="16.28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08cm" svg:height="0.298cm" svg:x="18.682cm" svg:y="16.177cm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
            <text:p/>
          </draw:path>
          <draw:path draw:style-name="gr4" draw:layer="layout" svg:width="0.289cm" svg:height="0.186cm" svg:x="19.051cm" svg:y="16.288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4" draw:layer="layout" svg:width="0.09cm" svg:height="0.282cm" svg:x="19.362cm" svg:y="16.188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132cm" svg:height="0.264cm" svg:x="19.473cm" svg:y="16.21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213cm" svg:height="0.293cm" svg:x="19.642cm" svg:y="16.177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4" draw:layer="layout" svg:width="0.132cm" svg:height="0.264cm" svg:x="20.012cm" svg:y="16.21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213cm" svg:height="0.293cm" svg:x="20.181cm" svg:y="16.177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4" draw:layer="layout" svg:width="0.163cm" svg:height="0.193cm" svg:x="20.414cm" svg:y="16.28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162cm" svg:height="0.191cm" svg:x="20.75cm" svg:y="16.28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21cm" svg:height="0.191cm" svg:x="20.938cm" svg:y="16.284cm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
            <text:p/>
          </draw:path>
          <draw:path draw:style-name="gr4" draw:layer="layout" svg:width="0.22cm" svg:height="0.269cm" svg:x="21.154cm" svg:y="16.284cm" svg:viewBox="0 0 221 270" svg:d="M32 239c-3 14-3 18-22 18-5 0-10 0-10 7 0 4 2 6 6 6 11 0 23-2 35-2 14 0 29 2 42 2 2 0 8 0 8-9 0-4-5-4-11-4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
            <text:p/>
          </draw:path>
          <draw:path draw:style-name="gr4" draw:layer="layout" svg:width="0.112cm" svg:height="0.284cm" svg:x="21.392cm" svg:y="16.191cm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4z">
            <text:p/>
          </draw:path>
          <draw:path draw:style-name="gr4" draw:layer="layout" svg:width="0.172cm" svg:height="0.191cm" svg:x="21.537cm" svg:y="16.284cm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4" draw:layer="layout" svg:width="0.195cm" svg:height="0.273cm" svg:x="21.739cm" svg:y="16.284cm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4 4-5 8-10 8-18 0-14-11-15-16-15-9 0-24 6-24 28 0 20 20 36 46 36 43 0 88-39 100-87z">
            <text:p/>
          </draw:path>
          <draw:path draw:style-name="gr4" draw:layer="layout" svg:width="0.13cm" svg:height="0.269cm" svg:x="21.958cm" svg:y="16.206cm" svg:viewBox="0 0 131 270" svg:d="M78 96h40c8 0 13 0 13-8 0-5-5-5-12-5h-37c15-60 16-69 16-71 0-7-4-12-12-12-1 0-13 0-16 16l-17 67h-40c-8 0-13 0-13 8 0 5 4 5 12 5h37c-30 120-32 127-32 135 0 22 17 39 39 39 44 0 68-62 68-65 0-5-4-5-5-5-4 0-5 2-6 6-19 45-41 55-55 55-10 0-14-5-14-20 0-10 0-13 3-20z">
            <text:p/>
          </draw:path>
          <draw:path draw:style-name="gr4" draw:layer="layout" svg:width="0.112cm" svg:height="0.284cm" svg:x="22.113cm" svg:y="16.191cm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4z">
            <text:p/>
          </draw:path>
          <draw:path draw:style-name="gr4" draw:layer="layout" svg:width="0.346cm" svg:height="0.191cm" svg:x="22.258cm" svg:y="16.284cm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4" draw:layer="layout" svg:width="0.162cm" svg:height="0.191cm" svg:x="22.636cm" svg:y="16.28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4" draw:layer="layout" svg:width="0.138cm" svg:height="0.193cm" svg:x="13.071cm" svg:y="16.78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163cm" svg:height="0.193cm" svg:x="13.235cm" svg:y="16.78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13cm" svg:height="0.186cm" svg:x="13.424cm" svg:y="16.78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132cm" svg:height="0.264cm" svg:x="13.641cm" svg:y="16.717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208cm" svg:height="0.298cm" svg:x="13.95cm" svg:y="16.683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8-6-10-6-17z">
            <text:p/>
          </draw:path>
          <draw:path draw:style-name="gr4" draw:layer="layout" svg:width="0.207cm" svg:height="0.269cm" svg:x="14.168cm" svg:y="16.794cm" svg:viewBox="0 0 208 270" svg:d="M168 41c11-28 32-28 40-28v-13c-10 1-23 1-33 1-7 0-27-1-36-1v13c13 0 19 7 19 18 0 5 0 5-2 11l-43 103-47-114c-1-3-2-5-2-7 0-11 15-11 24-11v-13c-11 0-40 1-47 1-11 0-28 0-41-1v13c20 0 29 0 35 15l63 154c-2 6-8 20-10 26-10 23-22 53-48 53-3 0-12 0-21-9 13-1 17-11 17-17 0-12-8-18-18-18-8 0-18 5-18 18 0 20 18 35 40 35 26 0 43-25 54-49z">
            <text:p/>
          </draw:path>
          <draw:path draw:style-name="gr4" draw:layer="layout" svg:width="0.187cm" svg:height="0.308cm" svg:x="14.547cm" svg:y="16.679cm" svg:viewBox="0 0 188 309" svg:d="M125 134l-55-13c-27-6-42-29-42-54 0-30 22-55 55-55 71 0 80 70 83 89 1 2 1 5 6 5 4 0 4-3 4-11v-85c0-8 0-10-4-10-3 0-4 0-6 6l-15 24c-13-13-31-30-68-30-47 0-83 37-83 82 0 36 23 66 55 78 5 1 27 7 57 14 12 2 24 6 36 22 9 10 13 24 13 38 0 30-22 61-57 61-13 0-44-2-67-22-25-24-26-51-26-67-1-3-4-3-5-3-6 0-6 2-6 9v86c0 7 0 11 5 11 2 0 3-2 6-6 0 0 1-2 15-24 14 14 41 30 78 30 50 0 84-42 84-89 0-42-28-77-63-86z">
            <text:p/>
          </draw:path>
          <draw:path draw:style-name="gr4" draw:layer="layout" svg:width="0.288cm" svg:height="0.288cm" svg:x="14.772cm" svg:y="16.688cm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
            <text:p/>
          </draw:path>
          <draw:path draw:style-name="gr4" draw:layer="layout" svg:width="0.09cm" svg:height="0.282cm" svg:x="15.229cm" svg:y="16.694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213cm" svg:height="0.186cm" svg:x="15.345cm" svg:y="16.78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138cm" svg:height="0.193cm" svg:x="15.721cm" svg:y="16.78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132cm" svg:height="0.264cm" svg:x="15.882cm" svg:y="16.717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163cm" svg:height="0.193cm" svg:x="16.05cm" svg:y="16.78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08cm" svg:height="0.269cm" svg:x="16.237cm" svg:y="16.789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187cm" svg:height="0.286cm" svg:x="16.611cm" svg:y="16.691cm" svg:viewBox="0 0 188 287" svg:d="M113 217v36c0 16-1 21-33 21h-8v13c17-1 40-1 58-1 16 0 39 0 57 1v-13h-9c-32 0-33-5-33-21v-36h43v-13h-43v-193c0-9 0-11-6-11-5 0-6 0-8 5l-131 199v13zM115 204h-103l103-158z">
            <text:p/>
          </draw:path>
          <draw:path draw:style-name="gr4" draw:layer="layout" svg:width="0.132cm" svg:height="0.264cm" svg:x="16.959cm" svg:y="16.717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213cm" svg:height="0.293cm" svg:x="17.129cm" svg:y="16.683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4" draw:layer="layout" svg:width="0.163cm" svg:height="0.193cm" svg:x="17.361cm" svg:y="16.78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13cm" svg:height="0.186cm" svg:x="17.551cm" svg:y="16.78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187cm" svg:height="0.308cm" svg:x="17.935cm" svg:y="16.679cm" svg:viewBox="0 0 188 309" svg:d="M125 134l-55-13c-27-6-42-29-42-54 0-30 22-55 55-55 71 0 80 70 83 89 1 2 1 5 6 5 4 0 4-3 4-11v-85c0-8 0-10-4-10-3 0-4 0-6 6l-15 24c-13-13-31-30-68-30-47 0-83 37-83 82 0 36 23 66 55 78 5 1 27 7 57 14 12 2 24 6 36 22 9 10 13 24 13 38 0 30-22 61-57 61-13 0-44-2-67-22-25-24-26-51-26-67-1-3-4-3-5-3-6 0-6 2-6 9v86c0 7 0 11 5 11 2 0 3-2 6-6 0 0 1-2 15-24 14 14 41 30 78 30 50 0 84-42 84-89 0-42-28-77-63-86z">
            <text:p/>
          </draw:path>
          <draw:path draw:style-name="gr4" draw:layer="layout" svg:width="0.288cm" svg:height="0.288cm" svg:x="18.16cm" svg:y="16.688cm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
            <text:p/>
          </draw:path>
          <draw:path draw:style-name="gr4" draw:layer="layout" svg:width="0.161cm" svg:height="0.193cm" svg:x="18.618cm" svg:y="16.787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4" draw:layer="layout" svg:width="0.187cm" svg:height="0.193cm" svg:x="18.802cm" svg:y="16.78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4" draw:layer="layout" svg:width="0.213cm" svg:height="0.186cm" svg:x="19.015cm" svg:y="16.78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132cm" svg:height="0.264cm" svg:x="19.232cm" svg:y="16.717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09cm" svg:height="0.282cm" svg:x="19.401cm" svg:y="16.694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4" draw:layer="layout" svg:width="0.213cm" svg:height="0.186cm" svg:x="19.519cm" svg:y="16.78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4" draw:layer="layout" svg:width="0.213cm" svg:height="0.191cm" svg:x="19.741cm" svg:y="16.789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4" draw:layer="layout" svg:width="0.163cm" svg:height="0.193cm" svg:x="19.974cm" svg:y="16.78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138cm" svg:height="0.193cm" svg:x="20.163cm" svg:y="16.78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137cm" svg:height="0.298cm" svg:x="20.47cm" svg:y="16.679cm" svg:viewBox="0 0 138 299" svg:d="M60 116v-49c0-37 20-57 40-57 1 0 7 0 14 2-6 2-13 7-13 18 0 10 7 18 18 18 13 0 19-8 19-18 0-16-16-30-38-30-30 0-66 23-66 67v49h-34v14h34v137c0 19-5 19-34 19v13c17-1 37-1 49-1 17 0 37 0 54 1v-13h-9c-32 0-33-5-33-21v-135h49v-14z">
            <text:p/>
          </draw:path>
          <draw:path draw:style-name="gr4" draw:layer="layout" svg:width="0.142cm" svg:height="0.186cm" svg:x="20.596cm" svg:y="16.78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4" draw:layer="layout" svg:width="0.187cm" svg:height="0.193cm" svg:x="20.762cm" svg:y="16.787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4" draw:layer="layout" svg:width="0.329cm" svg:height="0.186cm" svg:x="20.974cm" svg:y="16.789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4" draw:layer="layout" svg:width="0.138cm" svg:height="0.193cm" svg:x="21.468cm" svg:y="16.787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4" draw:layer="layout" svg:width="0.132cm" svg:height="0.264cm" svg:x="21.627cm" svg:y="16.717cm" svg:viewBox="0 0 133 265" svg:d="M66 91h60v-13h-60v-78h-11c-1 35-13 80-55 82v9h36v117c0 53 40 57 55 57 30 0 42-30 42-57v-24h-11v24c0 31-12 47-28 47-28 0-28-39-28-46z">
            <text:p/>
          </draw:path>
          <draw:path draw:style-name="gr4" draw:layer="layout" svg:width="0.163cm" svg:height="0.193cm" svg:x="21.795cm" svg:y="16.787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4" draw:layer="layout" svg:width="0.208cm" svg:height="0.269cm" svg:x="21.982cm" svg:y="16.789cm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
            <text:p/>
          </draw:path>
          <draw:path draw:style-name="gr4" draw:layer="layout" svg:width="0.175cm" svg:height="0.291cm" svg:x="22.364cm" svg:y="16.695cm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
            <text:p/>
          </draw:path>
        </draw:g>
        <draw:line draw:style-name="gr2" draw:layer="layout" svg:x1="18.567cm" svg:y1="17.946cm" svg:x2="25.175cm" svg:y2="17.946cm">
          <text:p/>
        </draw:line>
        <draw:g>
          <svg:title>TexMaths</svg:title>
          <svg:desc>12§latex§$snid,expirytime,e_{hnid}$§svg§600§TRUE§</svg:desc>
          <draw:polygon draw:style-name="gr3" draw:layer="layout" svg:width="4.171cm" svg:height="0.374cm" svg:x="19.622cm" svg:y="17.44cm" svg:viewBox="0 0 4172 375" draw:points="2085,375 0,375 0,0 4172,0 4172,375">
            <text:p/>
          </draw:polygon>
          <draw:path draw:style-name="gr4" draw:layer="layout" svg:width="0.155cm" svg:height="0.191cm" svg:x="19.644cm" svg:y="17.547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4" draw:layer="layout" svg:width="0.228cm" svg:height="0.191cm" svg:x="19.832cm" svg:y="17.547cm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
            <text:p/>
          </draw:path>
          <draw:path draw:style-name="gr4" draw:layer="layout" svg:width="0.112cm" svg:height="0.283cm" svg:x="20.085cm" svg:y="17.454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4" draw:layer="layout" svg:width="0.201cm" svg:height="0.297cm" svg:x="20.235cm" svg:y="17.44cm" svg:viewBox="0 0 202 298" svg:d="M202 5c0 0 0-5-5-5-7 0-47 4-54 5-4 0-6 2-6 8 0 5 3 5 9 5 21 0 22 2 22 7l-1 9-25 100c-9-17-21-27-40-27-49 0-102 62-102 123 0 40 23 68 56 68 9 0 30-2 56-32 3 18 18 32 38 32 16 0 25-9 31-23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4" draw:layer="layout" svg:width="0.049cm" svg:height="0.126cm" svg:x="20.474cm" svg:y="17.688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62cm" svg:height="0.191cm" svg:x="20.644cm" svg:y="17.547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21cm" svg:height="0.191cm" svg:x="20.834cm" svg:y="17.547cm" svg:viewBox="0 0 211 192" svg:d="M130 60c2-12 12-50 42-50 2 0 12 0 20 4-11 3-19 14-19 23 0 7 3 16 15 16 10 0 23-9 23-25 0-22-25-28-39-28-24 0-40 23-45 32-11-27-33-32-45-32-45 0-69 55-69 65 0 5 4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8z">
            <text:p/>
          </draw:path>
          <draw:path draw:style-name="gr4" draw:layer="layout" svg:width="0.22cm" svg:height="0.269cm" svg:x="21.049cm" svg:y="17.547cm" svg:viewBox="0 0 221 270" svg:d="M32 239c-3 14-3 18-22 18-5 0-10 0-10 7 0 3 2 6 6 6 11 0 23-3 35-3 14 0 29 3 42 3 2 0 8 0 8-10 0-3-5-3-11-3-21 0-21-4-21-8s18-74 21-85c5 13 17 28 39 28 49 0 102-63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
            <text:p/>
          </draw:path>
          <draw:path draw:style-name="gr4" draw:layer="layout" svg:width="0.112cm" svg:height="0.283cm" svg:x="21.286cm" svg:y="17.454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4" draw:layer="layout" svg:width="0.172cm" svg:height="0.191cm" svg:x="21.433cm" svg:y="17.547cm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
            <text:p/>
          </draw:path>
          <draw:path draw:style-name="gr4" draw:layer="layout" svg:width="0.195cm" svg:height="0.272cm" svg:x="21.634cm" svg:y="17.547cm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8 0 38 26 51 51 51 17 0 31-7 43-19-6 21-10 43-27 64-11 15-28 28-47 28-6 0-25-1-32-18 7 0 12 0 18-5 4-5 8-9 8-18 0-13-11-14-16-14-9 0-24 6-24 27s20 36 46 36c43 0 88-38 100-86z">
            <text:p/>
          </draw:path>
          <draw:path draw:style-name="gr4" draw:layer="layout" svg:width="0.13cm" svg:height="0.269cm" svg:x="21.854cm" svg:y="17.469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4" draw:layer="layout" svg:width="0.112cm" svg:height="0.283cm" svg:x="22.009cm" svg:y="17.454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4" draw:layer="layout" svg:width="0.346cm" svg:height="0.191cm" svg:x="22.154cm" svg:y="17.547cm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
            <text:p/>
          </draw:path>
          <draw:path draw:style-name="gr4" draw:layer="layout" svg:width="0.162cm" svg:height="0.191cm" svg:x="22.531cm" svg:y="17.547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049cm" svg:height="0.126cm" svg:x="22.744cm" svg:y="17.688cm" svg:viewBox="0 0 50 127" svg:d="M50 44c0-27-10-44-27-44-15 0-23 11-23 23 0 11 8 23 23 23 5 0 11-3 15-6 2-2 2-2 2-2 1 0 1 0 1 6 0 33-15 58-29 72-5 4-5 5-5 6 0 4 3 5 4 5 5 0 39-32 39-83z">
            <text:p/>
          </draw:path>
          <draw:path draw:style-name="gr4" draw:layer="layout" svg:width="0.162cm" svg:height="0.191cm" svg:x="22.914cm" svg:y="17.547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4" draw:layer="layout" svg:width="0.161cm" svg:height="0.208cm" svg:x="23.114cm" svg:y="17.591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3z">
            <text:p/>
          </draw:path>
          <draw:path draw:style-name="gr4" draw:layer="layout" svg:width="0.18cm" svg:height="0.133cm" svg:x="23.303cm" svg:y="17.665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3.512cm" svg:y="17.601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4" draw:layer="layout" svg:width="0.151cm" svg:height="0.208cm" svg:x="23.634cm" svg:y="17.591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</draw:g>
        <draw:g>
          <svg:title>TexMaths</svg:title>
          <svg:desc>12§latex§\fbox{7}§svg§600§FALSE§</svg:desc>
          <draw:polygon draw:style-name="gr10" draw:layer="layout" svg:width="0.498cm" svg:height="0.558cm" svg:x="23.321cm" svg:y="16.152cm" svg:viewBox="0 0 499 559" draw:points="250,559 0,559 0,0 499,0 499,559">
            <text:p/>
          </draw:polygon>
          <draw:polygon draw:style-name="gr4" draw:layer="layout" svg:width="0.498cm" svg:height="0.017cm" svg:x="23.321cm" svg:y="16.152cm" svg:viewBox="0 0 499 18" draw:points="250,18 0,18 0,0 499,0 499,18">
            <text:p/>
          </draw:polygon>
          <draw:polygon draw:style-name="gr4" draw:layer="layout" svg:width="0.017cm" svg:height="0.524cm" svg:x="23.321cm" svg:y="16.169cm" svg:viewBox="0 0 18 525" draw:points="10,525 0,525 0,0 18,0 18,525">
            <text:p/>
          </draw:polygon>
          <draw:path draw:style-name="gr4" draw:layer="layout" svg:width="0.181cm" svg:height="0.294cm" svg:x="23.488cm" svg:y="16.282cm" svg:viewBox="0 0 182 295" svg:d="M179 29c3-6 3-6 3-16h-103c-51 0-53-5-54-13h-11l-14 88h11c1-8 5-34 11-39 2-3 36-3 40-3h89c-5 7-38 54-48 67-38 57-53 116-53 159 0 4 0 23 21 23 19 0 19-19 19-23v-21c0-23 1-47 5-70 1-9 7-45 26-72z">
            <text:p/>
          </draw:path>
          <draw:polygon draw:style-name="gr4" draw:layer="layout" svg:width="0.017cm" svg:height="0.524cm" svg:x="23.802cm" svg:y="16.169cm" svg:viewBox="0 0 18 525" draw:points="10,525 0,525 0,0 18,0 18,525">
            <text:p/>
          </draw:polygon>
          <draw:polygon draw:style-name="gr4" draw:layer="layout" svg:width="0.498cm" svg:height="0.017cm" svg:x="23.321cm" svg:y="16.693cm" svg:viewBox="0 0 499 18" draw:points="250,18 0,18 0,0 499,0 499,18">
            <text:p/>
          </draw:polygon>
        </draw:g>
        <draw:g>
          <svg:title>TexMaths</svg:title>
          <svg:desc>12§latex§\fbox{8}§svg§600§FALSE§</svg:desc>
          <draw:polygon draw:style-name="gr10" draw:layer="layout" svg:width="0.498cm" svg:height="0.558cm" svg:x="18.721cm" svg:y="17.354cm" svg:viewBox="0 0 499 559" draw:points="250,559 0,559 0,0 499,0 499,559">
            <text:p/>
          </draw:polygon>
          <draw:polygon draw:style-name="gr4" draw:layer="layout" svg:width="0.498cm" svg:height="0.017cm" svg:x="18.721cm" svg:y="17.354cm" svg:viewBox="0 0 499 18" draw:points="250,18 0,18 0,0 499,0 499,18">
            <text:p/>
          </draw:polygon>
          <draw:polygon draw:style-name="gr4" draw:layer="layout" svg:width="0.017cm" svg:height="0.524cm" svg:x="18.721cm" svg:y="17.371cm" svg:viewBox="0 0 18 525" draw:points="10,525 0,525 0,0 18,0 18,525">
            <text:p/>
          </draw:polygon>
          <draw:path draw:style-name="gr4" draw:layer="layout" svg:width="0.175cm" svg:height="0.29cm" svg:x="18.882cm" svg:y="17.488cm" svg:viewBox="0 0 176 291" svg:d="M52 89c-20-13-22-28-22-35 0-25 28-43 58-43 31 0 58 21 58 53 0 24-16 44-42 58zM113 128c31-15 51-37 51-64 0-40-37-64-75-64-43 0-77 31-77 71 0 7 0 26 18 47 5 4 20 15 31 22-25 12-61 36-61 78 0 45 43 73 88 73 48 0 88-34 88-80 0-15-4-35-20-53-8-8-16-13-43-30zM71 146l53 34c12 7 31 20 31 46 0 32-31 54-66 54-37 0-67-27-67-62 0-25 13-51 49-72z">
            <text:p/>
          </draw:path>
          <draw:polygon draw:style-name="gr4" draw:layer="layout" svg:width="0.017cm" svg:height="0.524cm" svg:x="19.202cm" svg:y="17.371cm" svg:viewBox="0 0 18 525" draw:points="10,525 0,525 0,0 18,0 18,525">
            <text:p/>
          </draw:polygon>
          <draw:polygon draw:style-name="gr4" draw:layer="layout" svg:width="0.498cm" svg:height="0.017cm" svg:x="18.721cm" svg:y="17.895cm" svg:viewBox="0 0 499 18" draw:points="250,18 0,18 0,0 499,0 499,18">
            <text:p/>
          </draw:polygon>
        </draw:g>
        <draw:custom-shape draw:style-name="gr8" draw:text-style-name="P1" draw:layer="layout" svg:width="8.89cm" svg:height="1.655cm" svg:x="18.796cm" svg:y="18.09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1§latex§If $e_{hnid}$ is a revoked public key of HN then  HN\\
computes the private key $d_{snid}$ of the SN using  the\\
 revoked  private key  and presented  $expirytime$§svg§600§FALSE§</svg:desc>
          <draw:polygon draw:style-name="gr10" draw:layer="layout" svg:width="8.63cm" svg:height="1.272cm" svg:x="18.903cm" svg:y="18.214cm" svg:viewBox="0 0 8631 1273" draw:points="4316,1273 0,1273 0,0 8631,0 8631,1273">
            <text:p/>
          </draw:polygon>
          <draw:path draw:style-name="gr4" draw:layer="layout" svg:width="0.118cm" svg:height="0.264cm" svg:x="19.494cm" svg:y="18.219cm" svg:viewBox="0 0 119 265" svg:d="M77 31c0-14 1-19 32-19h10v-12c-13 1-44 1-60 1-15 0-46 0-59-1v12h10c31 0 32 5 32 19v204c0 14-1 18-32 18h-10v12c13-1 44-1 59-1 16 0 47 0 60 1v-12h-10c-31 0-32-4-32-18z">
            <text:p/>
          </draw:path>
          <draw:path draw:style-name="gr4" draw:layer="layout" svg:width="0.126cm" svg:height="0.273cm" svg:x="19.636cm" svg:y="18.21cm" svg:viewBox="0 0 127 274" svg:d="M55 107v-45c0-34 19-53 36-53 1 0 7 0 14 2-6 2-13 7-13 17 0 8 7 16 17 16 12 0 18-8 18-16 0-15-15-28-36-28-27 0-60 21-60 62v45h-31v12h31v125c0 18-5 18-31 18v12c15-1 34-1 45-1 16 0 34 0 50 1v-12h-9c-29 0-30-4-30-19v-124h45v-12z">
            <text:p/>
          </draw:path>
          <draw:path draw:style-name="gr4" draw:layer="layout" svg:width="0.149cm" svg:height="0.175cm" svg:x="19.888cm" svg:y="18.312cm" svg:viewBox="0 0 150 176" svg:d="M55 83c11 0 40-2 59-10 28-11 30-34 30-40 0-16-15-33-42-33-44 0-102 37-102 106 0 39 23 70 62 70 55 0 88-41 88-46 0-2-3-5-5-5s-3 2-5 4c-31 38-73 38-78 38-30 0-34-32-34-45 0-4 1-16 6-39zM36 74c16-60 56-65 66-65 18 0 29 11 29 24 0 41-63 41-78 41z">
            <text:p/>
          </draw:path>
          <draw:path draw:style-name="gr4" draw:layer="layout" svg:width="0.148cm" svg:height="0.19cm" svg:x="20.07cm" svg:y="18.353cm" svg:viewBox="0 0 149 191" svg:d="M65 8c0 0 1-4 1-5s-1-3-4-3c-6 0-29 2-36 2-2 1-5 1-5 7 0 4 3 4 7 4 13 0 13 1 13 4 0 2 0 4-1 6l-39 154c-1 5-1 6-1 6 0 4 3 8 9 8 3 0 9-1 12-6 0-2 3-12 4-18l7-24c0-4 3-14 3-19 4-10 4-10 9-18 9-14 22-29 44-29 14 0 15 12 15 19 0 16-11 46-15 58-3 7-4 10-4 14 0 15 12 23 25 23 27 0 40-37 40-41s-4-4-5-4c-3 0-4 3-5 5-6 22-18 33-29 33-5 0-7-4-7-9 0-7 2-10 7-22 3-9 14-37 14-53 0-4 0-16-10-24-5-3-13-7-25-7-21 0-35 11-45 22z">
            <text:p/>
          </draw:path>
          <draw:path draw:style-name="gr4" draw:layer="layout" svg:width="0.165cm" svg:height="0.122cm" svg:x="20.243cm" svg:y="18.421cm" svg:viewBox="0 0 166 123" svg:d="M21 103c-1 4-3 10-3 11 0 6 5 9 10 9 4 0 8-3 9-6 2-3 4-11 6-17 1-5 4-17 5-24 3-7 4-12 5-19 3-11 4-13 12-24s20-25 41-25c15 0 15 14 15 18 0 17-11 48-15 59-4 7-5 10-5 15 0 14 12 23 27 23 26 0 38-37 38-42 0-3-3-3-4-3-4 0-4 1-5 5-6 22-18 33-29 33-6 0-7-4-7-10s1-10 7-22c3-8 14-38 14-53 0-27-21-31-35-31-23 0-39 14-46 25-3-19-18-25-30-25-11 0-18 9-21 14-7 11-10 27-10 28 0 3 3 3 4 3 5 0 5-1 7-8 3-16 9-29 20-29 6 0 9 5 9 13 0 5-3 15-5 23-2 7-4 19-6 24z">
            <text:p/>
          </draw:path>
          <draw:path draw:style-name="gr4" draw:layer="layout" svg:width="0.083cm" svg:height="0.183cm" svg:x="20.434cm" svg:y="18.362cm" svg:viewBox="0 0 84 184" svg:d="M76 10c0-4-3-10-11-10s-15 7-15 15c0 5 3 10 11 10 7 0 15-7 15-15zM20 149c-1 3-2 6-2 12 0 12 11 23 26 23 28 0 40-39 40-42 0-4-5-4-5-4-4 0-4 2-5 5-7 21-19 33-30 33-5 0-7-4-7-10s3-11 5-17c3-8 5-15 9-22 2-7 12-31 13-35 1-3 2-6 2-8 0-14-11-23-26-23-28 0-40 37-40 41s3 4 4 4c5 0 5-1 6-5 7-23 19-33 29-33 4 0 7 2 7 10 0 6-2 10-9 27z">
            <text:p/>
          </draw:path>
          <draw:path draw:style-name="gr4" draw:layer="layout" svg:width="0.139cm" svg:height="0.19cm" svg:x="20.548cm" svg:y="18.353cm" svg:viewBox="0 0 140 191" svg:d="M139 8c1 0 1-4 1-5s-1-3-5-3-27 2-34 2c-2 1-6 1-6 7 0 4 4 4 7 4 14 0 14 1 14 4 0 2-2 4-2 6l-15 62c-7-9-15-16-29-16-35 0-70 38-70 77 0 27 18 45 41 45 15 0 28-7 39-18 5 16 21 18 28 18 10 0 16-5 22-14 5-11 9-26 9-27 0-4-4-4-5-4-3 0-3 1-5 9-4 13-9 29-20 29-8 0-9-6-9-13 0-6 0-8 1-11zM81 155c-2 8-8 13-14 18-2 2-13 11-25 11-10 0-20-7-20-27 0-14 8-44 14-55 12-22 27-25 34-25 19 0 25 20 25 23 0 1 0 3-1 5z">
            <text:p/>
          </draw:path>
          <draw:path draw:style-name="gr4" draw:layer="layout" svg:width="0.083cm" svg:height="0.259cm" svg:x="20.853cm" svg:y="18.224cm" svg:viewBox="0 0 84 260" svg:d="M56 88l-55 4v13c27 0 30 2 30 20v105c0 18-5 18-31 18v12c12 0 34-1 43-1 14 0 27 1 41 1v-12c-26 0-28-3-28-17zM58 21c0-13-10-21-21-21-12 0-20 11-20 21s8 20 20 20c11 0 21-8 21-20z">
            <text:p/>
          </draw:path>
          <draw:path draw:style-name="gr4" draw:layer="layout" svg:width="0.127cm" svg:height="0.177cm" svg:x="20.96cm" svg:y="18.31cm" svg:viewBox="0 0 128 178" svg:d="M68 99c9 1 41 8 41 35 0 20-13 37-44 37-33 0-47-24-54-57-1-4-2-6-5-6-6 0-6 3-6 10v51c0 7 0 9 4 9 3 0 3 0 10-7 0 0 0-2 8-9 17 16 34 16 43 16 45 0 63-25 63-54 0-21-12-32-17-36-13-13-27-16-44-19-22-4-48-10-48-32 0-14 10-29 44-29 43 0 44 35 45 47 1 3 4 3 4 3 6 0 6-2 6-10v-39c0-7 0-9-5-9-2 0-2 0-7 4-1 3-6 6-7 7-14-11-31-11-36-11-49 0-63 26-63 47 0 15 7 26 17 34 13 10 24 13 51 18z">
            <text:p/>
          </draw:path>
          <draw:path draw:style-name="gr4" draw:layer="layout" svg:width="0.175cm" svg:height="0.177cm" svg:x="21.245cm" svg:y="18.31cm" svg:viewBox="0 0 176 178" svg:d="M113 145c1 16 12 32 31 32 8 0 32-5 32-37v-22h-10v22c0 22-10 25-14 25-13 0-14-18-14-20v-78c0-16 0-31-15-46-15-14-34-21-53-21-31 0-59 19-59 44 0 12 8 19 19 19 10 0 17-8 17-19 0-4-2-18-19-18 9-13 29-17 41-17 19 0 41 15 41 49v15c-20 1-46 2-71 14-29 13-39 33-39 51 0 30 37 40 63 40 25 0 43-15 50-33zM110 81v39c0 37-27 51-45 51-19 0-35-15-35-35s16-52 80-55z">
            <text:p/>
          </draw:path>
          <draw:path draw:style-name="gr4" draw:layer="layout" svg:width="0.13cm" svg:height="0.171cm" svg:x="21.562cm" svg:y="18.312cm" svg:viewBox="0 0 131 172" svg:d="M54 43v-43l-54 4v13c28 0 31 2 31 22v103c0 18-5 18-31 18v12c15 0 33-1 44-1 17 0 34 0 50 1v-12h-8c-29 0-30-5-30-18v-61c0-38 17-72 46-72 3 0 4 0 5 0-1 0-9 5-9 15 0 11 8 17 16 17 7 0 17-5 17-17 0-13-12-24-29-24-28 0-43 26-48 43z">
            <text:p/>
          </draw:path>
          <draw:path draw:style-name="gr4" draw:layer="layout" svg:width="0.15cm" svg:height="0.177cm" svg:x="21.714cm" svg:y="18.31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89cm" svg:height="0.171cm" svg:x="21.882cm" svg:y="18.317cm" svg:viewBox="0 0 190 172" svg:d="M154 39c4-9 11-27 36-27v-12c-8 1-21 1-29 1-9 0-27-1-33-1v12c14 0 18 9 18 17 0 3-1 5-3 10l-40 99-42-109c-3-5-3-6-3-7 0-10 15-10 22-10v-12c-12 0-34 1-43 1s-25 0-37-1v12c24 0 26 2 31 14l56 139c2 6 3 7 9 7 4 0 6-4 7-7z">
            <text:p/>
          </draw:path>
          <draw:path draw:style-name="gr4" draw:layer="layout" svg:width="0.172cm" svg:height="0.177cm" svg:x="22.079cm" svg:y="18.31cm" svg:viewBox="0 0 173 178" svg:d="M173 91c0-50-40-91-86-91-50 0-87 43-87 91 0 50 41 87 86 87 47 0 87-37 87-87zM87 168c-18 0-34-7-45-25-10-18-10-41-10-55 0-15 0-36 10-54 10-17 28-25 44-25 17 0 34 9 44 25 10 17 10 39 10 54 0 14 0 35-8 52-9 17-26 28-45 28z">
            <text:p/>
          </draw:path>
          <draw:path draw:style-name="gr4" draw:layer="layout" svg:width="0.187cm" svg:height="0.269cm" svg:x="22.272cm" svg:y="18.214cm" svg:viewBox="0 0 188 270" svg:d="M31 240c0 18-5 18-31 18v12c13 0 31-1 43-1 11 0 26 0 42 1v-12c-26 0-30 0-30-18v-40l24-22c31 42 48 64 48 71s-7 9-15 9v12c11 0 34-1 42-1 11 0 23 0 34 1v-12c-14 0-23 0-38-21l-49-70c-1-1-3-3-3-4s29-24 32-28c24-19 41-21 49-21v-12c-12 1-16 1-27 1-14 0-39-1-44-1v12c8 0 12 5 12 10 0 8-6 12-9 15l-55 47v-186l-56 4v13c28 0 31 2 31 22z">
            <text:p/>
          </draw:path>
          <draw:path draw:style-name="gr4" draw:layer="layout" svg:width="0.15cm" svg:height="0.177cm" svg:x="22.465cm" svg:y="18.31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9cm" svg:height="0.273cm" svg:x="22.64cm" svg:y="18.214cm" svg:viewBox="0 0 191 274" svg:d="M134 248v26l57-4v-12c-26 0-29-4-29-23v-235l-56 4v13c27 0 29 2 29 22v83c-11-14-27-24-48-24-46 0-87 38-87 88 0 49 39 88 83 88 25 0 41-13 51-26zM134 144v79c0 8 0 8-4 15-11 18-29 27-45 27-18 0-32-10-41-25-11-16-12-38-12-54 0-14 1-37 12-55 9-12 23-24 44-24 14 0 30 5 42 23 4 6 4 8 4 14z">
            <text:p/>
          </draw:path>
          <draw:path draw:style-name="gr4" draw:layer="layout" svg:width="0.19cm" svg:height="0.247cm" svg:x="22.981cm" svg:y="18.312cm" svg:viewBox="0 0 191 248" svg:d="M56 25v-25l-56 4v13c28 0 31 2 31 18v183c0 17-5 17-31 17v13c13-2 33-3 44-3 10 0 30 1 44 3v-13c-26 0-31 0-31-17v-66-3c2 6 19 27 48 27 47 0 86-38 86-88 0-49-37-88-81-88-30 0-46 18-54 25zM57 128v-87c11-20 31-31 51-31 27 0 52 34 52 78 0 47-28 79-57 79-15 0-30-7-40-23-6-9-6-9-6-16z">
            <text:p/>
          </draw:path>
          <draw:path draw:style-name="gr4" draw:layer="layout" svg:width="0.195cm" svg:height="0.175cm" svg:x="23.198cm" svg:y="18.312cm" svg:viewBox="0 0 196 176" svg:d="M140 141v35l56-4v-12c-28 0-31-3-31-21v-139l-57 4v13c27 0 31 2 31 22v69c0 33-19 59-48 59-33 0-34-17-34-38v-129l-57 4v13c31 0 31 1 31 35v58c0 31 0 66 58 66 22 0 40-11 51-35z">
            <text:p/>
          </draw:path>
          <draw:path draw:style-name="gr4" draw:layer="layout" svg:width="0.19cm" svg:height="0.273cm" svg:x="23.41cm" svg:y="18.214cm" svg:viewBox="0 0 191 274" svg:d="M56 123v-123l-56 4v13c28 0 31 2 31 22v231h9c1 0 4-6 14-25 5 9 22 29 51 29 47 0 86-39 86-88 0-50-37-88-82-88-30 0-46 19-53 25zM57 226v-81c0-7 0-7 5-14 15-21 36-24 46-24 16 0 31 10 41 24 9 16 11 38 11 54 0 14-2 38-13 55-7 12-23 25-44 25-17 0-31-9-40-24-6-8-6-9-6-15z">
            <text:p/>
          </draw:path>
          <draw:path draw:style-name="gr4" draw:layer="layout" svg:width="0.086cm" svg:height="0.269cm" svg:x="23.627cm" svg:y="18.214cm" svg:viewBox="0 0 87 270" svg:d="M56 0l-56 4v13c28 0 31 2 31 22v201c0 18-5 18-31 18v12c13 0 34-1 44-1 9 0 29 1 43 1v-12c-26 0-31 0-31-18z">
            <text:p/>
          </draw:path>
          <draw:path draw:style-name="gr4" draw:layer="layout" svg:width="0.083cm" svg:height="0.259cm" svg:x="23.734cm" svg:y="18.224cm" svg:viewBox="0 0 84 260" svg:d="M56 88l-55 4v13c27 0 30 2 30 20v105c0 18-5 18-31 18v12c12 0 34-1 43-1 14 0 27 1 41 1v-12c-26 0-28-3-28-17zM58 21c0-13-10-21-21-21-12 0-20 11-20 21s8 20 20 20c11 0 21-8 21-20z">
            <text:p/>
          </draw:path>
          <draw:path draw:style-name="gr4" draw:layer="layout" svg:width="0.148cm" svg:height="0.177cm" svg:x="23.842cm" svg:y="18.31cm" svg:viewBox="0 0 149 178" svg:d="M32 89c0-63 32-79 53-79 3 0 28 0 42 14-16 1-19 13-19 18 0 10 8 17 19 17 9 0 17-6 17-17 0-27-30-42-59-42-49 0-85 42-85 90 0 50 39 88 84 88 52 0 65-46 65-50s-5-4-6-4c-3 0-4 1-4 4-12 36-38 40-52 40-20 0-55-16-55-79z">
            <text:p/>
          </draw:path>
          <draw:path draw:style-name="gr4" draw:layer="layout" svg:width="0.187cm" svg:height="0.269cm" svg:x="24.14cm" svg:y="18.214cm" svg:viewBox="0 0 188 270" svg:d="M31 240c0 18-5 18-31 18v12c13 0 31-1 43-1 11 0 26 0 42 1v-12c-26 0-30 0-30-18v-40l24-22c31 42 48 64 48 71s-7 9-15 9v12c11 0 34-1 42-1 11 0 23 0 34 1v-12c-14 0-23 0-38-21l-49-70c-1-1-3-3-3-4s29-24 32-28c24-19 41-21 49-21v-12c-12 1-16 1-27 1-14 0-39-1-44-1v12c8 0 12 5 12 10 0 8-6 12-9 15l-55 47v-186l-56 4v13c28 0 31 2 31 22z">
            <text:p/>
          </draw:path>
          <draw:path draw:style-name="gr4" draw:layer="layout" svg:width="0.15cm" svg:height="0.177cm" svg:x="24.334cm" svg:y="18.31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89cm" svg:height="0.247cm" svg:x="24.502cm" svg:y="18.317cm" svg:viewBox="0 0 190 248" svg:d="M154 37c10-25 30-25 36-25v-12c-8 1-21 1-29 1-7 0-26-1-33-1v12c12 0 17 7 17 17 0 4 0 4-2 10l-40 94-42-104c-2-4-3-5-3-7 0-10 15-10 22-10v-12c-10 0-36 1-43 1-9 0-25 0-37-1v12c19 0 26 0 32 13l58 142c-2 6-7 18-10 23-8 21-19 49-44 49-2 0-11 0-18-8 12-1 15-10 15-15 0-11-8-17-16-17s-17 5-17 17c0 17 17 32 36 32 25 0 40-24 50-46z">
            <text:p/>
          </draw:path>
          <draw:path draw:style-name="gr4" draw:layer="layout" svg:width="0.172cm" svg:height="0.177cm" svg:x="24.839cm" svg:y="18.31cm" svg:viewBox="0 0 173 178" svg:d="M173 91c0-50-40-91-86-91-50 0-87 43-87 91 0 50 41 87 86 87 47 0 87-37 87-87zM87 168c-18 0-34-7-45-25-10-18-10-41-10-55 0-15 0-36 10-54 10-17 28-25 44-25 17 0 34 9 44 25 10 17 10 39 10 54 0 14 0 35-8 52-9 17-26 28-45 28z">
            <text:p/>
          </draw:path>
          <draw:path draw:style-name="gr4" draw:layer="layout" svg:width="0.126cm" svg:height="0.273cm" svg:x="25.034cm" svg:y="18.21cm" svg:viewBox="0 0 127 274" svg:d="M55 107v-45c0-34 19-53 36-53 1 0 7 0 14 2-6 2-13 7-13 17 0 8 7 16 17 16 12 0 18-8 18-16 0-15-15-28-36-28-27 0-60 21-60 62v45h-31v12h31v125c0 18-5 18-31 18v12c15-1 34-1 45-1 16 0 34 0 50 1v-12h-9c-29 0-30-4-30-19v-124h45v-12z">
            <text:p/>
          </draw:path>
          <draw:path draw:style-name="gr4" draw:layer="layout" svg:width="0.264cm" svg:height="0.264cm" svg:x="25.281cm" svg:y="18.219cm" svg:viewBox="0 0 265 265" svg:d="M226 31c0-14 0-19 30-19h9v-12c-13 1-42 1-57 1-14 0-44 0-57-1v12h9c30 0 30 5 30 19v90h-115v-90c0-14 0-19 31-19h8v-12c-13 1-41 1-57 1-14 0-44 0-57-1v12h9c31 0 31 5 31 19v204c0 14 0 18-31 18h-9v12c13-1 42-1 57-1s44 0 57 1v-12h-8c-31 0-31-4-31-18v-102h115v102c0 14 0 18-30 18h-9v12c13-1 42-1 57-1 14 0 44 0 57 1v-12h-9c-30 0-30-4-30-18z">
            <text:p/>
          </draw:path>
          <draw:path draw:style-name="gr4" draw:layer="layout" svg:width="0.264cm" svg:height="0.264cm" svg:x="25.57cm" svg:y="18.219cm" svg:viewBox="0 0 265 265" svg:d="M77 6c-3-6-3-6-11-6h-66v12h11c7 0 14 0 20 1 9 1 9 1 9 9v202c0 11 0 29-40 29v12c13 0 33-1 45-1 13 0 32 1 46 1v-12c-40 0-40-18-40-29v-202c2 2 2 3 4 6l158 232c4 5 4 5 7 5 6 0 6-2 6-10v-214c0-10 0-29 39-29v-12c-13 0-33 1-45 1-13 0-32-1-46-1v12c41 0 41 19 41 29v166z">
            <text:p/>
          </draw:path>
          <draw:path draw:style-name="gr4" draw:layer="layout" svg:width="0.121cm" svg:height="0.242cm" svg:x="25.984cm" svg:y="18.245cm" svg:viewBox="0 0 122 243" svg:d="M61 84h55v-12h-55v-72h-10c-1 32-12 74-51 75v9h33v106c0 49 36 53 51 53 27 0 38-27 38-53v-22h-10v22c0 29-11 43-26 43-25 0-25-35-25-42z">
            <text:p/>
          </draw:path>
          <draw:path draw:style-name="gr4" draw:layer="layout" svg:width="0.195cm" svg:height="0.269cm" svg:x="26.14cm" svg:y="18.214cm" svg:viewBox="0 0 196 270" svg:d="M31 240c0 18-5 18-31 18v12c13 0 33-1 44-1 10 0 31 1 44 1v-12c-26 0-31 0-31-18v-72c0-40 28-61 53-61 24 0 29 21 29 43v90c0 18-5 18-31 18v12c14 0 34-1 44-1s31 1 44 1v-12c-21 0-30 0-31-13v-73c0-33 0-45-12-60-6-6-18-14-41-14-33 0-49 23-56 38v-136l-56 4v13c28 0 31 2 31 22z">
            <text:p/>
          </draw:path>
          <draw:path draw:style-name="gr4" draw:layer="layout" svg:width="0.15cm" svg:height="0.177cm" svg:x="26.353cm" svg:y="18.31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95cm" svg:height="0.171cm" svg:x="26.526cm" svg:y="18.312cm" svg:viewBox="0 0 196 172" svg:d="M31 39v103c0 18-5 18-31 18v12c13 0 33-1 44-1 10 0 31 1 44 1v-12c-26 0-31 0-31-18v-72c0-39 28-61 53-61 24 0 29 21 29 43v90c0 18-5 18-31 18v12c14 0 34-1 44-1s31 1 44 1v-12c-21 0-30 0-31-11v-75c0-33 0-45-12-60-6-6-18-14-41-14-28 0-46 17-57 41v-41l-55 4v13c28 0 31 2 31 22z">
            <text:p/>
          </draw:path>
          <draw:path draw:style-name="gr4" draw:layer="layout" svg:width="0.264cm" svg:height="0.264cm" svg:x="26.871cm" svg:y="18.219cm" svg:viewBox="0 0 265 265" svg:d="M226 31c0-14 0-19 30-19h9v-12c-13 1-42 1-57 1-14 0-44 0-57-1v12h9c30 0 30 5 30 19v90h-115v-90c0-14 0-19 31-19h8v-12c-13 1-41 1-57 1-14 0-44 0-57-1v12h9c31 0 31 5 31 19v204c0 14 0 18-31 18h-9v12c13-1 42-1 57-1s44 0 57 1v-12h-8c-31 0-31-4-31-18v-102h115v102c0 14 0 18-30 18h-9v12c13-1 42-1 57-1 14 0 44 0 57 1v-12h-9c-30 0-30-4-30-18z">
            <text:p/>
          </draw:path>
          <draw:path draw:style-name="gr4" draw:layer="layout" svg:width="0.264cm" svg:height="0.264cm" svg:x="27.16cm" svg:y="18.219cm" svg:viewBox="0 0 265 265" svg:d="M77 6c-3-6-3-6-11-6h-66v12h11c7 0 14 0 20 1 9 1 9 1 9 9v202c0 11 0 29-40 29v12c13 0 33-1 45-1 13 0 32 1 46 1v-12c-40 0-40-18-40-29v-202c2 2 2 3 4 6l158 232c4 5 4 5 7 5 6 0 6-2 6-10v-214c0-10 0-29 39-29v-12c-13 0-33 1-45 1-13 0-32-1-46-1v12c41 0 41 19 41 29v166z">
            <text:p/>
          </draw:path>
          <draw:path draw:style-name="gr4" draw:layer="layout" svg:width="0.148cm" svg:height="0.177cm" svg:x="18.916cm" svg:y="18.773cm" svg:viewBox="0 0 149 178" svg:d="M32 89c0-63 32-79 53-79 3 0 28 0 42 14-16 1-19 13-19 18 0 10 8 17 19 17 9 0 17-6 17-17 0-27-30-42-59-42-49 0-85 42-85 90 0 50 39 88 84 88 52 0 65-46 65-50s-5-4-6-4c-3 0-4 1-4 4-12 36-38 40-52 40-20 0-55-16-55-79z">
            <text:p/>
          </draw:path>
          <draw:path draw:style-name="gr4" draw:layer="layout" svg:width="0.172cm" svg:height="0.177cm" svg:x="19.086cm" svg:y="18.773cm" svg:viewBox="0 0 173 178" svg:d="M173 91c0-50-40-91-86-91-50 0-87 43-87 91 0 50 41 87 86 87 47 0 87-37 87-87zM87 168c-18 0-34-7-45-25-10-18-10-41-10-55 0-15 0-36 10-54 10-17 28-25 44-25 17 0 34 9 44 25 10 17 10 39 10 54 0 14 0 35-8 52-9 17-26 28-45 28z">
            <text:p/>
          </draw:path>
          <draw:path draw:style-name="gr4" draw:layer="layout" svg:width="0.302cm" svg:height="0.171cm" svg:x="19.28cm" svg:y="18.776cm" svg:viewBox="0 0 303 172" svg:d="M31 39v103c0 18-5 18-31 18v12c13 0 33-1 44-1 10 0 30 1 43 1v-12c-25 0-30 0-30-18v-72c0-39 28-61 52-61 25 0 30 21 30 43v90c0 18-5 18-31 18v12c13 0 33-1 44-1 10 0 30 1 43 1v-12c-26 0-30 0-30-18v-72c0-39 28-61 53-61 24 0 28 21 28 43v90c0 18-4 18-30 18v12c13 0 33-1 44-1 10 0 29 1 43 1v-12c-20 0-30 0-30-11v-75c0-33 0-45-12-60-6-6-19-14-41-14-33 0-49 23-56 39-6-35-34-39-52-39-28 0-46 17-57 41v-41l-55 4v13c28 0 31 2 31 22z">
            <text:p/>
          </draw:path>
          <draw:path draw:style-name="gr4" draw:layer="layout" svg:width="0.19cm" svg:height="0.247cm" svg:x="19.602cm" svg:y="18.776cm" svg:viewBox="0 0 191 248" svg:d="M56 25v-25l-56 4v13c28 0 31 2 31 18v183c0 17-5 17-31 17v13c13-2 33-3 44-3 10 0 30 1 44 3v-13c-26 0-31 0-31-17v-66-3c2 6 19 27 48 27 47 0 86-38 86-88 0-49-37-88-81-88-30 0-46 18-54 25zM57 128v-87c11-20 31-31 51-31 27 0 52 34 52 78 0 47-28 79-57 79-15 0-30-7-40-23-6-9-6-9-6-16z">
            <text:p/>
          </draw:path>
          <draw:path draw:style-name="gr4" draw:layer="layout" svg:width="0.195cm" svg:height="0.175cm" svg:x="19.817cm" svg:y="18.776cm" svg:viewBox="0 0 196 176" svg:d="M140 141v35l56-4v-12c-28 0-31-3-31-21v-139l-57 4v13c27 0 31 2 31 22v69c0 33-19 59-48 59-33 0-34-17-34-38v-129l-57 4v13c31 0 31 1 31 35v58c0 31 0 66 58 66 22 0 40-11 51-35z">
            <text:p/>
          </draw:path>
          <draw:path draw:style-name="gr4" draw:layer="layout" svg:width="0.121cm" svg:height="0.242cm" svg:x="20.027cm" svg:y="18.71cm" svg:viewBox="0 0 122 243" svg:d="M61 84h55v-12h-55v-72h-10c-1 32-12 74-51 75v9h33v106c0 49 36 53 51 53 27 0 38-27 38-53v-22h-10v22c0 29-11 43-26 43-25 0-25-35-25-42z">
            <text:p/>
          </draw:path>
          <draw:path draw:style-name="gr4" draw:layer="layout" svg:width="0.15cm" svg:height="0.177cm" svg:x="20.181cm" svg:y="18.773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27cm" svg:height="0.177cm" svg:x="20.355cm" svg:y="18.773cm" svg:viewBox="0 0 128 178" svg:d="M68 99c9 1 41 8 41 35 0 20-14 37-44 37-33 0-47-24-54-57-1-4-2-6-5-6-6 0-6 3-6 10v51c0 7 0 9 4 9 3 0 3 0 10-7 0 0 0-2 8-9 17 16 34 16 43 16 45 0 63-25 63-54 0-21-12-32-17-36-13-13-27-16-44-19-22-4-48-10-48-32 0-14 10-29 44-29 43 0 44 35 45 47 1 3 4 3 4 3 6 0 6-2 6-10v-39c0-7 0-9-5-9-2 0-2 0-7 4-1 3-6 6-7 7-14-11-31-11-36-11-49 0-63 26-63 47 0 15 7 26 17 34 13 10 24 13 51 18z">
            <text:p/>
          </draw:path>
          <draw:path draw:style-name="gr4" draw:layer="layout" svg:width="0.121cm" svg:height="0.242cm" svg:x="20.631cm" svg:y="18.71cm" svg:viewBox="0 0 122 243" svg:d="M61 84h55v-12h-55v-72h-10c-1 32-12 74-51 75v9h33v106c0 49 36 53 51 53 27 0 38-27 38-53v-22h-10v22c0 29-11 43-26 43-25 0-25-35-25-42z">
            <text:p/>
          </draw:path>
          <draw:path draw:style-name="gr4" draw:layer="layout" svg:width="0.195cm" svg:height="0.269cm" svg:x="20.786cm" svg:y="18.679cm" svg:viewBox="0 0 196 270" svg:d="M31 240c0 18-5 18-31 18v12c13 0 33-1 44-1 10 0 31 1 44 1v-12c-26 0-31 0-31-18v-72c0-40 28-61 53-61 24 0 29 21 29 43v90c0 18-5 18-31 18v12c14 0 34-1 44-1s31 1 44 1v-12c-21 0-30 0-31-13v-73c0-33 0-45-12-60-6-6-18-14-41-14-33 0-49 23-56 38v-136l-56 4v13c28 0 31 2 31 22z">
            <text:p/>
          </draw:path>
          <draw:path draw:style-name="gr4" draw:layer="layout" svg:width="0.15cm" svg:height="0.177cm" svg:x="21cm" svg:y="18.773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9cm" svg:height="0.247cm" svg:x="21.3cm" svg:y="18.776cm" svg:viewBox="0 0 191 248" svg:d="M56 25v-25l-56 4v13c28 0 31 2 31 18v183c0 17-5 17-31 17v13c13-2 33-3 44-3 10 0 30 1 44 3v-13c-26 0-31 0-31-17v-66-3c2 6 19 27 48 27 47 0 86-38 86-88 0-49-37-88-81-88-30 0-46 18-54 25zM57 128v-87c11-20 31-31 51-31 27 0 52 34 52 78 0 47-28 79-57 79-15 0-30-7-40-23-6-9-6-9-6-16z">
            <text:p/>
          </draw:path>
          <draw:path draw:style-name="gr4" draw:layer="layout" svg:width="0.13cm" svg:height="0.171cm" svg:x="21.515cm" svg:y="18.776cm" svg:viewBox="0 0 131 172" svg:d="M54 43v-43l-54 4v13c28 0 31 2 31 22v103c0 18-5 18-31 18v12c15 0 33-1 44-1 17 0 34 0 50 1v-12h-8c-29 0-30-5-30-18v-61c0-38 17-72 46-72 3 0 4 0 5 0-1 0-9 5-9 15 0 11 8 17 16 17 7 0 17-5 17-17 0-13-12-24-29-24-28 0-43 26-48 43z">
            <text:p/>
          </draw:path>
          <draw:path draw:style-name="gr4" draw:layer="layout" svg:width="0.083cm" svg:height="0.259cm" svg:x="21.669cm" svg:y="18.689cm" svg:viewBox="0 0 84 260" svg:d="M56 88l-55 4v13c27 0 30 2 30 20v105c0 18-5 18-31 18v12c12 0 34-1 43-1 14 0 27 1 41 1v-12c-26 0-28-3-28-17zM58 21c0-13-10-21-21-21-12 0-20 11-20 21s8 20 20 20c11 0 21-8 21-20z">
            <text:p/>
          </draw:path>
          <draw:path draw:style-name="gr4" draw:layer="layout" svg:width="0.189cm" svg:height="0.171cm" svg:x="21.77cm" svg:y="18.78cm" svg:viewBox="0 0 190 172" svg:d="M154 39c4-9 11-27 36-27v-12c-8 1-21 1-29 1-9 0-27-1-33-1v12c14 0 18 9 18 17 0 3-1 5-3 10l-40 99-42-109c-3-5-3-6-3-7 0-10 15-10 22-10v-12c-12 0-34 1-43 1s-25 0-37-1v12c24 0 26 2 31 14l56 139c2 6 3 7 9 7 4 0 6-4 7-7z">
            <text:p/>
          </draw:path>
          <draw:path draw:style-name="gr4" draw:layer="layout" svg:width="0.175cm" svg:height="0.177cm" svg:x="21.962cm" svg:y="18.773cm" svg:viewBox="0 0 176 178" svg:d="M113 145c1 16 12 32 31 32 8 0 32-5 32-37v-22h-10v22c0 22-10 25-14 25-13 0-14-18-14-20v-78c0-16 0-31-15-46-15-14-34-21-53-21-31 0-59 19-59 44 0 12 8 19 19 19 10 0 17-8 17-19 0-4-2-18-19-18 9-13 29-17 41-17 19 0 41 15 41 49v15c-20 1-46 2-71 14-29 13-39 33-39 51 0 30 37 40 63 40 25 0 43-15 50-33zM110 81v39c0 37-27 51-45 51-19 0-35-15-35-35s16-52 80-55z">
            <text:p/>
          </draw:path>
          <draw:path draw:style-name="gr4" draw:layer="layout" svg:width="0.121cm" svg:height="0.242cm" svg:x="22.146cm" svg:y="18.71cm" svg:viewBox="0 0 122 243" svg:d="M61 84h55v-12h-55v-72h-10c-1 32-12 74-51 75v9h33v106c0 49 36 53 51 53 27 0 38-27 38-53v-22h-10v22c0 29-11 43-26 43-25 0-25-35-25-42z">
            <text:p/>
          </draw:path>
          <draw:path draw:style-name="gr4" draw:layer="layout" svg:width="0.15cm" svg:height="0.177cm" svg:x="22.3cm" svg:y="18.773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87cm" svg:height="0.269cm" svg:x="22.6cm" svg:y="18.679cm" svg:viewBox="0 0 188 270" svg:d="M31 240c0 18-5 18-31 18v12c13 0 31-1 43-1 11 0 26 0 42 1v-12c-26 0-30 0-30-18v-40l24-22c31 42 48 64 48 71s-7 9-15 9v12c11 0 34-1 42-1 11 0 23 0 34 1v-12c-14 0-23 0-38-21l-49-70c-1-1-3-3-3-4s29-24 32-28c24-19 41-21 49-21v-12c-12 1-16 1-27 1-14 0-39-1-44-1v12c8 0 12 5 12 10 0 8-6 12-9 15l-55 47v-186l-56 4v13c28 0 31 2 31 22z">
            <text:p/>
          </draw:path>
          <draw:path draw:style-name="gr4" draw:layer="layout" svg:width="0.15cm" svg:height="0.177cm" svg:x="22.794cm" svg:y="18.773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89cm" svg:height="0.247cm" svg:x="22.962cm" svg:y="18.78cm" svg:viewBox="0 0 190 248" svg:d="M154 37c10-25 30-25 36-25v-12c-8 1-21 1-29 1-7 0-26-1-33-1v12c12 0 17 7 17 17 0 4 0 4-2 10l-40 94-42-104c-2-4-3-5-3-7 0-10 15-10 22-10v-12c-10 0-36 1-43 1-9 0-25 0-37-1v12c19 0 26 0 32 13l58 142c-2 6-7 18-10 23-8 21-19 49-44 49-2 0-11 0-18-8 12-1 15-10 15-15 0-11-8-17-16-17s-17 5-17 17c0 17 17 32 36 32 25 0 40-24 50-46z">
            <text:p/>
          </draw:path>
          <draw:path draw:style-name="gr4" draw:layer="layout" svg:width="0.184cm" svg:height="0.273cm" svg:x="23.303cm" svg:y="18.679cm" svg:viewBox="0 0 185 274" svg:d="M185 4c0 0 0-4-5-4-6 0-42 3-49 4-3 0-6 3-6 8s4 5 9 5c19 0 20 2 20 6l-1 8-23 92c-8-15-19-25-36-25-46 0-94 57-94 113 0 37 21 63 52 63 7 0 27-2 50-30 4 17 17 30 36 30 14 0 23-9 28-22 7-13 12-37 12-39 0-3-3-3-4-3-5 0-5 1-6 7-6 25-14 48-29 48-11 0-12-10-12-17 0-10 1-13 2-19zM105 223c-3 7-3 8-8 15-18 21-33 27-44 27-20 0-25-21-25-36 0-20 12-67 22-85 12-23 28-37 45-37 25 0 29 32 29 34s0 4-1 6z">
            <text:p/>
          </draw:path>
          <draw:path draw:style-name="gr4" draw:layer="layout" svg:width="0.108cm" svg:height="0.122cm" svg:x="23.509cm" svg:y="18.886cm" svg:viewBox="0 0 109 123" svg:d="M98 18c-7 2-11 7-11 13s5 9 9 9c3 0 13-3 13-16 0-18-20-24-36-24-43 0-51 32-51 40 0 10 7 16 10 19 8 6 12 7 31 10 5 1 23 5 23 19 0 4-2 14-14 22-11 6-25 6-28 6-11 0-26-3-33-11 10-2 15-9 15-17 0-7-4-10-11-10s-15 7-15 19c0 16 18 26 44 26 51 0 59-34 59-45 0-25-27-30-37-32-2-1-10-2-11-2-10-2-15-8-15-13 0-7 5-14 11-18 7-5 17-5 22-5s19 1 25 10z">
            <text:p/>
          </draw:path>
          <draw:path draw:style-name="gr4" draw:layer="layout" svg:width="0.165cm" svg:height="0.122cm" svg:x="23.648cm" svg:y="18.886cm" svg:viewBox="0 0 166 123" svg:d="M21 103c-1 4-3 10-3 11 0 6 5 9 10 9 4 0 8-3 9-6 2-3 4-11 6-17 1-5 4-17 5-24 3-7 4-12 5-19 3-11 4-13 12-24s20-25 41-25c15 0 15 14 15 18 0 17-11 48-15 59-4 7-5 10-5 15 0 14 12 23 27 23 26 0 38-37 38-42 0-3-3-3-4-3-4 0-4 1-5 5-6 22-18 33-29 33-6 0-7-4-7-10s1-10 7-22c3-8 14-38 14-53 0-27-21-31-35-31-23 0-39 14-46 25-3-19-18-25-30-25-11 0-18 9-21 14-7 11-10 27-10 28 0 3 3 3 4 3 5 0 5-1 7-8 3-16 9-29 20-29 6 0 9 5 9 13 0 5-3 15-5 23-2 7-4 19-6 24z">
            <text:p/>
          </draw:path>
          <draw:path draw:style-name="gr4" draw:layer="layout" svg:width="0.083cm" svg:height="0.183cm" svg:x="23.839cm" svg:y="18.825cm" svg:viewBox="0 0 84 184" svg:d="M76 10c0-4-3-10-11-10s-15 7-15 15c0 5 3 10 11 10 7 0 15-7 15-15zM20 149c-1 3-2 6-2 12 0 12 11 23 26 23 28 0 40-39 40-42 0-4-5-4-5-4-4 0-4 2-5 5-7 21-19 33-30 33-5 0-7-4-7-10s3-11 5-17c3-8 5-15 9-22 2-7 12-31 13-35 1-3 2-6 2-8 0-14-11-23-26-23-28 0-40 37-40 41s3 4 4 4c5 0 5-1 6-5 7-23 19-33 29-33 4 0 7 2 7 10 0 6-2 10-9 27z">
            <text:p/>
          </draw:path>
          <draw:path draw:style-name="gr4" draw:layer="layout" svg:width="0.139cm" svg:height="0.19cm" svg:x="23.952cm" svg:y="18.817cm" svg:viewBox="0 0 140 191" svg:d="M139 8c1 0 1-4 1-5s-1-3-5-3-27 2-34 2c-2 1-6 1-6 7 0 4 4 4 7 4 14 0 14 1 14 4 0 2-2 4-2 6l-15 62c-7-9-15-16-29-16-35 0-70 38-70 77 0 27 18 45 41 45 15 0 28-7 39-18 5 16 21 18 28 18 10 0 16-5 22-14 5-11 9-26 9-27 0-4-4-4-5-4-3 0-3 1-5 9-4 13-9 29-20 29-8 0-9-6-9-13 0-6 0-8 1-11zM81 155c-2 8-8 13-14 18-2 2-13 11-25 11-10 0-20-7-20-27 0-14 8-44 14-55 12-22 27-25 34-25 19 0 25 20 25 23 0 1 0 3-1 5z">
            <text:p/>
          </draw:path>
          <draw:path draw:style-name="gr4" draw:layer="layout" svg:width="0.172cm" svg:height="0.177cm" svg:x="24.256cm" svg:y="18.773cm" svg:viewBox="0 0 173 178" svg:d="M173 91c0-50-40-91-86-91-50 0-87 43-87 91 0 50 41 87 86 87 47 0 87-37 87-87zM87 168c-18 0-34-7-45-25-10-18-10-41-10-55 0-15 0-36 10-54 10-17 28-25 44-25 17 0 34 9 44 25 10 17 10 39 10 54 0 14 0 35-8 52-9 17-26 28-45 28z">
            <text:p/>
          </draw:path>
          <draw:path draw:style-name="gr4" draw:layer="layout" svg:width="0.126cm" svg:height="0.273cm" svg:x="24.451cm" svg:y="18.674cm" svg:viewBox="0 0 127 274" svg:d="M55 107v-45c0-34 19-53 36-53 1 0 7 0 14 2-6 2-13 7-13 17 0 8 7 16 17 16 12 0 18-8 18-16 0-15-15-28-36-28-27 0-60 21-60 62v45h-31v12h31v125c0 18-5 18-31 18v12c15-1 34-1 45-1 16 0 34 0 50 1v-12h-9c-29 0-30-4-30-19v-124h45v-12z">
            <text:p/>
          </draw:path>
          <draw:path draw:style-name="gr4" draw:layer="layout" svg:width="0.121cm" svg:height="0.242cm" svg:x="24.693cm" svg:y="18.71cm" svg:viewBox="0 0 122 243" svg:d="M61 84h55v-12h-55v-72h-10c-1 32-12 74-51 75v9h33v106c0 49 36 53 51 53 27 0 38-27 38-53v-22h-10v22c0 29-11 43-26 43-25 0-25-35-25-42z">
            <text:p/>
          </draw:path>
          <draw:path draw:style-name="gr4" draw:layer="layout" svg:width="0.195cm" svg:height="0.269cm" svg:x="24.848cm" svg:y="18.679cm" svg:viewBox="0 0 196 270" svg:d="M31 240c0 18-5 18-31 18v12c13 0 33-1 44-1 10 0 31 1 44 1v-12c-26 0-31 0-31-18v-72c0-40 28-61 53-61 24 0 29 21 29 43v90c0 18-5 18-31 18v12c14 0 34-1 44-1s31 1 44 1v-12c-21 0-30 0-31-13v-73c0-33 0-45-12-60-6-6-18-14-41-14-33 0-49 23-56 38v-136l-56 4v13c28 0 31 2 31 22z">
            <text:p/>
          </draw:path>
          <draw:path draw:style-name="gr4" draw:layer="layout" svg:width="0.15cm" svg:height="0.177cm" svg:x="25.061cm" svg:y="18.773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72cm" svg:height="0.282cm" svg:x="25.372cm" svg:y="18.674cm" svg:viewBox="0 0 173 283" svg:d="M114 123l-50-12c-24-5-39-26-39-49 0-28 21-51 51-51 65 0 74 64 76 81 1 3 1 5 5 5 5 0 5-2 5-10v-78c0-7 0-9-5-9-2 0-3 0-5 6l-13 22c-12-13-29-28-63-28-43 0-76 34-76 75 0 33 21 60 51 71 4 1 24 7 51 14 11 2 22 5 33 19 9 10 12 22 12 36 0 27-19 56-51 56-12 0-41-2-62-21-23-22-24-46-24-61-1-3-3-3-4-3-6 0-6 2-6 9v78c0 7 0 10 4 10 3 0 4-1 6-6 0 0 1-1 14-22 12 14 38 28 72 28 45 0 77-39 77-82 0-38-27-70-59-78z">
            <text:p/>
          </draw:path>
          <draw:path draw:style-name="gr4" draw:layer="layout" svg:width="0.264cm" svg:height="0.264cm" svg:x="25.578cm" svg:y="18.683cm" svg:viewBox="0 0 265 265" svg:d="M77 6c-3-6-3-6-11-6h-66v12h11c7 0 14 0 20 1 9 1 9 1 9 9v202c0 11 0 29-40 29v12c13 0 33-1 45-1 13 0 32 1 46 1v-12c-40 0-40-18-40-29v-202c2 2 2 3 4 6l158 232c4 5 4 5 7 5 6 0 6-2 6-10v-214c0-10 0-29 39-29v-12c-13 0-33 1-45 1-13 0-32-1-46-1v12c41 0 41 19 41 29v166z">
            <text:p/>
          </draw:path>
          <draw:path draw:style-name="gr4" draw:layer="layout" svg:width="0.195cm" svg:height="0.175cm" svg:x="25.997cm" svg:y="18.776cm" svg:viewBox="0 0 196 176" svg:d="M140 141v35l56-4v-12c-28 0-31-3-31-21v-139l-57 4v13c27 0 31 2 31 22v69c0 33-19 59-48 59-33 0-34-17-34-38v-129l-57 4v13c31 0 31 1 31 35v58c0 31 0 66 58 66 22 0 40-11 51-35z">
            <text:p/>
          </draw:path>
          <draw:path draw:style-name="gr4" draw:layer="layout" svg:width="0.127cm" svg:height="0.177cm" svg:x="26.212cm" svg:y="18.773cm" svg:viewBox="0 0 128 178" svg:d="M68 99c9 1 41 8 41 35 0 20-13 37-44 37-33 0-47-24-54-57-1-4-2-6-5-6-6 0-6 3-6 10v51c0 7 0 9 4 9 3 0 3 0 10-7 0 0 0-2 8-9 17 16 34 16 43 16 45 0 63-25 63-54 0-21-12-32-17-36-13-13-27-16-44-19-22-4-48-10-48-32 0-14 10-29 44-29 43 0 44 35 45 47 1 3 4 3 4 3 6 0 6-2 6-10v-39c0-7 0-9-5-9-2 0-2 0-7 4-1 3-6 6-7 7-14-11-31-11-36-11-49 0-63 26-63 47 0 15 7 26 17 34 13 10 24 13 51 18z">
            <text:p/>
          </draw:path>
          <draw:path draw:style-name="gr4" draw:layer="layout" svg:width="0.083cm" svg:height="0.259cm" svg:x="26.365cm" svg:y="18.689cm" svg:viewBox="0 0 84 260" svg:d="M56 88l-55 4v13c27 0 30 2 30 20v105c0 18-5 18-31 18v12c12 0 34-1 43-1 14 0 27 1 41 1v-12c-26 0-28-3-28-17zM58 21c0-13-10-21-21-21-12 0-20 11-20 21s8 20 20 20c11 0 21-8 21-20z">
            <text:p/>
          </draw:path>
          <draw:path draw:style-name="gr4" draw:layer="layout" svg:width="0.195cm" svg:height="0.171cm" svg:x="26.471cm" svg:y="18.776cm" svg:viewBox="0 0 196 172" svg:d="M31 39v103c0 18-5 18-31 18v12c13 0 33-1 44-1 10 0 31 1 44 1v-12c-26 0-31 0-31-18v-72c0-39 28-61 53-61 24 0 29 21 29 43v90c0 18-5 18-31 18v12c14 0 34-1 44-1s31 1 44 1v-12c-21 0-30 0-31-11v-75c0-33 0-45-12-60-6-6-18-14-41-14-28 0-46 17-57 41v-41l-55 4v13c28 0 31 2 31 22z">
            <text:p/>
          </draw:path>
          <draw:path draw:style-name="gr4" draw:layer="layout" svg:width="0.177cm" svg:height="0.255cm" svg:x="26.685cm" svg:y="18.772cm" svg:viewBox="0 0 178 256" svg:d="M76 109c-34 0-34-39-34-47 0-11 0-23 5-33 4-5 12-16 29-16 33 0 33 39 33 48 0 11 0 23-6 33-3 4-12 15-27 15zM31 124c0-1 0-11 6-18 15 11 31 12 39 12 35 0 63-27 63-56 0-15-7-29-17-38 14-13 29-15 35-15 1 0 4 0 5 0-5 2-7 5-7 11s6 11 11 11 12-3 12-12c0-7-5-19-20-19-7 0-25 2-41 19-17-13-33-15-41-15-36 0-64 27-64 57 0 17 9 31 19 40-6 6-12 19-12 32 0 12 5 27 17 34-24 7-36 24-36 40 0 27 39 49 86 49 46 0 87-19 87-50 0-13-6-33-26-44s-44-11-67-11c-10 0-26 0-29 0-12-2-20-15-20-27zM87 246c-40 0-67-19-67-39 0-18 15-33 32-34h23c34 0 77 0 77 34 0 21-28 39-65 39z">
            <text:p/>
          </draw:path>
          <draw:path draw:style-name="gr4" draw:layer="layout" svg:width="0.121cm" svg:height="0.242cm" svg:x="27.004cm" svg:y="18.71cm" svg:viewBox="0 0 122 243" svg:d="M61 84h55v-12h-55v-72h-10c-1 32-12 74-51 75v9h33v106c0 49 36 53 51 53 27 0 38-27 38-53v-22h-10v22c0 29-11 43-26 43-25 0-25-35-25-42z">
            <text:p/>
          </draw:path>
          <draw:path draw:style-name="gr4" draw:layer="layout" svg:width="0.195cm" svg:height="0.269cm" svg:x="27.159cm" svg:y="18.679cm" svg:viewBox="0 0 196 270" svg:d="M31 240c0 18-5 18-31 18v12c13 0 33-1 44-1 10 0 31 1 44 1v-12c-26 0-31 0-31-18v-72c0-40 28-61 53-61 24 0 29 21 29 43v90c0 18-5 18-31 18v12c14 0 34-1 44-1s31 1 44 1v-12c-21 0-30 0-31-13v-73c0-33 0-45-12-60-6-6-18-14-41-14-33 0-49 23-56 38v-136l-56 4v13c28 0 31 2 31 22z">
            <text:p/>
          </draw:path>
          <draw:path draw:style-name="gr4" draw:layer="layout" svg:width="0.15cm" svg:height="0.177cm" svg:x="27.372cm" svg:y="18.773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3cm" svg:height="0.171cm" svg:x="18.914cm" svg:y="19.24cm" svg:viewBox="0 0 131 172" svg:d="M54 43v-43l-54 4v13c28 0 31 2 31 22v103c0 18-5 18-31 18v12c15 0 33-1 44-1 17 0 34 0 50 1v-12h-8c-29 0-30-5-30-18v-61c0-38 17-72 46-72 3 0 4 0 5 0-1 0-9 5-9 15 0 11 8 17 16 17 7 0 17-5 17-17 0-13-12-24-29-24-28 0-43 26-48 43z">
            <text:p/>
          </draw:path>
          <draw:path draw:style-name="gr4" draw:layer="layout" svg:width="0.15cm" svg:height="0.177cm" svg:x="19.065cm" svg:y="19.238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89cm" svg:height="0.171cm" svg:x="19.234cm" svg:y="19.244cm" svg:viewBox="0 0 190 172" svg:d="M154 39c4-9 11-27 36-27v-12c-8 1-21 1-29 1-9 0-27-1-33-1v12c14 0 18 9 18 17 0 3-1 5-3 10l-40 99-42-109c-3-5-3-6-3-7 0-10 15-10 22-10v-12c-12 0-34 1-43 1s-25 0-37-1v12c24 0 26 2 31 14l56 139c2 6 3 7 9 7 4 0 6-4 7-7z">
            <text:p/>
          </draw:path>
          <draw:path draw:style-name="gr4" draw:layer="layout" svg:width="0.172cm" svg:height="0.177cm" svg:x="19.43cm" svg:y="19.238cm" svg:viewBox="0 0 173 178" svg:d="M173 91c0-50-40-91-86-91-50 0-87 43-87 91 0 50 41 87 86 87 47 0 87-37 87-87zM87 168c-18 0-34-7-45-25-10-18-10-41-10-55 0-15 0-36 10-54 10-17 28-25 44-25 17 0 34 9 44 25 10 17 10 39 10 54 0 14 0 35-8 52-9 17-26 28-45 28z">
            <text:p/>
          </draw:path>
          <draw:path draw:style-name="gr4" draw:layer="layout" svg:width="0.187cm" svg:height="0.269cm" svg:x="19.624cm" svg:y="19.143cm" svg:viewBox="0 0 188 270" svg:d="M31 240c0 18-5 18-31 18v12c13 0 31-1 43-1 11 0 26 0 42 1v-12c-26 0-30 0-30-18v-40l24-22c31 42 48 64 48 71s-7 9-15 9v12c11 0 34-1 42-1 11 0 23 0 34 1v-12c-14 0-23 0-38-21l-49-70c-1-1-3-3-3-4s29-24 32-28c24-19 41-21 49-21v-12c-12 1-16 1-27 1-14 0-39-1-44-1v12c8 0 12 5 12 10 0 8-6 12-9 15l-55 47v-186l-56 4v13c28 0 31 2 31 22z">
            <text:p/>
          </draw:path>
          <draw:path draw:style-name="gr4" draw:layer="layout" svg:width="0.15cm" svg:height="0.177cm" svg:x="19.817cm" svg:y="19.238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9cm" svg:height="0.273cm" svg:x="19.991cm" svg:y="19.143cm" svg:viewBox="0 0 191 274" svg:d="M134 248v26l57-4v-12c-26 0-29-4-29-23v-235l-56 4v13c27 0 29 2 29 22v83c-11-14-27-24-48-24-46 0-87 38-87 88 0 49 39 88 83 88 25 0 41-13 51-26zM134 144v79c0 8 0 8-4 15-11 18-29 27-45 27-18 0-32-10-41-25-11-16-12-38-12-54 0-14 1-37 12-55 9-12 23-24 44-24 14 0 30 5 42 23 4 6 4 8 4 14z">
            <text:p/>
          </draw:path>
          <draw:path draw:style-name="gr4" draw:layer="layout" svg:width="0.19cm" svg:height="0.247cm" svg:x="20.333cm" svg:y="19.24cm" svg:viewBox="0 0 191 248" svg:d="M56 25v-25l-56 4v13c28 0 31 2 31 18v183c0 17-5 17-31 17v13c13-2 33-3 44-3 10 0 30 1 44 3v-13c-26 0-31 0-31-17v-66-3c2 6 19 27 48 27 47 0 86-38 86-88 0-49-37-88-81-88-30 0-46 18-54 25zM57 128v-87c11-20 31-31 51-31 27 0 52 34 52 78 0 47-28 79-57 79-15 0-30-7-40-23-6-9-6-9-6-16z">
            <text:p/>
          </draw:path>
          <draw:path draw:style-name="gr4" draw:layer="layout" svg:width="0.13cm" svg:height="0.171cm" svg:x="20.548cm" svg:y="19.24cm" svg:viewBox="0 0 131 172" svg:d="M54 43v-43l-54 4v13c28 0 31 2 31 22v103c0 18-5 18-31 18v12c15 0 33-1 44-1 17 0 34 0 50 1v-12h-8c-29 0-30-5-30-18v-61c0-38 17-72 46-72 3 0 4 0 5 0-1 0-9 5-9 15 0 11 8 17 16 17 7 0 17-5 17-17 0-13-12-24-29-24-28 0-43 26-48 43z">
            <text:p/>
          </draw:path>
          <draw:path draw:style-name="gr4" draw:layer="layout" svg:width="0.083cm" svg:height="0.259cm" svg:x="20.7cm" svg:y="19.152cm" svg:viewBox="0 0 84 260" svg:d="M56 88l-55 4v13c27 0 30 2 30 20v105c0 18-5 18-31 18v12c12 0 34-1 43-1 14 0 27 1 41 1v-12c-26 0-28-3-28-17zM58 21c0-13-10-21-21-21-12 0-20 11-20 21s8 20 20 20c11 0 21-8 21-20z">
            <text:p/>
          </draw:path>
          <draw:path draw:style-name="gr4" draw:layer="layout" svg:width="0.189cm" svg:height="0.171cm" svg:x="20.803cm" svg:y="19.244cm" svg:viewBox="0 0 190 172" svg:d="M154 39c4-9 11-27 36-27v-12c-8 1-21 1-29 1-9 0-27-1-33-1v12c14 0 18 9 18 17 0 3-1 5-3 10l-40 99-42-109c-3-5-3-6-3-7 0-10 15-10 22-10v-12c-12 0-34 1-43 1s-25 0-37-1v12c24 0 26 2 31 14l56 139c2 6 3 7 9 7 4 0 6-4 7-7z">
            <text:p/>
          </draw:path>
          <draw:path draw:style-name="gr4" draw:layer="layout" svg:width="0.175cm" svg:height="0.177cm" svg:x="20.994cm" svg:y="19.238cm" svg:viewBox="0 0 176 178" svg:d="M113 145c1 16 12 32 31 32 8 0 32-5 32-37v-22h-10v22c0 22-10 25-14 25-13 0-14-18-14-20v-78c0-16 0-31-15-46-15-14-34-21-53-21-31 0-59 19-59 44 0 12 8 19 19 19 10 0 17-8 17-19 0-4-2-18-19-18 9-13 29-17 41-17 19 0 41 15 41 49v15c-20 1-46 2-71 14-29 13-39 33-39 51 0 30 37 40 63 40 25 0 43-15 50-33zM110 81v39c0 37-27 51-45 51-19 0-35-15-35-35s16-52 80-55z">
            <text:p/>
          </draw:path>
          <draw:path draw:style-name="gr4" draw:layer="layout" svg:width="0.121cm" svg:height="0.242cm" svg:x="21.179cm" svg:y="19.173cm" svg:viewBox="0 0 122 243" svg:d="M61 84h55v-12h-55v-72h-10c-1 32-12 74-51 75v9h33v106c0 49 36 53 51 53 27 0 38-27 38-53v-22h-10v22c0 29-11 43-26 43-25 0-25-35-25-42z">
            <text:p/>
          </draw:path>
          <draw:path draw:style-name="gr4" draw:layer="layout" svg:width="0.15cm" svg:height="0.177cm" svg:x="21.332cm" svg:y="19.238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87cm" svg:height="0.269cm" svg:x="21.633cm" svg:y="19.143cm" svg:viewBox="0 0 188 270" svg:d="M31 240c0 18-5 18-31 18v12c13 0 31-1 43-1 11 0 26 0 42 1v-12c-26 0-30 0-30-18v-40l24-22c31 42 48 64 48 71s-7 9-15 9v12c11 0 34-1 42-1 11 0 23 0 34 1v-12c-14 0-23 0-38-21l-49-70c-1-1-3-3-3-4s29-24 32-28c24-19 41-21 49-21v-12c-12 1-16 1-27 1-14 0-39-1-44-1v12c8 0 12 5 12 10 0 8-6 12-9 15l-55 47v-186l-56 4v13c28 0 31 2 31 22z">
            <text:p/>
          </draw:path>
          <draw:path draw:style-name="gr4" draw:layer="layout" svg:width="0.15cm" svg:height="0.177cm" svg:x="21.827cm" svg:y="19.238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89cm" svg:height="0.247cm" svg:x="21.995cm" svg:y="19.244cm" svg:viewBox="0 0 190 248" svg:d="M154 37c10-25 30-25 36-25v-12c-8 1-21 1-29 1-7 0-26-1-33-1v12c12 0 17 7 17 17 0 4 0 4-2 10l-40 94-42-104c-2-4-3-5-3-7 0-10 15-10 22-10v-12c-10 0-36 1-43 1-9 0-25 0-37-1v12c19 0 26 0 32 13l58 142c-2 6-7 18-10 23-8 21-19 49-44 49-2 0-11 0-18-8 12-1 15-10 15-15 0-11-8-17-16-17s-17 5-17 17c0 17 17 32 36 32 25 0 40-24 50-46z">
            <text:p/>
          </draw:path>
          <draw:path draw:style-name="gr4" draw:layer="layout" svg:width="0.175cm" svg:height="0.177cm" svg:x="22.336cm" svg:y="19.238cm" svg:viewBox="0 0 176 178" svg:d="M113 145c1 16 12 32 31 32 8 0 32-5 32-37v-22h-10v22c0 22-10 25-14 25-13 0-14-18-14-20v-78c0-16 0-31-15-46-15-14-34-21-53-21-31 0-59 19-59 44 0 12 8 19 19 19 10 0 17-8 17-19 0-4-2-18-19-18 9-13 29-17 41-17 19 0 41 15 41 49v15c-20 1-46 2-71 14-29 13-39 33-39 51 0 30 37 40 63 40 25 0 43-15 50-33zM110 81v39c0 37-27 51-45 51-19 0-35-15-35-35s16-52 80-55z">
            <text:p/>
          </draw:path>
          <draw:path draw:style-name="gr4" draw:layer="layout" svg:width="0.195cm" svg:height="0.171cm" svg:x="22.525cm" svg:y="19.24cm" svg:viewBox="0 0 196 172" svg:d="M31 39v103c0 18-5 18-31 18v12c13 0 33-1 44-1 10 0 31 1 44 1v-12c-26 0-31 0-31-18v-72c0-39 28-61 53-61 24 0 29 21 29 43v90c0 18-5 18-31 18v12c14 0 34-1 44-1s31 1 44 1v-12c-21 0-30 0-31-11v-75c0-33 0-45-12-60-6-6-18-14-41-14-28 0-46 17-57 41v-41l-55 4v13c28 0 31 2 31 22z">
            <text:p/>
          </draw:path>
          <draw:path draw:style-name="gr4" draw:layer="layout" svg:width="0.19cm" svg:height="0.273cm" svg:x="22.741cm" svg:y="19.143cm" svg:viewBox="0 0 191 274" svg:d="M134 248v26l57-4v-12c-26 0-29-4-29-23v-235l-56 4v13c27 0 29 2 29 22v83c-11-14-27-24-48-24-46 0-87 38-87 88 0 49 39 88 83 88 25 0 41-13 51-26zM134 144v79c0 8 0 8-4 15-11 18-29 27-45 27-18 0-32-10-41-25-11-16-12-38-12-54 0-14 1-37 12-55 9-12 23-24 44-24 14 0 30 5 42 23 4 6 4 8 4 14z">
            <text:p/>
          </draw:path>
          <draw:path draw:style-name="gr4" draw:layer="layout" svg:width="0.19cm" svg:height="0.247cm" svg:x="23.083cm" svg:y="19.24cm" svg:viewBox="0 0 191 248" svg:d="M56 25v-25l-56 4v13c28 0 31 2 31 18v183c0 17-5 17-31 17v13c13-2 33-3 44-3 10 0 30 1 44 3v-13c-26 0-31 0-31-17v-66-3c2 6 19 27 48 27 47 0 86-38 86-88 0-49-37-88-81-88-30 0-46 18-54 25zM57 128v-87c11-20 31-31 51-31 27 0 52 34 52 78 0 47-28 79-57 79-15 0-30-7-40-23-6-9-6-9-6-16z">
            <text:p/>
          </draw:path>
          <draw:path draw:style-name="gr4" draw:layer="layout" svg:width="0.13cm" svg:height="0.171cm" svg:x="23.298cm" svg:y="19.24cm" svg:viewBox="0 0 131 172" svg:d="M54 43v-43l-54 4v13c28 0 31 2 31 22v103c0 18-5 18-31 18v12c15 0 33-1 44-1 17 0 34 0 50 1v-12h-8c-29 0-30-5-30-18v-61c0-38 17-72 46-72 3 0 4 0 5 0-1 0-9 5-9 15 0 11 8 17 16 17 7 0 17-5 17-17 0-13-12-24-29-24-28 0-43 26-48 43z">
            <text:p/>
          </draw:path>
          <draw:path draw:style-name="gr4" draw:layer="layout" svg:width="0.15cm" svg:height="0.177cm" svg:x="23.45cm" svg:y="19.238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27cm" svg:height="0.177cm" svg:x="23.623cm" svg:y="19.238cm" svg:viewBox="0 0 128 178" svg:d="M68 99c9 1 41 8 41 35 0 20-13 37-44 37-33 0-47-24-54-57-1-4-2-6-5-6-6 0-6 3-6 10v51c0 7 0 9 4 9 3 0 3 0 10-7 0 0 0-2 8-9 17 16 34 16 43 16 45 0 63-25 63-54 0-21-12-32-17-36-13-13-27-16-44-19-22-4-48-10-48-32 0-14 10-29 44-29 43 0 44 35 45 47 1 3 4 3 4 3 6 0 6-2 6-10v-39c0-7 0-9-5-9-2 0-2 0-7 4-1 3-6 6-7 7-14-11-31-11-36-11-49 0-63 26-63 47 0 15 7 26 17 34 13 10 24 13 51 18z">
            <text:p/>
          </draw:path>
          <draw:path draw:style-name="gr4" draw:layer="layout" svg:width="0.15cm" svg:height="0.177cm" svg:x="23.774cm" svg:y="19.238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95cm" svg:height="0.171cm" svg:x="23.947cm" svg:y="19.24cm" svg:viewBox="0 0 196 172" svg:d="M31 39v103c0 18-5 18-31 18v12c13 0 33-1 44-1 10 0 31 1 44 1v-12c-26 0-31 0-31-18v-72c0-39 28-61 53-61 24 0 29 21 29 43v90c0 18-5 18-31 18v12c14 0 34-1 44-1s31 1 44 1v-12c-21 0-30 0-31-11v-75c0-33 0-45-12-60-6-6-18-14-41-14-28 0-46 17-57 41v-41l-55 4v13c28 0 31 2 31 22z">
            <text:p/>
          </draw:path>
          <draw:path draw:style-name="gr4" draw:layer="layout" svg:width="0.121cm" svg:height="0.242cm" svg:x="24.146cm" svg:y="19.173cm" svg:viewBox="0 0 122 243" svg:d="M61 84h55v-12h-55v-72h-10c-1 32-12 74-51 75v9h33v106c0 49 36 53 51 53 27 0 38-27 38-53v-22h-10v22c0 29-11 43-26 43-25 0-25-35-25-42z">
            <text:p/>
          </draw:path>
          <draw:path draw:style-name="gr4" draw:layer="layout" svg:width="0.15cm" svg:height="0.177cm" svg:x="24.3cm" svg:y="19.238cm" svg:viewBox="0 0 151 178" svg:d="M33 76c2-57 35-67 48-67 40 0 44 53 44 67zM32 85h109c9 0 10 0 10-9 0-39-21-76-70-76-45 0-81 40-81 89 0 52 41 89 86 89 47 0 65-43 65-50 0-4-4-5-6-5-3 0-3 2-4 6-14 39-49 39-53 39-20 0-35-11-44-25-12-19-12-45-12-58z">
            <text:p/>
          </draw:path>
          <draw:path draw:style-name="gr4" draw:layer="layout" svg:width="0.19cm" svg:height="0.273cm" svg:x="24.474cm" svg:y="19.143cm" svg:viewBox="0 0 191 274" svg:d="M134 248v26l57-4v-12c-26 0-29-4-29-23v-235l-56 4v13c27 0 29 2 29 22v83c-11-14-27-24-48-24-46 0-87 38-87 88 0 49 39 88 83 88 25 0 41-13 51-26zM134 144v79c0 8 0 8-4 15-11 18-29 27-45 27-18 0-32-10-41-25-11-16-12-38-12-54 0-14 1-37 12-55 9-12 23-24 44-24 14 0 30 5 42 23 4 6 4 8 4 14z">
            <text:p/>
          </draw:path>
          <draw:path draw:style-name="gr4" draw:layer="layout" svg:width="0.149cm" svg:height="0.175cm" svg:x="24.822cm" svg:y="19.24cm" svg:viewBox="0 0 150 176" svg:d="M55 83c11 0 40-2 59-10 28-11 30-34 30-40 0-16-15-33-42-33-44 0-102 37-102 106 0 39 23 70 62 70 55 0 88-41 88-46 0-2-3-5-5-5s-3 2-5 4c-31 38-73 38-78 38-30 0-34-32-34-45 0-4 1-16 6-39zM36 74c16-60 56-65 66-65 18 0 29 11 29 24 0 41-63 41-78 41z">
            <text:p/>
          </draw:path>
          <draw:path draw:style-name="gr4" draw:layer="layout" svg:width="0.193cm" svg:height="0.175cm" svg:x="24.996cm" svg:y="19.24cm" svg:viewBox="0 0 194 176" svg:d="M119 55c2-11 11-46 38-46 3 0 11 0 19 4-10 2-18 12-18 21 0 7 4 14 15 14 9 0 21-7 21-23 0-19-23-25-37-25-22 0-36 21-40 30-10-26-31-30-42-30-41 0-63 51-63 59 0 5 3 5 5 5 3 0 4-1 5-5 13-40 39-50 52-50 7 0 21 3 21 25 0 12-7 39-21 94-6 24-20 39-37 39-3 0-12 0-19-4 10-2 18-10 18-21s-8-14-15-14c-11 0-21 11-21 23 0 17 20 25 36 25 27 0 40-27 41-30 6 15 19 30 43 30 40 0 62-49 62-59 0-5-4-5-5-5-3 0-4 2-5 5-12 41-39 50-52 50-15 0-21-12-21-25 0-9 2-17 7-34z">
            <text:p/>
          </draw:path>
          <draw:path draw:style-name="gr4" draw:layer="layout" svg:width="0.201cm" svg:height="0.247cm" svg:x="25.193cm" svg:y="19.24cm" svg:viewBox="0 0 202 248" svg:d="M30 219c-4 13-4 16-21 16-5 0-9 0-9 7 0 3 2 6 6 6 9 0 20-3 31-3 14 0 27 3 39 3 2 0 8 0 8-9 0-4-5-4-10-4-20 0-20-3-20-6 0-5 16-68 20-78 4 12 15 25 35 25 45 0 93-57 93-114 0-37-22-62-51-62-19 0-38 14-51 29-3-21-21-29-35-29-18 0-25 15-29 22-6 13-12 36-12 37 0 5 5 5 6 5 3 0 3 0 6-9 7-27 15-46 28-46 6 0 12 3 12 17 0 9-1 14-2 20zM98 51c3-11 13-22 21-28 13-12 24-14 31-14 16 0 25 13 25 36s-13 67-20 83c-13 27-32 39-46 39-25 0-31-32-31-34 0-1 0-2 1-6z">
            <text:p/>
          </draw:path>
          <draw:path draw:style-name="gr4" draw:layer="layout" svg:width="0.102cm" svg:height="0.26cm" svg:x="25.411cm" svg:y="19.155cm" svg:viewBox="0 0 103 261" svg:d="M100 14c0-7-5-14-15-14s-21 10-21 21c0 7 5 13 15 13 9 0 21-9 21-20zM70 160c5-11 5-13 8-22 3-8 6-14 6-21 0-18-12-32-32-32-38 0-52 56-52 60s4 4 4 4c5 0 5-2 7-7 11-36 26-48 40-48 3 0 10 0 10 12 0 8-4 16-5 21-3 9-21 55-27 71-4 10-9 23-9 31 0 19 13 32 32 32 37 0 51-56 51-60s-3-4-4-4c-4 0-4 1-7 8-6 24-19 47-39 47-7 0-10-3-10-12 0-10 3-16 12-40z">
            <text:p/>
          </draw:path>
          <draw:path draw:style-name="gr4" draw:layer="layout" svg:width="0.157cm" svg:height="0.175cm" svg:x="25.544cm" svg:y="19.24cm" svg:viewBox="0 0 158 176" svg:d="M23 149c-1 6-3 15-3 17 0 7 5 10 11 10 4 0 12-3 14-11 1-1 14-54 16-62 3-12 9-39 13-50 1-5 12-23 21-32 3-2 14-12 32-12 9 0 15 4 16 4-12 2-21 11-21 21 0 7 5 14 16 14 9 0 20-8 20-23 0-13-12-25-31-25-26 0-43 19-51 30-2-18-17-30-35-30s-26 15-29 22c-6 13-12 36-12 37 0 5 4 5 4 5 5 0 5 0 7-9 7-27 14-46 29-46 6 0 12 3 12 17 0 8-1 13-7 33z">
            <text:p/>
          </draw:path>
          <draw:path draw:style-name="gr4" draw:layer="layout" svg:width="0.178cm" svg:height="0.25cm" svg:x="25.73cm" svg:y="19.24cm" svg:viewBox="0 0 179 251" svg:d="M178 24c1-5 1-6 1-10 0-6-5-10-11-10-4 0-10 3-14 8 0 2-3 14-5 21-3 11-6 21-8 32l-18 69c-1 6-17 33-44 33-20 0-23-16-23-31 0-18 7-42 20-77 5-15 8-19 8-27 0-18-14-32-32-32-38 0-52 56-52 59 0 5 4 5 4 5 5 0 5-1 7-7 10-37 26-48 40-48 2 0 8 0 8 12 0 10-3 20-6 27-16 41-22 63-22 82 0 34 24 46 47 46 16 0 29-7 40-18-6 20-10 40-26 60-9 13-25 25-42 25-6 0-24-1-30-16 6 0 11 0 16-5 5-4 8-9 8-16 0-12-10-13-14-13-9 0-22 5-22 25 0 19 17 33 42 33 39 0 80-35 91-79z">
            <text:p/>
          </draw:path>
          <draw:path draw:style-name="gr4" draw:layer="layout" svg:width="0.119cm" svg:height="0.247cm" svg:x="25.93cm" svg:y="19.17cm" svg:viewBox="0 0 120 248" svg:d="M72 88h36c8 0 12 0 12-8 0-4-4-4-11-4h-34c14-55 15-63 15-65 0-7-4-11-11-11-1 0-12 0-15 14l-16 62h-36c-8 0-12 0-12 8 0 4 3 4 11 4h34c-27 110-30 117-30 123 0 21 16 37 37 37 39 0 61-58 61-60 0-4-3-4-4-4-3 0-4 1-6 5-17 41-37 50-50 50-9 0-12-5-12-18 0-10 0-12 2-19z">
            <text:p/>
          </draw:path>
          <draw:path draw:style-name="gr4" draw:layer="layout" svg:width="0.102cm" svg:height="0.26cm" svg:x="26.072cm" svg:y="19.155cm" svg:viewBox="0 0 103 261" svg:d="M100 14c0-7-5-14-15-14s-21 10-21 21c0 7 5 13 15 13 9 0 21-9 21-20zM70 160c5-11 5-13 8-22 3-8 6-14 6-21 0-18-12-32-32-32-38 0-52 56-52 60s4 4 4 4c5 0 5-2 7-7 11-36 26-48 40-48 3 0 10 0 10 12 0 8-4 16-5 21-3 9-21 55-27 71-4 10-9 23-9 31 0 19 13 32 32 32 37 0 51-56 51-60s-3-4-4-4c-4 0-4 1-7 8-6 24-19 47-39 47-7 0-10-3-10-12 0-10 3-16 12-40z">
            <text:p/>
          </draw:path>
          <draw:path draw:style-name="gr4" draw:layer="layout" svg:width="0.317cm" svg:height="0.175cm" svg:x="26.206cm" svg:y="19.24cm" svg:viewBox="0 0 318 176" svg:d="M23 149c-1 6-3 15-3 17 0 7 5 10 11 10 4 0 11-3 14-11 0 0 5-19 8-29l8-35c2-7 5-16 6-25 2-7 6-19 6-20 5-12 26-47 62-47 18 0 21 14 21 27 0 9-2 20-5 32l-11 45-8 30c-1 8-4 21-4 23 0 7 5 10 11 10 12 0 14-10 17-22 6-22 20-78 23-93 1-6 22-52 64-52 17 0 21 13 21 27 0 22-16 66-24 87-3 9-5 13-5 21 0 19 14 32 32 32 37 0 51-56 51-59 0-5-3-5-4-5-5 0-5 1-7 8-6 20-18 47-40 47-6 0-8-3-8-12 0-10 3-20 6-27 8-21 24-64 24-86 0-25-15-42-45-42-28 0-48 18-62 37-2-4-3-17-14-27-8-8-22-10-32-10-34 0-53 25-60 34-1-22-18-34-35-34-18 0-26 15-29 22-6 14-12 36-12 37 0 5 4 5 4 5 5 0 5 0 7-9 7-27 14-46 29-46 6 0 12 3 12 17 0 8-1 13-7 33z">
            <text:p/>
          </draw:path>
          <draw:path draw:style-name="gr4" draw:layer="layout" svg:width="0.149cm" svg:height="0.175cm" svg:x="26.552cm" svg:y="19.24cm" svg:viewBox="0 0 150 176" svg:d="M55 83c11 0 40-2 59-10 28-11 30-34 30-40 0-16-15-33-42-33-44 0-102 37-102 106 0 39 23 70 62 70 55 0 88-41 88-46 0-2-3-5-5-5s-3 2-5 4c-31 38-73 38-78 38-30 0-34-32-34-45 0-4 1-16 6-39zM36 74c16-60 56-65 66-65 18 0 29 11 29 24 0 41-63 41-78 41z">
            <text:p/>
          </draw:path>
        </draw:g>
        <draw:line draw:style-name="gr2" draw:layer="layout" svg:x1="25.222cm" svg:y1="20.325cm" svg:x2="21.116cm" svg:y2="20.311cm">
          <text:p/>
        </draw:line>
        <draw:g>
          <svg:title>TexMaths</svg:title>
          <svg:desc>12§latex§$d_{snid}$§svg§600§TRUE§</svg:desc>
          <draw:polygon draw:style-name="gr3" draw:layer="layout" svg:width="0.882cm" svg:height="0.356cm" svg:x="22.823cm" svg:y="19.84cm" svg:viewBox="0 0 883 357" draw:points="442,357 0,357 0,0 883,0 883,357">
            <text:p/>
          </draw:polygon>
          <draw:path draw:style-name="gr4" draw:layer="layout" svg:width="0.201cm" svg:height="0.298cm" svg:x="22.84cm" svg:y="19.84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8 0 2 0 4-2 7z">
            <text:p/>
          </draw:path>
          <draw:path draw:style-name="gr4" draw:layer="layout" svg:width="0.118cm" svg:height="0.133cm" svg:x="23.063cm" svg:y="20.065cm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
            <text:p/>
          </draw:path>
          <draw:path draw:style-name="gr4" draw:layer="layout" svg:width="0.18cm" svg:height="0.133cm" svg:x="23.215cm" svg:y="20.065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4" draw:layer="layout" svg:width="0.09cm" svg:height="0.199cm" svg:x="23.424cm" svg:y="20.001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4" draw:layer="layout" svg:width="0.151cm" svg:height="0.208cm" svg:x="23.548cm" svg:y="19.991cm" svg:viewBox="0 0 152 209" svg:d="M151 8c1 0 1-3 1-4 0-2-1-4-4-4-5 0-30 2-38 2-2 2-7 2-7 8 0 4 5 4 9 4 14 0 14 2 14 4s-1 5-1 7l-17 67c-7-9-17-16-31-16-39 0-77 40-77 84 0 28 19 49 44 49 17 0 32-9 44-21 4 18 22 21 30 21 10 0 18-6 24-16 6-12 9-29 9-30 0-3-3-3-5-3-3 0-3 1-6 9-3 14-9 31-21 31-9 0-10-6-10-14 0-6 0-8 1-12zM89 169c-3 9-10 14-16 19-2 3-14 12-27 12-11 0-22-7-22-28 0-16 8-48 16-60 13-24 28-28 37-28 20 0 26 22 26 25 0 1 0 4-1 5z">
            <text:p/>
          </draw:path>
        </draw:g>
        <draw:g>
          <svg:title>TexMaths</svg:title>
          <svg:desc>12§latex§\fbox{9}§svg§600§FALSE§</svg:desc>
          <draw:polygon draw:style-name="gr10" draw:layer="layout" svg:width="0.498cm" svg:height="0.558cm" svg:x="27.122cm" svg:y="17.556cm" svg:viewBox="0 0 499 559" draw:points="250,559 0,559 0,0 499,0 499,559">
            <text:p/>
          </draw:polygon>
          <draw:polygon draw:style-name="gr4" draw:layer="layout" svg:width="0.498cm" svg:height="0.017cm" svg:x="27.122cm" svg:y="17.556cm" svg:viewBox="0 0 499 18" draw:points="250,18 0,18 0,0 499,0 499,18">
            <text:p/>
          </draw:polygon>
          <draw:polygon draw:style-name="gr4" draw:layer="layout" svg:width="0.017cm" svg:height="0.524cm" svg:x="27.122cm" svg:y="17.573cm" svg:viewBox="0 0 18 525" draw:points="10,525 0,525 0,0 18,0 18,525">
            <text:p/>
          </draw:polygon>
          <draw:path draw:style-name="gr4" draw:layer="layout" svg:width="0.175cm" svg:height="0.29cm" svg:x="27.283cm" svg:y="17.69cm" svg:viewBox="0 0 176 291" svg:d="M138 148v13c0 99-44 119-68 119-8 0-30-2-42-16 19 0 21-12 21-19 0-13-9-19-19-19-7 0-19 3-19 20 0 28 23 45 59 45 55 0 106-57 106-148 0-114-49-143-86-143-24 0-44 7-62 26-18 20-28 38-28 69 0 54 37 95 85 95 25 0 43-18 53-42zM85 180c-7 0-26 0-39-26-8-16-8-38-8-58 0-23 0-43 9-59 12-21 27-26 43-26 19 0 34 14 41 33 5 14 6 40 6 59 0 36-15 77-52 77z">
            <text:p/>
          </draw:path>
          <draw:polygon draw:style-name="gr4" draw:layer="layout" svg:width="0.017cm" svg:height="0.524cm" svg:x="27.603cm" svg:y="17.573cm" svg:viewBox="0 0 18 525" draw:points="10,525 0,525 0,0 18,0 18,525">
            <text:p/>
          </draw:polygon>
          <draw:polygon draw:style-name="gr4" draw:layer="layout" svg:width="0.498cm" svg:height="0.017cm" svg:x="27.122cm" svg:y="18.097cm" svg:viewBox="0 0 499 18" draw:points="250,18 0,18 0,0 499,0 499,18">
            <text:p/>
          </draw:polygon>
        </draw:g>
        <draw:g>
          <svg:title>TexMaths</svg:title>
          <svg:desc>10§latex§\fbox{10}§svg§600§FALSE§</svg:desc>
          <draw:polygon draw:style-name="gr10" draw:layer="layout" svg:width="0.59cm" svg:height="0.465cm" svg:x="24.524cm" svg:y="19.858cm" svg:viewBox="0 0 591 466" draw:points="296,466 0,466 0,0 591,0 591,466">
            <text:p/>
          </draw:polygon>
          <draw:polygon draw:style-name="gr4" draw:layer="layout" svg:width="0.59cm" svg:height="0.014cm" svg:x="24.524cm" svg:y="19.858cm" svg:viewBox="0 0 591 15" draw:points="296,15 0,15 0,0 591,0 591,15">
            <text:p/>
          </draw:polygon>
          <draw:polygon draw:style-name="gr4" draw:layer="layout" svg:width="0.014cm" svg:height="0.437cm" svg:x="24.524cm" svg:y="19.872cm" svg:viewBox="0 0 15 438" draw:points="8,438 0,438 0,0 15,0 15,438">
            <text:p/>
          </draw:polygon>
          <draw:path draw:style-name="gr4" draw:layer="layout" svg:width="0.116cm" svg:height="0.234cm" svg:x="24.675cm" svg:y="19.97cm" svg:viewBox="0 0 117 235" svg:d="M73 9c0-8 0-9-8-9-22 23-54 23-65 23v11c7 0 28 0 46-10v183c0 13-1 17-33 17h-11v11c13-1 43-1 58-1 14 0 45 0 57 1v-11h-11c-32 0-33-4-33-17z">
            <text:p/>
          </draw:path>
          <draw:path draw:style-name="gr4" draw:layer="layout" svg:width="0.148cm" svg:height="0.242cm" svg:x="24.833cm" svg:y="19.97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olygon draw:style-name="gr4" draw:layer="layout" svg:width="0.014cm" svg:height="0.437cm" svg:x="25.1cm" svg:y="19.872cm" svg:viewBox="0 0 15 438" draw:points="8,438 0,438 0,0 15,0 15,438">
            <text:p/>
          </draw:polygon>
          <draw:polygon draw:style-name="gr4" draw:layer="layout" svg:width="0.59cm" svg:height="0.014cm" svg:x="24.524cm" svg:y="20.309cm" svg:viewBox="0 0 591 15" draw:points="296,15 0,15 0,0 591,0 591,15">
            <text:p/>
          </draw:polygon>
        </draw:g>
        <draw:g>
          <svg:title>TexMaths</svg:title>
          <svg:desc>10§latex§\fbox{SN stores  $d_{snid}$ and decrypts the IMSI received in step 6$}§svg§600§FALSE§</svg:desc>
          <draw:polygon draw:style-name="gr10" draw:layer="layout" svg:width="8.959cm" svg:height="0.551cm" svg:x="12.189cm" svg:y="20.007cm" svg:viewBox="0 0 8960 552" draw:points="4480,552 0,552 0,0 8960,0 8960,552">
            <text:p/>
          </draw:polygon>
          <draw:polygon draw:style-name="gr4" draw:layer="layout" svg:width="8.959cm" svg:height="0.014cm" svg:x="12.189cm" svg:y="20.007cm" svg:viewBox="0 0 8960 15" draw:points="4480,15 0,15 0,0 8960,0 8960,15">
            <text:p/>
          </draw:polygon>
          <draw:polygon draw:style-name="gr4" draw:layer="layout" svg:width="0.014cm" svg:height="0.523cm" svg:x="12.189cm" svg:y="20.021cm" svg:viewBox="0 0 15 524" draw:points="8,524 0,524 0,0 15,0 15,524">
            <text:p/>
          </draw:polygon>
          <draw:path draw:style-name="gr4" draw:layer="layout" svg:width="0.156cm" svg:height="0.256cm" svg:x="12.328cm" svg:y="20.123cm" svg:viewBox="0 0 157 257" svg:d="M104 112l-46-11c-22-5-35-24-35-45 0-25 19-46 46-46 59 0 67 58 69 74 1 2 1 4 5 4s4-2 4-9v-71c0-6 0-8-4-8-2 0-3 0-5 5l-12 20c-11-11-26-25-57-25-39 0-69 31-69 68 0 30 19 55 46 65 4 1 22 6 47 12 10 2 20 5 30 18 8 9 11 20 11 32 0 25-18 51-47 51-11 0-37-2-56-19-21-20-22-42-22-55-1-3-3-3-4-3-5 0-5 2-5 8v71c0 6 0 9 4 9 2 0 3-1 5-5 0 0 1-1 13-20 11 12 34 25 65 25 41 0 70-35 70-74 0-35-24-64-53-71z">
            <text:p/>
          </draw:path>
          <draw:path draw:style-name="gr4" draw:layer="layout" svg:width="0.24cm" svg:height="0.24cm" svg:x="12.515cm" svg:y="20.131cm" svg:viewBox="0 0 241 241" svg:d="M70 5c-3-5-3-5-10-5h-60v11h10c6 0 13 0 18 1 8 1 8 1 8 8v184c0 10 0 26-36 26v11c12 0 30-1 41-1 12 0 29 1 42 1v-11c-37 0-37-16-37-26v-184c2 2 2 3 4 5l144 211c3 5 3 5 6 5 5 0 5-2 5-9v-195c0-9 0-26 36-26v-11c-12 0-30 1-41 1-12 0-29-1-42-1v11c37 0 37 17 37 26v151z">
            <text:p/>
          </draw:path>
          <draw:path draw:style-name="gr4" draw:layer="layout" svg:width="0.115cm" svg:height="0.161cm" svg:x="12.896cm" svg:y="20.213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4" draw:layer="layout" svg:width="0.11cm" svg:height="0.22cm" svg:x="13.03cm" svg:y="20.154cm" svg:viewBox="0 0 111 221" svg:d="M55 76h50v-11h-50v-65h-9c-1 29-11 67-46 68v8h30v97c0 44 33 48 46 48 25 0 35-25 35-48v-20h-9v20c0 26-10 39-24 39-23 0-23-32-23-38z">
            <text:p/>
          </draw:path>
          <draw:path draw:style-name="gr4" draw:layer="layout" svg:width="0.156cm" svg:height="0.161cm" svg:x="13.17cm" svg:y="20.213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4" draw:layer="layout" svg:width="0.118cm" svg:height="0.155cm" svg:x="13.345cm" svg:y="20.215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4" draw:layer="layout" svg:width="0.136cm" svg:height="0.161cm" svg:x="13.483cm" svg:y="20.2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4" draw:layer="layout" svg:width="0.115cm" svg:height="0.161cm" svg:x="13.641cm" svg:y="20.213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4" draw:layer="layout" svg:width="0.167cm" svg:height="0.248cm" svg:x="13.899cm" svg:y="20.127cm" svg:viewBox="0 0 168 249" svg:d="M168 4c0 0 0-4-4-4-6 0-39 3-45 4-3 0-5 2-5 7 0 4 3 4 8 4 17 0 18 2 18 6l-1 7-21 84c-7-14-17-23-33-23-41 0-85 52-85 103 0 33 19 57 47 57 7 0 25-2 46-27 3 15 15 27 32 27 13 0 21-8 26-20 6-12 11-34 11-35 0-3-3-3-4-3-4 0-4 1-5 6-6 23-13 44-27 44-10 0-11-9-11-16 0-9 1-11 2-17zM95 203c-2 6-2 7-7 13-16 19-30 25-40 25-18 0-23-19-23-33 0-18 11-61 20-77 11-21 26-34 41-34 23 0 27 29 27 31s0 4-1 6z">
            <text:p/>
          </draw:path>
          <draw:path draw:style-name="gr4" draw:layer="layout" svg:width="0.098cm" svg:height="0.111cm" svg:x="14.086cm" svg:y="20.315cm" svg:viewBox="0 0 99 112" svg:d="M89 16c-6 2-10 7-10 12 0 6 5 8 8 8s12-2 12-14c0-17-18-22-33-22-39 0-46 29-46 36 0 9 6 15 9 18 7 5 11 6 28 9 5 1 21 4 21 17 0 4-2 13-13 20-10 5-22 5-25 5-10 0-24-2-30-10 9-1 14-8 14-15 0-6-4-9-10-9-7 0-14 6-14 17 0 15 16 24 40 24 46 0 54-31 54-41 0-23-25-27-34-29-2-1-9-2-10-2-9-2-14-7-14-12 0-6 5-13 10-16 7-5 16-5 20-5 5 0 18 1 23 9z">
            <text:p/>
          </draw:path>
          <draw:path draw:style-name="gr4" draw:layer="layout" svg:width="0.15cm" svg:height="0.111cm" svg:x="14.212cm" svg:y="20.315cm" svg:viewBox="0 0 151 112" svg:d="M19 94c-1 3-3 9-3 10 0 5 5 8 9 8s8-3 9-6c1-2 3-10 5-15 1-5 4-16 5-22 2-6 3-11 4-17 3-10 4-12 11-22s18-23 37-23c14 0 14 13 14 17 0 15-10 43-14 53-3 7-4 9-4 14 0 13 11 21 24 21 24 0 35-34 35-38 0-3-3-3-4-3-3 0-3 1-4 4-6 20-17 30-27 30-5 0-6-3-6-9 0-5 1-9 6-20 3-7 13-34 13-48 0-24-19-28-32-28-21 0-35 13-42 23-2-18-16-23-27-23-10 0-16 8-19 13-6 10-9 24-9 25 0 3 3 3 4 3 4 0 4-1 6-7 3-15 8-27 18-27 6 0 8 5 8 12 0 5-2 14-4 21-2 6-4 17-6 22z">
            <text:p/>
          </draw:path>
          <draw:path draw:style-name="gr4" draw:layer="layout" svg:width="0.075cm" svg:height="0.166cm" svg:x="14.386cm" svg:y="20.26cm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3 3 4 3 4 0 4-1 5-4 6-21 17-30 26-30 4 0 7 2 7 9 0 5-2 9-8 24z">
            <text:p/>
          </draw:path>
          <draw:path draw:style-name="gr4" draw:layer="layout" svg:width="0.126cm" svg:height="0.173cm" svg:x="14.489cm" svg:y="20.253cm" svg:viewBox="0 0 127 174" svg:d="M126 7c1 0 1-3 1-4s-1-3-4-3c-4 0-25 2-31 2-2 1-6 1-6 6 0 4 4 4 7 4 12 0 12 1 12 3s-1 4-1 6l-14 56c-6-8-14-14-26-14-32 0-64 34-64 70 0 24 16 41 37 41 14 0 26-7 36-17 4 15 19 17 25 17 9 0 15-5 20-13 5-10 8-24 8-25 0-3-3-3-4-3-3 0-3 1-5 8-3 12-8 26-18 26-7 0-8-5-8-12 0-5 0-7 1-10zM74 141c-2 7-8 12-13 16-2 2-12 10-23 10-9 0-18-6-18-24 0-13 7-40 13-50 11-20 24-23 31-23 17 0 22 18 22 21 0 1 0 3-1 4z">
            <text:p/>
          </draw:path>
          <draw:path draw:style-name="gr4" draw:layer="layout" svg:width="0.159cm" svg:height="0.161cm" svg:x="14.77cm" svg:y="20.213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4" draw:layer="layout" svg:width="0.177cm" svg:height="0.155cm" svg:x="14.942cm" svg:y="20.215cm" svg:viewBox="0 0 178 156" svg:d="M28 35v94c0 16-4 16-28 16v11c12 0 30-1 40-1 9 0 28 1 40 1v-11c-24 0-28 0-28-16v-65c0-36 25-56 48-56 22 0 26 19 26 39v82c0 16-4 16-28 16v11c13 0 31-1 40-1s28 1 40 1v-11c-19 0-27 0-28-10v-68c0-30 0-41-11-54-5-6-16-13-37-13-26 0-42 15-52 37v-37l-50 4v11c25 0 28 2 28 20z">
            <text:p/>
          </draw:path>
          <draw:path draw:style-name="gr4" draw:layer="layout" svg:width="0.173cm" svg:height="0.248cm" svg:x="15.138cm" svg:y="20.127cm" svg:viewBox="0 0 174 249" svg:d="M122 225v24l52-4v-11c-24 0-27-3-27-20v-214l-51 4v11c25 0 27 2 27 20v76c-10-13-25-22-44-22-42 0-79 35-79 80s35 80 75 80c23 0 38-12 47-24zM122 131v72c0 7 0 7-4 13-10 17-26 25-41 25-16 0-29-9-37-23-10-14-11-34-11-49 0-13 1-34 11-50 8-11 21-22 40-22 13 0 27 5 38 21 4 6 4 7 4 13z">
            <text:p/>
          </draw:path>
          <draw:path draw:style-name="gr4" draw:layer="layout" svg:width="0.173cm" svg:height="0.248cm" svg:x="15.45cm" svg:y="20.127cm" svg:viewBox="0 0 174 249" svg:d="M122 225v24l52-4v-11c-24 0-27-3-27-20v-214l-51 4v11c25 0 27 2 27 20v76c-10-13-25-22-44-22-42 0-79 35-79 80s35 80 75 80c23 0 38-12 47-24zM122 131v72c0 7 0 7-4 13-10 17-26 25-41 25-16 0-29-9-37-23-10-14-11-34-11-49 0-13 1-34 11-50 8-11 21-22 40-22 13 0 27 5 38 21 4 6 4 7 4 13z">
            <text:p/>
          </draw:path>
          <draw:path draw:style-name="gr4" draw:layer="layout" svg:width="0.136cm" svg:height="0.161cm" svg:x="15.643cm" svg:y="20.2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4" draw:layer="layout" svg:width="0.134cm" svg:height="0.161cm" svg:x="15.802cm" svg:y="20.213cm" svg:viewBox="0 0 135 162" svg:d="M29 81c0-57 29-72 48-72 3 0 26 0 38 13-14 1-17 12-17 16 0 9 7 16 17 16 9 0 16-6 16-16 0-24-27-38-54-38-44 0-77 38-77 82 0 45 35 80 76 80 48 0 59-42 59-46 0-3-4-3-5-3-3 0-4 1-4 3-11 33-34 37-47 37-18 0-50-15-50-72z">
            <text:p/>
          </draw:path>
          <draw:path draw:style-name="gr4" draw:layer="layout" svg:width="0.118cm" svg:height="0.155cm" svg:x="15.956cm" svg:y="20.215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4" draw:layer="layout" svg:width="0.172cm" svg:height="0.224cm" svg:x="16.09cm" svg:y="20.219cm" svg:viewBox="0 0 173 225" svg:d="M140 34c9-23 27-23 33-23v-11c-8 1-19 1-27 1-6 0-23-1-30-1v11c11 0 16 6 16 15 0 4 0 4-2 9l-36 86-39-95c-1-3-2-4-2-6 0-9 13-9 20-9v-11c-9 0-33 1-39 1-9 0-23 0-34-1v11c17 0 24 0 29 12l53 129c-2 5-7 16-9 21-8 19-18 44-40 44-2 0-10 0-17-7 11-1 14-9 14-14 0-10-7-15-15-15-7 0-15 4-15 15 0 16 15 29 33 29 22 0 36-21 45-41z">
            <text:p/>
          </draw:path>
          <draw:path draw:style-name="gr4" draw:layer="layout" svg:width="0.173cm" svg:height="0.224cm" svg:x="16.279cm" svg:y="20.215cm" svg:viewBox="0 0 174 225" svg:d="M51 23v-23l-51 4v11c25 0 28 2 28 17v166c0 16-4 16-28 16v11c12-1 30-2 40-2 9 0 27 1 40 2v-11c-24 0-28 0-28-16v-60-3c2 6 17 25 43 25 43 0 79-35 79-80s-34-80-74-80c-27 0-42 16-49 23zM52 116v-79c10-18 28-28 46-28 25 0 47 31 47 71 0 43-25 72-51 72-14 0-28-7-37-21-5-8-5-8-5-15z">
            <text:p/>
          </draw:path>
          <draw:path draw:style-name="gr4" draw:layer="layout" svg:width="0.11cm" svg:height="0.22cm" svg:x="16.471cm" svg:y="20.154cm" svg:viewBox="0 0 111 221" svg:d="M55 76h50v-11h-50v-65h-9c-1 29-11 67-46 68v8h30v97c0 44 33 48 46 48 25 0 35-25 35-48v-20h-9v20c0 26-10 39-24 39-23 0-23-32-23-38z">
            <text:p/>
          </draw:path>
          <draw:path draw:style-name="gr4" draw:layer="layout" svg:width="0.115cm" svg:height="0.161cm" svg:x="16.613cm" svg:y="20.213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4" draw:layer="layout" svg:width="0.11cm" svg:height="0.22cm" svg:x="16.864cm" svg:y="20.154cm" svg:viewBox="0 0 111 221" svg:d="M55 76h50v-11h-50v-65h-9c-1 29-11 67-46 68v8h30v97c0 44 33 48 46 48 25 0 35-25 35-48v-20h-9v20c0 26-10 39-24 39-23 0-23-32-23-38z">
            <text:p/>
          </draw:path>
          <draw:path draw:style-name="gr4" draw:layer="layout" svg:width="0.177cm" svg:height="0.244cm" svg:x="17.005cm" svg:y="20.127cm" svg:viewBox="0 0 178 245" svg:d="M28 218c0 16-4 16-28 16v11c12 0 30-1 40-1 9 0 28 1 40 1v-11c-24 0-28 0-28-16v-65c0-37 25-56 48-56 22 0 26 19 26 39v82c0 16-4 16-28 16v11c13 0 31-1 40-1s28 1 40 1v-11c-19 0-27 0-28-11v-67c0-30 0-41-11-54-5-6-16-13-37-13-30 0-45 21-51 35v-124l-51 4v11c25 0 28 2 28 20z">
            <text:p/>
          </draw:path>
          <draw:path draw:style-name="gr4" draw:layer="layout" svg:width="0.136cm" svg:height="0.161cm" svg:x="17.199cm" svg:y="20.2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4" draw:layer="layout" svg:width="0.107cm" svg:height="0.24cm" svg:x="17.472cm" svg:y="20.131cm" svg:viewBox="0 0 108 241" svg:d="M70 28c0-13 1-17 29-17h9v-11c-12 1-40 1-54 1s-42 0-54-1v11h9c28 0 29 4 29 17v186c0 12-1 16-29 16h-9v11c12-1 40-1 54-1s42 0 54 1v-11h-9c-28 0-29-4-29-16z">
            <text:p/>
          </draw:path>
          <draw:path draw:style-name="gr4" draw:layer="layout" svg:width="0.296cm" svg:height="0.24cm" svg:x="17.602cm" svg:y="20.131cm" svg:viewBox="0 0 297 241" svg:d="M72 8c-3-8-4-8-12-8h-60v11h8c28 0 28 4 28 17v176c0 10 0 26-36 26v11c12 0 30-1 41-1 12 0 29 1 42 1v-11c-37 0-37-16-37-26v-190h1l85 219c1 5 3 8 7 8 3 0 5-3 6-7l87-223v203c0 12-1 16-28 16h-8v11c13-1 37-1 51-1 13 0 37 0 50 1v-11h-9c-27 0-27-4-27-16v-186c0-13 0-17 27-17h9v-11h-60c-9 0-9 0-11 7l-78 198z">
            <text:p/>
          </draw:path>
          <draw:path draw:style-name="gr4" draw:layer="layout" svg:width="0.156cm" svg:height="0.256cm" svg:x="17.931cm" svg:y="20.123cm" svg:viewBox="0 0 157 257" svg:d="M104 112l-46-11c-22-5-35-24-35-45 0-25 19-46 46-46 59 0 67 58 69 74 1 2 1 4 5 4s4-2 4-9v-71c0-6 0-8-4-8-2 0-3 0-5 5l-12 20c-11-11-26-25-57-25-39 0-69 31-69 68 0 30 19 55 46 65 4 1 22 6 47 12 10 2 20 5 30 18 8 9 11 20 11 32 0 25-18 51-47 51-11 0-37-2-56-19-21-20-22-42-22-55-1-3-3-3-4-3-5 0-5 2-5 8v71c0 6 0 9 4 9 2 0 3-1 5-5 0 0 1-1 13-20 11 12 34 25 65 25 41 0 70-35 70-74 0-35-24-64-53-71z">
            <text:p/>
          </draw:path>
          <draw:path draw:style-name="gr4" draw:layer="layout" svg:width="0.107cm" svg:height="0.24cm" svg:x="18.116cm" svg:y="20.131cm" svg:viewBox="0 0 108 241" svg:d="M70 28c0-13 1-17 29-17h9v-11c-12 1-40 1-54 1s-42 0-54-1v11h9c28 0 29 4 29 17v186c0 12-1 16-29 16h-9v11c12-1 40-1 54-1s42 0 54 1v-11h-9c-28 0-29-4-29-16z">
            <text:p/>
          </draw:path>
          <draw:path draw:style-name="gr4" draw:layer="layout" svg:width="0.118cm" svg:height="0.155cm" svg:x="18.36cm" svg:y="20.215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4" draw:layer="layout" svg:width="0.136cm" svg:height="0.161cm" svg:x="18.498cm" svg:y="20.2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4" draw:layer="layout" svg:width="0.134cm" svg:height="0.161cm" svg:x="18.656cm" svg:y="20.213cm" svg:viewBox="0 0 135 162" svg:d="M29 81c0-57 29-72 48-72 3 0 26 0 38 13-14 1-17 12-17 16 0 9 7 16 17 16 9 0 16-6 16-16 0-24-27-38-54-38-44 0-77 38-77 82 0 45 35 80 76 80 48 0 59-42 59-46 0-3-4-3-5-3-3 0-4 1-4 3-11 33-34 37-47 37-18 0-50-15-50-72z">
            <text:p/>
          </draw:path>
          <draw:path draw:style-name="gr4" draw:layer="layout" svg:width="0.136cm" svg:height="0.161cm" svg:x="18.811cm" svg:y="20.2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4" draw:layer="layout" svg:width="0.075cm" svg:height="0.235cm" svg:x="18.968cm" svg:y="20.135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4" draw:layer="layout" svg:width="0.172cm" svg:height="0.155cm" svg:x="19.061cm" svg:y="20.219cm" svg:viewBox="0 0 173 156" svg:d="M140 35c4-8 10-24 33-24v-11c-8 1-19 1-27 1s-24-1-30-1v11c13 0 17 8 17 15 0 3-1 5-3 9l-36 90-39-99c-2-4-2-5-2-6 0-9 13-9 20-9v-11c-11 0-31 1-39 1-9 0-23 0-34-1v11c22 0 24 2 28 13l51 126c2 5 3 6 8 6 4 0 6-3 7-6z">
            <text:p/>
          </draw:path>
          <draw:path draw:style-name="gr4" draw:layer="layout" svg:width="0.136cm" svg:height="0.161cm" svg:x="19.24cm" svg:y="20.2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4" draw:layer="layout" svg:width="0.173cm" svg:height="0.248cm" svg:x="19.398cm" svg:y="20.127cm" svg:viewBox="0 0 174 249" svg:d="M122 225v24l52-4v-11c-24 0-27-3-27-20v-214l-51 4v11c25 0 27 2 27 20v76c-10-13-25-22-44-22-42 0-79 35-79 80s35 80 75 80c23 0 38-12 47-24zM122 131v72c0 7 0 7-4 13-10 17-26 25-41 25-16 0-29-9-37-23-10-14-11-34-11-49 0-13 1-34 11-50 8-11 21-22 40-22 13 0 27 5 38 21 4 6 4 7 4 13z">
            <text:p/>
          </draw:path>
          <draw:path draw:style-name="gr4" draw:layer="layout" svg:width="0.075cm" svg:height="0.235cm" svg:x="19.71cm" svg:y="20.135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4" draw:layer="layout" svg:width="0.177cm" svg:height="0.155cm" svg:x="19.808cm" svg:y="20.215cm" svg:viewBox="0 0 178 156" svg:d="M28 35v94c0 16-4 16-28 16v11c12 0 30-1 40-1 9 0 28 1 40 1v-11c-24 0-28 0-28-16v-65c0-36 25-56 48-56 22 0 26 19 26 39v82c0 16-4 16-28 16v11c13 0 31-1 40-1s28 1 40 1v-11c-19 0-27 0-28-10v-68c0-30 0-41-11-54-5-6-16-13-37-13-26 0-42 15-52 37v-37l-50 4v11c25 0 28 2 28 20z">
            <text:p/>
          </draw:path>
          <draw:path draw:style-name="gr4" draw:layer="layout" svg:width="0.115cm" svg:height="0.161cm" svg:x="20.12cm" svg:y="20.213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4" draw:layer="layout" svg:width="0.11cm" svg:height="0.22cm" svg:x="20.254cm" svg:y="20.154cm" svg:viewBox="0 0 111 221" svg:d="M55 76h50v-11h-50v-65h-9c-1 29-11 67-46 68v8h30v97c0 44 33 48 46 48 25 0 35-25 35-48v-20h-9v20c0 26-10 39-24 39-23 0-23-32-23-38z">
            <text:p/>
          </draw:path>
          <draw:path draw:style-name="gr4" draw:layer="layout" svg:width="0.136cm" svg:height="0.161cm" svg:x="20.394cm" svg:y="20.21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4" draw:layer="layout" svg:width="0.173cm" svg:height="0.224cm" svg:x="20.55cm" svg:y="20.215cm" svg:viewBox="0 0 174 225" svg:d="M51 23v-23l-51 4v11c25 0 28 2 28 17v166c0 16-4 16-28 16v11c12-1 30-2 40-2 9 0 27 1 40 2v-11c-24 0-28 0-28-16v-60-3c2 6 17 25 43 25 43 0 79-35 79-80s-34-80-74-80c-27 0-42 16-49 23zM52 116v-79c10-18 28-28 46-28 25 0 47 31 47 71 0 43-25 72-51 72-14 0-28-7-37-21-5-8-5-8-5-15z">
            <text:p/>
          </draw:path>
          <draw:path draw:style-name="gr4" draw:layer="layout" svg:width="0.146cm" svg:height="0.242cm" svg:x="20.868cm" svg:y="20.136cm" svg:viewBox="0 0 147 243" svg:d="M32 119v-8c0-89 44-102 62-102 8 0 23 2 31 14-5 0-20 0-20 16 0 11 9 16 17 16 5 0 16-3 16-17 0-21-16-38-45-38-45 0-93 46-93 124 0 94 41 119 74 119 39 0 73-33 73-80 0-45-32-79-71-79-24 0-37 18-44 35zM74 233c-22 0-33-21-35-27-6-16-6-44-6-51 0-27 11-63 43-63 5 0 22 0 33 22 6 13 6 31 6 49 0 17 0 34-6 47-11 21-27 23-35 23z">
            <text:p/>
          </draw:path>
          <draw:polygon draw:style-name="gr4" draw:layer="layout" svg:width="0.014cm" svg:height="0.523cm" svg:x="21.134cm" svg:y="20.021cm" svg:viewBox="0 0 15 524" draw:points="8,524 0,524 0,0 15,0 15,524">
            <text:p/>
          </draw:polygon>
          <draw:polygon draw:style-name="gr4" draw:layer="layout" svg:width="8.959cm" svg:height="0.014cm" svg:x="12.189cm" svg:y="20.544cm" svg:viewBox="0 0 8960 15" draw:points="4480,15 0,15 0,0 8960,0 8960,15">
            <text:p/>
          </draw:polygon>
        </draw:g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0T22:25:33.835368349</meta:creation-date>
    <meta:editing-duration>PT1H25M7S</meta:editing-duration>
    <meta:editing-cycles>7</meta:editing-cycles>
    <meta:generator>LibreOffice/4.2.8.2$Linux_X86_64 LibreOffice_project/420m0$Build-2</meta:generator>
    <dc:date>2017-02-15T20:09:51.909932186</dc:date>
    <dc:creator>Khan A</dc:creator>
    <meta:document-statistic meta:object-count="914"/>
  </office:meta>
</office:document-meta>
</file>